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width="0.081cm" svg:stroke-color="#000000" draw:marker-start="Circle" draw:marker-start-width="0.321cm" draw:marker-end-width="0.321cm" draw:fill-color="#ffffff" draw:textarea-horizontal-align="justify" draw:textarea-vertical-align="middle" draw:auto-grow-height="false" fo:min-height="0.802cm" fo:min-width="0.55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06cm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3cm" fo:min-width="2.479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6666ff" draw:opacity="0%" draw:textarea-horizontal-align="justify" draw:textarea-vertical-align="middle" draw:auto-grow-height="false" fo:min-height="0.728cm" fo:min-width="2.509cm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6666ff" draw:opacity="0%" draw:textarea-horizontal-align="justify" draw:textarea-vertical-align="middle" draw:auto-grow-height="false" fo:min-height="0.728cm" fo:min-width="1.778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-color="#6666ff" draw:opacity="0%" draw:textarea-horizontal-align="justify" draw:textarea-vertical-align="middle" draw:auto-grow-height="false" fo:min-height="0.728cm" fo:min-width="1.578cm" fo:padding-top="0.178cm" fo:padding-bottom="0.178cm" fo:padding-left="0.303cm" fo:padding-right="0.303cm"/>
    </style:style>
    <style:style style:name="gr12" style:family="graphic" style:parent-style-name="standard">
      <style:graphic-properties svg:stroke-width="0.081cm" svg:stroke-color="#000000" draw:marker-start="Circle" draw:marker-start-width="0.321cm" draw:marker-end-width="0.321cm" draw:fill-color="#ffffff" draw:opacity="100%" draw:textarea-horizontal-align="justify" draw:textarea-vertical-align="middle" draw:auto-grow-height="false" fo:min-height="0.802cm" fo:min-width="0.552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width="0.106cm" svg:stroke-color="#000000" draw:marker-start-width="0.359cm" draw:marker-end-width="0.359cm" draw:fill-color="#6666ff" draw:opacity="0%" draw:textarea-horizontal-align="justify" draw:textarea-vertical-align="middle" draw:auto-grow-height="false" fo:min-height="0.728cm" fo:min-width="4.578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602cm" fo:min-width="2.479cm"/>
    </style:style>
    <style:style style:name="gr16" style:family="graphic" style:parent-style-name="standard">
      <style:graphic-properties svg:stroke-width="0.106cm" svg:stroke-color="#000000" draw:marker-start-width="0.359cm" draw:marker-end-width="0.359cm" draw:fill="solid" draw:fill-color="#ffffff" draw:opacity="0%" draw:textarea-horizontal-align="justify" draw:textarea-vertical-align="middle" draw:auto-grow-height="false" fo:min-height="0.744cm" fo:min-width="2.576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9.85cm" fo:min-width="13.4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9.744cm" fo:min-width="13.294cm" fo:padding-top="0.178cm" fo:padding-bottom="0.178cm" fo:padding-left="0.303cm" fo:padding-right="0.303cm"/>
    </style:style>
    <style:style style:name="gr19" style:family="graphic" style:parent-style-name="standard">
      <style:graphic-properties svg:stroke-width="0.081cm" svg:stroke-color="#000000" draw:marker-start="Circle" draw:marker-start-width="0.321cm" draw:marker-end-width="0.321cm" draw:fill="solid" draw:fill-color="#6666ff" draw:textarea-horizontal-align="justify" draw:textarea-vertical-align="middle" draw:auto-grow-height="false" fo:min-height="0.802cm" fo:min-width="0.552cm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solid" draw:fill-color="#6666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width="0.081cm" svg:stroke-color="#000000" draw:marker-start="Circle" draw:marker-start-width="0.321cm" draw:marker-end-width="0.321cm" draw:fill="solid" draw:fill-color="#ffffff" draw:textarea-horizontal-align="justify" draw:textarea-vertical-align="middle" draw:auto-grow-height="false" fo:min-height="0.802cm" fo:min-width="0.552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solid" draw:fill-color="#6666ff" draw:textarea-horizontal-align="left" draw:auto-grow-height="true" draw:auto-grow-width="false" fo:min-height="0.853cm" fo:min-width="2.479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="solid" draw:fill-color="#6666ff" draw:opacity="0%" draw:textarea-horizontal-align="justify" draw:textarea-vertical-align="middle" draw:auto-grow-height="false" fo:min-height="0.728cm" fo:min-width="1.852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000000" draw:marker-start-width="0.359cm" draw:marker-end-width="0.359cm" draw:fill="solid" draw:fill-color="#6666ff" draw:opacity="0%" draw:textarea-horizontal-align="justify" draw:textarea-vertical-align="middle" draw:auto-grow-height="false" fo:min-height="0.728cm" fo:min-width="1.778cm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53cm" fo:min-width="2.479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="solid" draw:fill-color="#ffffff" draw:opacity="0%" draw:textarea-horizontal-align="justify" draw:textarea-vertical-align="middle" draw:auto-grow-height="false" fo:min-height="0.728cm" fo:min-width="2.509cm" fo:padding-top="0.178cm" fo:padding-bottom="0.178cm" fo:padding-left="0.303cm" fo:padding-right="0.303cm"/>
    </style:style>
    <style:style style:name="gr28" style:family="graphic" style:parent-style-name="standard">
      <style:graphic-properties svg:stroke-width="0.081cm" svg:stroke-color="#000000" draw:marker-start="Circle" draw:marker-start-width="0.321cm" draw:marker-end-width="0.321cm" draw:fill="solid" draw:fill-color="#ffffff" draw:opacity="100%" draw:textarea-horizontal-align="justify" draw:textarea-vertical-align="middle" draw:auto-grow-height="false" fo:min-height="0.802cm" fo:min-width="0.552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svg:stroke-width="0.106cm" svg:stroke-color="#000000" draw:marker-start-width="0.359cm" draw:marker-end-width="0.359cm" draw:fill="solid" draw:fill-color="#ffffff" draw:opacity="0%" draw:textarea-horizontal-align="justify" draw:textarea-vertical-align="middle" draw:auto-grow-height="false" fo:min-height="0.728cm" fo:min-width="1.778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solid" draw:fill-color="#ff3333" draw:textarea-horizontal-align="left" draw:auto-grow-height="true" draw:auto-grow-width="false" fo:min-height="0.853cm" fo:min-width="2.479cm"/>
    </style:style>
    <style:style style:name="gr32" style:family="graphic" style:parent-style-name="standard">
      <style:graphic-properties svg:stroke-width="0.106cm" svg:stroke-color="#000000" draw:marker-start-width="0.359cm" draw:marker-end-width="0.359cm" draw:fill="solid" draw:fill-color="#ff3333" draw:opacity="0%" draw:textarea-horizontal-align="justify" draw:textarea-vertical-align="middle" draw:auto-grow-height="false" fo:min-height="0.728cm" fo:min-width="2.509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000000" draw:marker-start-width="0.359cm" draw:marker-end-width="0.359cm" draw:fill="solid" draw:fill-color="#ff3333" draw:opacity="0%" draw:textarea-horizontal-align="justify" draw:textarea-vertical-align="middle" draw:auto-grow-height="false" fo:min-height="0.728cm" fo:min-width="1.578cm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svg:stroke-color="#000000" draw:marker-start-width="0.359cm" draw:marker-end-width="0.359cm" draw:fill="solid" draw:fill-color="#ffffff" draw:opacity="0%" draw:textarea-horizontal-align="justify" draw:textarea-vertical-align="middle" draw:auto-grow-height="false" fo:min-height="0.728cm" fo:min-width="1.578cm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svg:stroke-color="#000000" draw:marker-start-width="0.359cm" draw:marker-end-width="0.359cm" draw:fill="solid" draw:fill-color="#ff3333" draw:opacity="0%" draw:textarea-horizontal-align="justify" draw:textarea-vertical-align="middle" draw:auto-grow-height="false" fo:min-height="0.728cm" fo:min-width="4.578cm" fo:padding-top="0.178cm" fo:padding-bottom="0.178cm" fo:padding-left="0.303cm" fo:padding-right="0.303cm"/>
    </style:style>
    <style:style style:name="gr36" style:family="graphic" style:parent-style-name="standard">
      <style:graphic-properties svg:stroke-width="0.081cm" svg:stroke-color="#000000" draw:marker-start="Circle" draw:marker-start-width="0.321cm" draw:marker-end-width="0.321cm" draw:fill="solid" draw:fill-color="#ff3333" draw:textarea-horizontal-align="justify" draw:textarea-vertical-align="middle" draw:auto-grow-height="false" fo:min-height="0.802cm" fo:min-width="0.552cm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8" style:family="graphic" style:parent-style-name="standard">
      <style:graphic-properties svg:stroke-width="0.106cm" svg:stroke-color="#000000" draw:marker-start-width="0.359cm" draw:marker-end-width="0.359cm" draw:fill="solid" draw:fill-color="#ffffff" draw:opacity="0%" draw:textarea-horizontal-align="justify" draw:textarea-vertical-align="middle" draw:auto-grow-height="false" fo:min-height="0.728cm" fo:min-width="4.578cm" fo:padding-top="0.178cm" fo:padding-bottom="0.178cm" fo:padding-left="0.303cm" fo:padding-right="0.303cm"/>
    </style:style>
    <style:style style:name="gr39" style:family="graphic" style:parent-style-name="standard">
      <style:graphic-properties svg:stroke-width="0.081cm" svg:stroke-color="#000000" draw:marker-start="Circle" draw:marker-start-width="0.321cm" draw:marker-end-width="0.321cm" draw:fill="solid" draw:fill-color="#ff3333" draw:opacity="100%" draw:textarea-horizontal-align="justify" draw:textarea-vertical-align="middle" draw:auto-grow-height="false" fo:min-height="0.802cm" fo:min-width="0.552cm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solid" draw:fill-color="#ff3333" draw:opacity="100%" draw:textarea-horizontal-align="left" draw:auto-grow-height="true" draw:auto-grow-width="true" fo:min-height="0cm" fo:min-width="0cm"/>
    </style:style>
    <style:style style:name="gr41" style:family="graphic" style:parent-style-name="standard">
      <style:graphic-properties svg:stroke-width="0.106cm" svg:stroke-color="#000000" draw:marker-start-width="0.359cm" draw:marker-end-width="0.359cm" draw:fill="solid" draw:fill-color="#ff3333" draw:opacity="0%" draw:textarea-horizontal-align="justify" draw:textarea-vertical-align="middle" draw:auto-grow-height="false" fo:min-height="0.728cm" fo:min-width="1.778cm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24pt"/>
    </style:style>
    <style:style style:name="P4" style:family="paragraph">
      <loext:graphic-properties draw:fill="none" draw:fill-color="#ffffff"/>
      <style:text-properties fo:font-size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-color="#6666ff" draw:opacity="0%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 draw:opacity="100%"/>
      <style:paragraph-properties fo:text-align="center"/>
    </style:style>
    <style:style style:name="P12" style:family="paragraph">
      <loext:graphic-properties draw:fill="none" draw:fill-color="#ffffff" draw:opacity="100%"/>
      <style:text-properties fo:font-size="24pt" style:font-size-asian="24pt" style:font-size-complex="24pt"/>
    </style:style>
    <style:style style:name="P13" style:family="paragraph">
      <loext:graphic-properties draw:fill="solid" draw:fill-color="#ffffff"/>
      <style:text-properties fo:font-size="20pt" style:font-size-asian="20pt" style:font-size-complex="20pt"/>
    </style:style>
    <style:style style:name="P14" style:family="paragraph">
      <loext:graphic-properties draw:fill="solid" draw:fill-color="#ffffff" draw:opacity="0%"/>
      <style:paragraph-properties fo:text-align="center"/>
    </style:style>
    <style:style style:name="P15" style:family="paragraph">
      <loext:graphic-properties draw:opacity="0%"/>
      <style:paragraph-properties fo:text-align="center"/>
    </style:style>
    <style:style style:name="P16" style:family="paragraph">
      <loext:graphic-properties draw:fill="solid" draw:fill-color="#6666ff"/>
      <style:paragraph-properties fo:text-align="center"/>
    </style:style>
    <style:style style:name="P17" style:family="paragraph">
      <loext:graphic-properties draw:fill="solid" draw:fill-color="#6666ff"/>
      <style:text-properties fo:font-size="24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ffffff"/>
      <style:text-properties fo:font-size="24pt" style:font-size-asian="24pt" style:font-size-complex="24pt"/>
    </style:style>
    <style:style style:name="P20" style:family="paragraph">
      <loext:graphic-properties draw:fill="solid" draw:fill-color="#6666ff"/>
      <style:text-properties fo:font-size="24pt" style:font-size-asian="24pt" style:font-size-complex="24pt"/>
    </style:style>
    <style:style style:name="P21" style:family="paragraph">
      <loext:graphic-properties draw:fill="solid" draw:fill-color="#6666ff"/>
      <style:text-properties fo:font-size="20pt" style:font-size-asian="20pt" style:font-size-complex="20pt"/>
    </style:style>
    <style:style style:name="P22" style:family="paragraph">
      <loext:graphic-properties draw:fill="solid" draw:fill-color="#6666ff" draw:opacity="0%"/>
      <style:paragraph-properties fo:text-align="center"/>
    </style:style>
    <style:style style:name="P23" style:family="paragraph">
      <loext:graphic-properties draw:fill="solid" draw:fill-color="#ffffff" draw:opacity="100%"/>
      <style:paragraph-properties fo:text-align="center"/>
    </style:style>
    <style:style style:name="P24" style:family="paragraph">
      <loext:graphic-properties draw:fill="solid" draw:fill-color="#ffffff" draw:opacity="100%"/>
      <style:text-properties fo:font-size="24pt" style:font-size-asian="24pt" style:font-size-complex="24pt"/>
    </style:style>
    <style:style style:name="P25" style:family="paragraph">
      <loext:graphic-properties draw:fill="solid" draw:fill-color="#ff3333"/>
      <style:text-properties fo:font-size="20pt" style:font-size-asian="20pt" style:font-size-complex="20pt"/>
    </style:style>
    <style:style style:name="P26" style:family="paragraph">
      <loext:graphic-properties draw:fill="solid" draw:fill-color="#ff3333" draw:opacity="0%"/>
      <style:paragraph-properties fo:text-align="center"/>
    </style:style>
    <style:style style:name="P27" style:family="paragraph">
      <loext:graphic-properties draw:fill="solid" draw:fill-color="#ffffff"/>
      <style:text-properties fo:font-size="24pt"/>
    </style:style>
    <style:style style:name="P28" style:family="paragraph">
      <loext:graphic-properties draw:fill="solid" draw:fill-color="#ff3333"/>
      <style:paragraph-properties fo:text-align="center"/>
    </style:style>
    <style:style style:name="P29" style:family="paragraph">
      <loext:graphic-properties draw:fill="solid" draw:fill-color="#ff3333"/>
      <style:text-properties fo:font-size="24pt" style:font-size-asian="24pt" style:font-size-complex="24pt"/>
    </style:style>
    <style:style style:name="P30" style:family="paragraph">
      <loext:graphic-properties draw:fill="solid" draw:fill-color="#ff3333" draw:opacity="100%"/>
      <style:paragraph-properties fo:text-align="center"/>
    </style:style>
    <style:style style:name="P31" style:family="paragraph">
      <loext:graphic-properties draw:fill="solid" draw:fill-color="#ff3333" draw:opacity="100%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cm" svg:y1="1cm" svg:x2="29.7cm" svg:y2="1cm">
          <text:p/>
        </draw:line>
        <draw:line draw:style-name="gr1" draw:text-style-name="P1" draw:layer="layout" svg:x1="0cm" svg:y1="3cm" svg:x2="29.7cm" svg:y2="3cm">
          <text:p/>
        </draw:line>
        <draw:line draw:style-name="gr1" draw:text-style-name="P1" draw:layer="layout" svg:x1="2.7cm" svg:y1="1cm" svg:x2="2.7cm" svg:y2="3cm">
          <text:p/>
        </draw:line>
        <draw:line draw:style-name="gr1" draw:text-style-name="P1" draw:layer="layout" svg:x1="8.7cm" svg:y1="1cm" svg:x2="8.7cm" svg:y2="3cm">
          <text:p/>
        </draw:line>
        <draw:line draw:style-name="gr1" draw:text-style-name="P1" draw:layer="layout" svg:x1="14.7cm" svg:y1="1cm" svg:x2="14.7cm" svg:y2="3cm">
          <text:p/>
        </draw:line>
        <draw:line draw:style-name="gr1" draw:text-style-name="P1" draw:layer="layout" svg:x1="20.7cm" svg:y1="1cm" svg:x2="20.7cm" svg:y2="3cm">
          <text:p/>
        </draw:line>
        <draw:line draw:style-name="gr1" draw:text-style-name="P1" draw:layer="layout" svg:x1="26.7cm" svg:y1="1cm" svg:x2="26.7cm" svg:y2="3cm">
          <text:p/>
        </draw:line>
        <draw:g xml:id="id3" draw:id="id3">
          <draw:custom-shape draw:style-name="gr2" draw:text-style-name="P2" draw:layer="layout" svg:width="1.6cm" svg:height="1.6cm" svg:x="6.301cm" svg:y="1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972cm" svg:height="1.195cm" svg:x="6.652cm" svg:y="1.426cm">
            <draw:text-box>
              <text:p text:style-name="P3">1</text:p>
            </draw:text-box>
          </draw:frame>
        </draw:g>
        <draw:g xml:id="id1" draw:id="id1">
          <draw:custom-shape draw:style-name="gr2" draw:text-style-name="P2" draw:layer="layout" svg:width="1.6cm" svg:height="1.6cm" svg:x="3.3cm" svg:y="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72cm" svg:height="1.195cm" svg:x="3.623cm" svg:y="1.448cm">
            <draw:text-box>
              <text:p text:style-name="P5"><text:span text:style-name="T1">0</text:span></text:p>
            </draw:text-box>
          </draw:frame>
        </draw:g>
        <draw:g>
          <draw:custom-shape draw:style-name="gr2" draw:text-style-name="P2" draw:layer="layout" svg:width="1.6cm" svg:height="1.6cm" svg:x="12.302cm" svg:y="1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972cm" svg:height="1.195cm" svg:x="12.653cm" svg:y="1.427cm">
            <draw:text-box>
              <text:p text:style-name="P3">1</text:p>
            </draw:text-box>
          </draw:frame>
        </draw:g>
        <draw:g>
          <draw:custom-shape draw:style-name="gr2" draw:text-style-name="P2" draw:layer="layout" svg:width="1.6cm" svg:height="1.6cm" svg:x="9.301cm" svg:y="1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72cm" svg:height="1.195cm" svg:x="9.624cm" svg:y="1.449cm">
            <draw:text-box>
              <text:p text:style-name="P5"><text:span text:style-name="T1">0</text:span></text:p>
            </draw:text-box>
          </draw:frame>
        </draw:g>
        <draw:g>
          <draw:custom-shape draw:style-name="gr2" draw:text-style-name="P2" draw:layer="layout" svg:width="1.6cm" svg:height="1.6cm" svg:x="18.303cm" svg:y="1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972cm" svg:height="1.195cm" svg:x="18.654cm" svg:y="1.428cm">
            <draw:text-box>
              <text:p text:style-name="P3">1</text:p>
            </draw:text-box>
          </draw:frame>
        </draw:g>
        <draw:g>
          <draw:custom-shape draw:style-name="gr2" draw:text-style-name="P2" draw:layer="layout" svg:width="1.6cm" svg:height="1.6cm" svg:x="15.302cm" svg:y="1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72cm" svg:height="1.195cm" svg:x="15.625cm" svg:y="1.45cm">
            <draw:text-box>
              <text:p text:style-name="P5"><text:span text:style-name="T1">0</text:span></text:p>
            </draw:text-box>
          </draw:frame>
        </draw:g>
        <draw:g>
          <draw:custom-shape draw:style-name="gr2" draw:text-style-name="P2" draw:layer="layout" svg:width="1.6cm" svg:height="1.6cm" svg:x="24.304cm" svg:y="1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972cm" svg:height="1.195cm" svg:x="24.655cm" svg:y="1.429cm">
            <draw:text-box>
              <text:p text:style-name="P3">1</text:p>
            </draw:text-box>
          </draw:frame>
        </draw:g>
        <draw:g>
          <draw:custom-shape draw:style-name="gr2" draw:text-style-name="P2" draw:layer="layout" svg:width="1.6cm" svg:height="1.6cm" svg:x="21.303cm" svg:y="1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72cm" svg:height="1.195cm" svg:x="21.626cm" svg:y="1.451cm">
            <draw:text-box>
              <text:p text:style-name="P5"><text:span text:style-name="T1">0</text:span></text:p>
            </draw:text-box>
          </draw:frame>
        </draw:g>
        <draw:frame draw:style-name="gr3" draw:text-style-name="P6" draw:layer="layout" svg:width="1.213cm" svg:height="1.195cm" svg:x="0.9cm" svg:y="1.6cm">
          <draw:text-box>
            <text:p text:style-name="P5"><text:span text:style-name="T1">...</text:span></text:p>
          </draw:text-box>
        </draw:frame>
        <draw:frame draw:style-name="gr3" draw:text-style-name="P6" draw:layer="layout" svg:width="1.213cm" svg:height="1.195cm" svg:x="26.901cm" svg:y="1.601cm">
          <draw:text-box>
            <text:p text:style-name="P5"><text:span text:style-name="T1">...</text:span></text:p>
          </draw:text-box>
        </draw:frame>
        <draw:path draw:style-name="gr4" draw:text-style-name="P1" draw:layer="layout" svg:width="1.376cm" svg:height="1.319cm" draw:transform="skewX (-0.126536370769589) rotate (2.29353717004575) translate (4.09843265850128cm 1.845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7.12943265850128cm 1.918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0.1604326585013cm 1.891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3.1394326585013cm 1.890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6.1704326585013cm 1.863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9.1014326585013cm 1.910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22.1324326585013cm 1.883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25.1634326585013cm 1.85698914534851cm)" svg:viewBox="0 0 1377 1320" svg:d="M728 0c1778 0-649 2405-728 721">
          <text:p/>
        </draw:path>
        <draw:line draw:style-name="gr1" draw:text-style-name="P1" draw:layer="layout" svg:x1="8.7cm" svg:y1="3cm" svg:x2="11.7cm" svg:y2="4.4cm">
          <text:p/>
        </draw:line>
        <draw:line draw:style-name="gr1" draw:text-style-name="P1" draw:layer="layout" svg:x1="14.7cm" svg:y1="3cm" svg:x2="20.7cm" svg:y2="4.4cm">
          <text:p/>
        </draw:line>
        <draw:line draw:style-name="gr1" draw:text-style-name="P1" draw:layer="layout" svg:x1="2.7cm" svg:y1="3cm" svg:x2="2.7cm" svg:y2="9.6cm">
          <text:p/>
        </draw:line>
        <draw:line draw:style-name="gr1" draw:text-style-name="P1" draw:layer="layout" svg:x1="11.7cm" svg:y1="4.4cm" svg:x2="11.7cm" svg:y2="9.6cm">
          <text:p/>
        </draw:line>
        <draw:line draw:style-name="gr1" draw:text-style-name="P1" draw:layer="layout" svg:x1="20.7cm" svg:y1="4.4cm" svg:x2="20.7cm" svg:y2="9.6cm">
          <text:p/>
        </draw:line>
        <draw:g xml:id="id2" draw:id="id2">
          <draw:frame draw:style-name="gr5" draw:text-style-name="P8" draw:layer="layout" svg:width="2.979cm" svg:height="1.103cm" svg:x="3.307cm" svg:y="4.445cm">
            <draw:text-box>
              <text:p text:style-name="P7"><text:span text:style-name="T2">Read </text:span><text:span text:style-name="T2">0</text:span></text:p>
            </draw:text-box>
          </draw:frame>
          <draw:custom-shape draw:style-name="gr6" draw:text-style-name="P9" draw:layer="layout" svg:width="3.231cm" svg:height="1.2cm" svg:x="3.1cm" svg:y="4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4" draw:id="id4">
          <draw:frame draw:style-name="gr5" draw:text-style-name="P8" draw:layer="layout" svg:width="2.979cm" svg:height="1.103cm" svg:x="7.307cm" svg:y="4.446cm">
            <draw:text-box>
              <text:p text:style-name="P7"><text:span text:style-name="T2">Read </text:span><text:span text:style-name="T2">1</text:span></text:p>
            </draw:text-box>
          </draw:frame>
          <draw:custom-shape draw:style-name="gr6" draw:text-style-name="P9" draw:layer="layout" svg:width="3.231cm" svg:height="1.2cm" svg:x="7.1cm" svg:y="4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1.6cm" svg:height="1.6cm" svg:x="4.008cm" svg:y="7.1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72cm" svg:height="1.195cm" svg:x="4.331cm" svg:y="7.415cm">
            <draw:text-box>
              <text:p text:style-name="P5"><text:span text:style-name="T1">a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4.80643265850128cm 7.812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8.81843265850128cm 7.90598914534851cm)" svg:viewBox="0 0 1377 1320" svg:d="M728 0c1778 0-649 2405-728 721">
          <text:p/>
        </draw:path>
        <draw:frame draw:style-name="gr3" draw:text-style-name="P10" draw:layer="layout" svg:width="0.853cm" svg:height="0.962cm" svg:x="8.4cm" svg:y="6.4cm">
          <draw:text-box>
            <text:p>3</text:p>
          </draw:text-box>
        </draw:frame>
        <draw:frame draw:style-name="gr3" draw:text-style-name="P10" draw:layer="layout" svg:width="0.853cm" svg:height="0.962cm" svg:x="4.4cm" svg:y="6.3cm">
          <draw:text-box>
            <text:p>2</text:p>
          </draw:text-box>
        </draw:frame>
        <draw:connector draw:style-name="gr7" draw:text-style-name="P1" draw:layer="layout" draw:type="lines" svg:x1="4.1cm" svg:y1="2.8cm" svg:x2="4.715cm" svg:y2="4.4cm" draw:start-shape="id1" draw:end-shape="id2" draw:end-glue-point="0" svg:d="M4100 2800v542l615 505v553" svg:viewBox="0 0 616 1601">
          <text:p/>
        </draw:connector>
        <draw:connector draw:style-name="gr7" draw:text-style-name="P1" draw:layer="layout" draw:type="lines" svg:x1="7.101cm" svg:y1="2.801cm" svg:x2="8.715cm" svg:y2="4.401cm" draw:start-shape="id3" draw:start-glue-point="2" draw:end-shape="id4" svg:d="M7101 2801v542l1614 505v553" svg:viewBox="0 0 1615 1601">
          <text:p/>
        </draw:connector>
        <draw:g>
          <draw:frame draw:style-name="gr5" draw:text-style-name="P8" draw:layer="layout" svg:width="2.979cm" svg:height="1.103cm" svg:x="12.307cm" svg:y="4.44cm">
            <draw:text-box>
              <text:p text:style-name="P7"><text:span text:style-name="T2">Read </text:span><text:span text:style-name="T2">0</text:span></text:p>
            </draw:text-box>
          </draw:frame>
          <draw:custom-shape draw:style-name="gr6" draw:text-style-name="P9" draw:layer="layout" svg:width="3.231cm" svg:height="1.2cm" svg:x="12.1cm" svg:y="4.3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979cm" svg:height="1.103cm" svg:x="16.307cm" svg:y="4.441cm">
            <draw:text-box>
              <text:p text:style-name="P7"><text:span text:style-name="T2">Read </text:span><text:span text:style-name="T2">1</text:span></text:p>
            </draw:text-box>
          </draw:frame>
          <draw:custom-shape draw:style-name="gr6" draw:text-style-name="P9" draw:layer="layout" svg:width="3.231cm" svg:height="1.2cm" svg:x="16.1cm" svg:y="4.39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4" draw:text-style-name="P1" draw:layer="layout" svg:width="1.376cm" svg:height="1.319cm" draw:transform="skewX (-0.126536370769589) rotate (2.29353717004575) translate (13.8064326585013cm 7.80798914534851cm)" svg:viewBox="0 0 1377 1320" svg:d="M728 0c1778 0-649 2405-728 721">
          <text:p/>
        </draw:path>
        <draw:g>
          <draw:custom-shape draw:style-name="gr2" draw:text-style-name="P2" draw:layer="layout" svg:width="1.6cm" svg:height="1.6cm" svg:x="17.02cm" svg:y="7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25cm" svg:height="1.195cm" svg:x="17.343cm" svg:y="7.503cm">
            <draw:text-box>
              <text:p text:style-name="P5"><text:span text:style-name="T1">s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17.8184326585013cm 7.90098914534851cm)" svg:viewBox="0 0 1377 1320" svg:d="M728 0c1778 0-649 2405-728 721">
          <text:p/>
        </draw:path>
        <draw:frame draw:style-name="gr3" draw:text-style-name="P10" draw:layer="layout" svg:width="0.853cm" svg:height="0.962cm" svg:x="17.4cm" svg:y="6.395cm">
          <draw:text-box>
            <text:p>3</text:p>
          </draw:text-box>
        </draw:frame>
        <draw:frame draw:style-name="gr3" draw:text-style-name="P10" draw:layer="layout" svg:width="0.853cm" svg:height="0.962cm" svg:x="13.4cm" svg:y="6.295cm">
          <draw:text-box>
            <text:p>2</text:p>
          </draw:text-box>
        </draw:frame>
        <draw:line draw:style-name="gr8" draw:text-style-name="P1" draw:layer="layout" svg:x1="10.7cm" svg:y1="2.6cm" svg:x2="12.9cm" svg:y2="4.4cm">
          <text:p/>
        </draw:line>
        <draw:line draw:style-name="gr8" draw:text-style-name="P1" draw:layer="layout" svg:x1="13.4cm" svg:y1="2.7cm" svg:x2="17.1cm" svg:y2="4.3cm">
          <text:p/>
        </draw:line>
        <draw:line draw:style-name="gr1" draw:text-style-name="P1" draw:layer="layout" svg:x1="2.7cm" svg:y1="9.6cm" svg:x2="20.7cm" svg:y2="9.6cm">
          <text:p/>
        </draw:line>
        <draw:g>
          <draw:custom-shape draw:style-name="gr2" draw:text-style-name="P2" draw:layer="layout" svg:width="1.6cm" svg:height="1.6cm" svg:x="4.8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72cm" svg:height="1.195cm" svg:x="5.123cm" svg:y="17.648cm">
            <draw:text-box>
              <text:p text:style-name="P5"><text:span text:style-name="T1">a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5.59843265850128cm 18.0459891453485cm)" svg:viewBox="0 0 1377 1320" svg:d="M728 0c1778 0-649 2405-728 721">
          <text:p/>
        </draw:path>
        <draw:g xml:id="id7" draw:id="id7">
          <draw:custom-shape draw:style-name="gr2" draw:text-style-name="P2" draw:layer="layout" svg:width="1.6cm" svg:height="1.6cm" svg:x="2.3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25cm" svg:height="1.195cm" svg:x="2.623cm" svg:y="17.648cm">
            <draw:text-box>
              <text:p text:style-name="P5"><text:span text:style-name="T1">s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3.09843265850128cm 18.0459891453485cm)" svg:viewBox="0 0 1377 1320" svg:d="M728 0c1778 0-649 2405-728 721">
          <text:p/>
        </draw:path>
        <draw:frame draw:style-name="gr3" draw:text-style-name="P10" draw:layer="layout" svg:width="0.853cm" svg:height="0.962cm" svg:x="2.68cm" svg:y="16.54cm">
          <draw:text-box>
            <text:p>2</text:p>
          </draw:text-box>
        </draw:frame>
        <draw:g>
          <draw:frame draw:style-name="gr5" draw:text-style-name="P8" draw:layer="layout" svg:width="2.305cm" svg:height="1.103cm" svg:x="10.26cm" svg:y="12.446cm">
            <draw:text-box>
              <text:p text:style-name="P7"><text:span text:style-name="T2">Read</text:span></text:p>
            </draw:text-box>
          </draw:frame>
          <draw:custom-shape draw:style-name="gr9" draw:text-style-name="P9" draw:layer="layout" svg:width="2.5cm" svg:height="1.2cm" svg:x="10.1cm" svg:y="12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1" draw:text-style-name="P1" draw:layer="layout" svg:x1="11.2cm" svg:y1="12.4cm" svg:x2="11.2cm" svg:y2="6.3cm">
            <text:p/>
          </draw:line>
          <draw:line draw:style-name="gr10" draw:text-style-name="P1" draw:layer="layout" svg:x1="11.2cm" svg:y1="6.3cm" svg:x2="5.9cm" svg:y2="5.6cm">
            <text:p/>
          </draw:line>
          <draw:line draw:style-name="gr10" draw:text-style-name="P1" draw:layer="layout" svg:x1="11.2cm" svg:y1="6.3cm" svg:x2="10.3cm" svg:y2="5.6cm">
            <text:p/>
          </draw:line>
          <draw:line draw:style-name="gr10" draw:text-style-name="P1" draw:layer="layout" svg:x1="11.201cm" svg:y1="6.301cm" svg:x2="12.1cm" svg:y2="5.6cm">
            <text:p/>
          </draw:line>
          <draw:line draw:style-name="gr10" draw:text-style-name="P1" draw:layer="layout" svg:x1="11.201cm" svg:y1="6.302cm" svg:x2="16.2cm" svg:y2="5.6cm">
            <text:p/>
          </draw:line>
        </draw:g>
        <draw:frame draw:style-name="gr3" draw:text-style-name="P10" draw:layer="layout" svg:width="1.874cm" svg:height="0.962cm" svg:x="27.3cm" svg:y="0cm">
          <draw:text-box>
            <text:p>Tape</text:p>
          </draw:text-box>
        </draw:frame>
        <draw:frame draw:style-name="gr3" draw:text-style-name="P10" draw:layer="layout" svg:width="2.013cm" svg:height="0.962cm" svg:x="21.3cm" svg:y="5cm">
          <draw:text-box>
            <text:p>Head</text:p>
          </draw:text-box>
        </draw:frame>
        <draw:frame draw:style-name="gr3" draw:text-style-name="P10" draw:layer="layout" svg:width="1.984cm" svg:height="0.962cm" svg:x="26.301cm" svg:y="9cm">
          <draw:text-box>
            <text:p>State</text:p>
          </draw:text-box>
        </draw:frame>
        <draw:g>
          <draw:frame draw:style-name="gr5" draw:text-style-name="P8" draw:layer="layout" svg:width="2.121cm" svg:height="1.103cm" svg:x="3.247cm" svg:y="11.446cm">
            <draw:text-box>
              <text:p text:style-name="P7"><text:span text:style-name="T2">get 0</text:span></text:p>
            </draw:text-box>
          </draw:frame>
          <draw:custom-shape draw:style-name="gr11" draw:text-style-name="P9" draw:layer="layout" svg:width="2.3cm" svg:height="1.2cm" svg:x="3.1cm" svg:y="11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121cm" svg:height="1.103cm" svg:x="6.248cm" svg:y="11.447cm">
            <draw:text-box>
              <text:p text:style-name="P7"><text:span text:style-name="T2">get 1</text:span></text:p>
            </draw:text-box>
          </draw:frame>
          <draw:custom-shape draw:style-name="gr11" draw:text-style-name="P9" draw:layer="layout" svg:width="2.3cm" svg:height="1.2cm" svg:x="6.101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0" draw:text-style-name="P1" draw:layer="layout" svg:x1="3.5cm" svg:y1="5.6cm" svg:x2="3.5cm" svg:y2="11.4cm">
          <text:p/>
        </draw:line>
        <draw:line draw:style-name="gr10" draw:text-style-name="P1" draw:layer="layout" svg:x1="13.6cm" svg:y1="5.6cm" svg:x2="5.3cm" svg:y2="11.5cm">
          <text:p/>
        </draw:line>
        <draw:line draw:style-name="gr10" draw:text-style-name="P1" draw:layer="layout" svg:x1="7.5cm" svg:y1="5.574cm" svg:x2="7.5cm" svg:y2="11.374cm">
          <text:p/>
        </draw:line>
        <draw:line draw:style-name="gr10" draw:text-style-name="P1" draw:layer="layout" svg:x1="16.627cm" svg:y1="5.574cm" svg:x2="8.327cm" svg:y2="11.474cm">
          <text:p/>
        </draw:line>
        <draw:g>
          <draw:custom-shape draw:style-name="gr12" draw:text-style-name="P11" draw:layer="layout" svg:width="1.6cm" svg:height="1.6cm" svg:x="13.008cm" svg:y="7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2" draw:layer="layout" svg:width="0.972cm" svg:height="1.195cm" svg:x="13.331cm" svg:y="7.41cm">
            <draw:text-box>
              <text:p text:style-name="P5"><text:span text:style-name="T1">a</text:span></text:p>
            </draw:text-box>
          </draw:frame>
        </draw:g>
        <draw:g>
          <draw:custom-shape draw:style-name="gr2" draw:text-style-name="P2" draw:layer="layout" svg:width="1.6cm" svg:height="1.6cm" svg:x="8.02cm" svg:y="7.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25cm" svg:height="1.195cm" svg:x="8.343cm" svg:y="7.508cm">
            <draw:text-box>
              <text:p text:style-name="P5"><text:span text:style-name="T1">s</text:span></text:p>
            </draw:text-box>
          </draw:frame>
        </draw:g>
        <draw:g xml:id="id5" draw:id="id5">
          <draw:frame draw:style-name="gr5" draw:text-style-name="P8" draw:layer="layout" svg:width="2.979cm" svg:height="1.103cm" svg:x="1.307cm" svg:y="13.446cm">
            <draw:text-box>
              <text:p text:style-name="P7"><text:span text:style-name="T2">Write 0</text:span></text:p>
            </draw:text-box>
          </draw:frame>
          <draw:custom-shape draw:style-name="gr6" draw:text-style-name="P9" draw:layer="layout" svg:width="3.231cm" svg:height="1.2cm" svg:x="1.1cm" svg:y="13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0" draw:text-style-name="P1" draw:layer="layout" svg:x1="1.1cm" svg:y1="14.001cm" svg:x2="3.3cm" svg:y2="2cm" draw:start-shape="id5" draw:start-glue-point="3" draw:end-shape="id1" draw:end-glue-point="3" svg:d="M1100 14001h-554v-12001h2754" svg:viewBox="0 0 2755 12002">
          <text:p/>
        </draw:connector>
        <draw:frame draw:style-name="gr3" draw:text-style-name="P10" draw:layer="layout" svg:width="0.853cm" svg:height="0.962cm" svg:x="0.6cm" svg:y="12.6cm">
          <draw:text-box>
            <text:p>2</text:p>
          </draw:text-box>
        </draw:frame>
        <draw:line draw:style-name="gr10" draw:text-style-name="P1" draw:layer="layout" svg:x1="6.1cm" svg:y1="12.5cm" svg:x2="4.2cm" svg:y2="13.4cm">
          <text:p/>
        </draw:line>
        <draw:line draw:style-name="gr10" draw:text-style-name="P1" draw:layer="layout" svg:x1="9cm" svg:y1="13.4cm" svg:x2="9cm" svg:y2="8.9cm">
          <text:p/>
        </draw:line>
        <draw:line draw:style-name="gr10" draw:text-style-name="P1" draw:layer="layout" svg:x1="9cm" svg:y1="12cm" svg:x2="13.5cm" svg:y2="8.8cm">
          <text:p/>
        </draw:line>
        <draw:frame draw:style-name="gr3" draw:text-style-name="P10" draw:layer="layout" svg:width="0.853cm" svg:height="0.962cm" svg:x="9cm" svg:y="12.5cm">
          <draw:text-box>
            <text:p>4</text:p>
          </draw:text-box>
        </draw:frame>
        <draw:line draw:style-name="gr10" draw:text-style-name="P1" draw:layer="layout" svg:x1="6.9cm" svg:y1="12.6cm" svg:x2="7.9cm" svg:y2="13.4cm">
          <text:p/>
        </draw:line>
        <draw:g xml:id="id6" draw:id="id6">
          <draw:frame draw:style-name="gr5" draw:text-style-name="P8" draw:layer="layout" svg:width="4.887cm" svg:height="1.103cm" svg:x="8.439cm" svg:y="15.447cm">
            <draw:text-box>
              <text:p text:style-name="P7"><text:span text:style-name="T2">Goto </text:span><text:span text:style-name="T2">State </text:span><text:span text:style-name="T2">‘x’</text:span></text:p>
            </draw:text-box>
          </draw:frame>
          <draw:custom-shape draw:style-name="gr14" draw:text-style-name="P9" draw:layer="layout" svg:width="5.3cm" svg:height="1.2cm" svg:x="8.1cm" svg:y="15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0" draw:text-style-name="P1" draw:layer="layout" svg:x1="7.874cm" svg:y1="12.574cm" svg:x2="10.1cm" svg:y2="15.4cm">
          <text:p/>
        </draw:line>
        <draw:g>
          <draw:frame draw:style-name="gr15" draw:text-style-name="P13" draw:layer="layout" svg:width="3.044cm" svg:height="1.852cm" svg:x="6.311cm" svg:y="13.448cm">
            <draw:text-box>
              <text:p text:style-name="P7"><text:span text:style-name="T2">Move </text:span><text:span text:style-name="T2">‘r’</text:span></text:p>
            </draw:text-box>
          </draw:frame>
          <draw:custom-shape draw:style-name="gr16" draw:text-style-name="P14" draw:layer="layout" svg:width="3.3cm" svg:height="1.218cm" svg:x="6.1cm" svg:y="13.40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0" draw:text-style-name="P1" draw:layer="layout" svg:x1="10.75cm" svg:y1="16.602cm" svg:x2="3.1cm" svg:y2="19cm" draw:start-shape="id6" draw:start-glue-point="2" draw:end-shape="id7" draw:end-glue-point="2" svg:d="M10750 16602v2940h-7650v-542" svg:viewBox="0 0 7651 2941">
          <text:p/>
        </draw:connector>
        <draw:custom-shape draw:style-name="gr17" draw:text-style-name="P15" draw:layer="layout" svg:width="13.9cm" svg:height="10.1cm" svg:x="0.2cm" svg:y="10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3.9cm" svg:height="10.1cm" svg:x="15.2cm" svg:y="10.4cm">
          <text:p/>
          <draw:enhanced-geometry svg:viewBox="0 0 21600 21600" draw:type="rectangle" draw:enhanced-path="M 0 0 L 21600 0 21600 21600 0 21600 0 0 Z N"/>
        </draw:custom-shape>
        <draw:g xml:id="id10" draw:id="id10">
          <draw:custom-shape draw:style-name="gr2" draw:text-style-name="P2" draw:layer="layout" svg:width="1.6cm" svg:height="1.6cm" svg:x="19.807cm" svg:y="17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72cm" svg:height="1.195cm" svg:x="20.13cm" svg:y="17.714cm">
            <draw:text-box>
              <text:p text:style-name="P5"><text:span text:style-name="T1">a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20.6054326585013cm 18.1119891453485cm)" svg:viewBox="0 0 1377 1320" svg:d="M728 0c1778 0-649 2405-728 721">
          <text:p/>
        </draw:path>
        <draw:g xml:id="id9" draw:id="id9">
          <draw:custom-shape draw:style-name="gr2" draw:text-style-name="P2" draw:layer="layout" svg:width="1.6cm" svg:height="1.6cm" svg:x="17.307cm" svg:y="17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25cm" svg:height="1.195cm" svg:x="17.63cm" svg:y="17.714cm">
            <draw:text-box>
              <text:p text:style-name="P5"><text:span text:style-name="T1">s</text:span></text:p>
            </draw:text-box>
          </draw:frame>
        </draw:g>
        <draw:frame draw:style-name="gr3" draw:text-style-name="P10" draw:layer="layout" svg:width="0.853cm" svg:height="0.962cm" svg:x="17.687cm" svg:y="16.606cm">
          <draw:text-box>
            <text:p>2</text:p>
          </draw:text-box>
        </draw:frame>
        <draw:g>
          <draw:frame draw:style-name="gr5" draw:text-style-name="P8" draw:layer="layout" svg:width="2.305cm" svg:height="1.103cm" svg:x="25.267cm" svg:y="12.512cm">
            <draw:text-box>
              <text:p text:style-name="P7"><text:span text:style-name="T2">Read</text:span></text:p>
            </draw:text-box>
          </draw:frame>
          <draw:custom-shape draw:style-name="gr9" draw:text-style-name="P9" draw:layer="layout" svg:width="2.5cm" svg:height="1.2cm" svg:x="25.107cm" svg:y="12.4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8" draw:id="id8">
          <draw:frame draw:style-name="gr5" draw:text-style-name="P8" draw:layer="layout" svg:width="4.887cm" svg:height="1.103cm" svg:x="23.446cm" svg:y="15.513cm">
            <draw:text-box>
              <text:p text:style-name="P7"><text:span text:style-name="T2">Goto </text:span><text:span text:style-name="T2">State </text:span><text:span text:style-name="T2">‘x’</text:span></text:p>
            </draw:text-box>
          </draw:frame>
          <draw:custom-shape draw:style-name="gr14" draw:text-style-name="P9" draw:layer="layout" svg:width="5.3cm" svg:height="1.2cm" svg:x="23.107cm" svg:y="15.4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0" draw:text-style-name="P1" draw:layer="layout" svg:x1="25.757cm" svg:y1="16.668cm" svg:x2="18.107cm" svg:y2="19.066cm" draw:start-shape="id8" draw:start-glue-point="2" draw:end-shape="id9" draw:end-glue-point="2" svg:d="M25757 16668v2940h-7650v-542" svg:viewBox="0 0 7651 2941">
          <text:p/>
        </draw:connector>
        <draw:path draw:style-name="gr4" draw:text-style-name="P1" draw:layer="layout" svg:width="1.376cm" svg:height="1.319cm" draw:transform="skewX (-0.126536370769589) rotate (2.29353717004575) translate (18.1294326585013cm 18.1189891453485cm)" svg:viewBox="0 0 1377 1320" svg:d="M728 0c1778 0-649 2405-728 721">
          <text:p/>
        </draw:path>
        <draw:g>
          <draw:frame draw:style-name="gr5" draw:text-style-name="P8" draw:layer="layout" svg:width="2.121cm" svg:height="1.103cm" svg:x="18.22cm" svg:y="11.42cm">
            <draw:text-box>
              <text:p text:style-name="P7"><text:span text:style-name="T2">get 0</text:span></text:p>
            </draw:text-box>
          </draw:frame>
          <draw:custom-shape draw:style-name="gr11" draw:text-style-name="P9" draw:layer="layout" svg:width="2.3cm" svg:height="1.2cm" svg:x="18.073cm" svg:y="11.3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121cm" svg:height="1.103cm" svg:x="21.221cm" svg:y="11.421cm">
            <draw:text-box>
              <text:p text:style-name="P7"><text:span text:style-name="T2">get 1</text:span></text:p>
            </draw:text-box>
          </draw:frame>
          <draw:custom-shape draw:style-name="gr11" draw:text-style-name="P9" draw:layer="layout" svg:width="2.3cm" svg:height="1.2cm" svg:x="21.074cm" svg:y="11.3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979cm" svg:height="1.103cm" svg:x="16.28cm" svg:y="13.42cm">
            <draw:text-box>
              <text:p text:style-name="P7"><text:span text:style-name="T2">Write 1</text:span></text:p>
            </draw:text-box>
          </draw:frame>
          <draw:custom-shape draw:style-name="gr6" draw:text-style-name="P9" draw:layer="layout" svg:width="3.231cm" svg:height="1.2cm" svg:x="16.073cm" svg:y="13.3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0" draw:text-style-name="P1" draw:layer="layout" svg:x1="21.073cm" svg:y1="12.474cm" svg:x2="19.173cm" svg:y2="13.374cm">
          <text:p/>
        </draw:line>
        <draw:line draw:style-name="gr10" draw:text-style-name="P1" draw:layer="layout" svg:x1="21.873cm" svg:y1="12.574cm" svg:x2="22.873cm" svg:y2="13.374cm">
          <text:p/>
        </draw:line>
        <draw:line draw:style-name="gr10" draw:text-style-name="P1" draw:layer="layout" svg:x1="22.847cm" svg:y1="12.548cm" svg:x2="25.073cm" svg:y2="15.374cm">
          <text:p/>
        </draw:line>
        <draw:g>
          <draw:frame draw:style-name="gr15" draw:text-style-name="P13" draw:layer="layout" svg:width="3.044cm" svg:height="1.852cm" svg:x="21.284cm" svg:y="13.422cm">
            <draw:text-box>
              <text:p text:style-name="P7"><text:span text:style-name="T2">Move </text:span><text:span text:style-name="T2">‘l’</text:span></text:p>
            </draw:text-box>
          </draw:frame>
          <draw:custom-shape draw:style-name="gr16" draw:text-style-name="P14" draw:layer="layout" svg:width="3.3cm" svg:height="1.218cm" svg:x="21.073cm" svg:y="13.37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onnector draw:style-name="gr10" draw:text-style-name="P1" draw:layer="layout" svg:x1="13.4cm" svg:y1="16.002cm" svg:x2="20.607cm" svg:y2="17.466cm" draw:start-shape="id6" draw:start-glue-point="1" draw:end-shape="id10" draw:end-glue-point="0" svg:d="M13400 16002h7207v1464" svg:viewBox="0 0 7208 1465">
            <text:p/>
          </draw:connector>
          <draw:line draw:style-name="gr10" draw:text-style-name="P1" draw:layer="layout" svg:x1="20.6cm" svg:y1="16cm" svg:x2="26.6cm" svg:y2="13.7cm">
            <text:p/>
          </draw:line>
        </draw:g>
        <draw:frame draw:style-name="gr3" draw:text-style-name="P10" draw:layer="layout" svg:width="0.853cm" svg:height="0.962cm" svg:x="13.3cm" svg:y="15.1cm">
          <draw:text-box>
            <text:p>3</text:p>
          </draw:text-box>
        </draw:frame>
        <draw:frame draw:style-name="gr3" draw:text-style-name="P10" draw:layer="layout" svg:width="0.853cm" svg:height="0.962cm" svg:x="10.8cm" svg:y="16.8cm">
          <draw:text-box>
            <text:p>2</text:p>
          </draw:text-box>
        </draw:frame>
      </draw:page>
      <draw:page draw:name="page2" draw:style-name="dp1" draw:master-page-name="Default">
        <draw:line draw:style-name="gr1" draw:text-style-name="P1" draw:layer="layout" svg:x1="0cm" svg:y1="0.973cm" svg:x2="29.7cm" svg:y2="0.973cm">
          <text:p/>
        </draw:line>
        <draw:line draw:style-name="gr1" draw:text-style-name="P1" draw:layer="layout" svg:x1="0cm" svg:y1="2.973cm" svg:x2="29.7cm" svg:y2="2.973cm">
          <text:p/>
        </draw:line>
        <draw:line draw:style-name="gr1" draw:text-style-name="P1" draw:layer="layout" svg:x1="2.7cm" svg:y1="0.973cm" svg:x2="2.7cm" svg:y2="2.973cm">
          <text:p/>
        </draw:line>
        <draw:line draw:style-name="gr1" draw:text-style-name="P1" draw:layer="layout" svg:x1="8.7cm" svg:y1="0.973cm" svg:x2="8.7cm" svg:y2="2.973cm">
          <text:p/>
        </draw:line>
        <draw:line draw:style-name="gr1" draw:text-style-name="P1" draw:layer="layout" svg:x1="14.7cm" svg:y1="0.973cm" svg:x2="14.7cm" svg:y2="2.973cm">
          <text:p/>
        </draw:line>
        <draw:line draw:style-name="gr1" draw:text-style-name="P1" draw:layer="layout" svg:x1="20.7cm" svg:y1="0.973cm" svg:x2="20.7cm" svg:y2="2.973cm">
          <text:p/>
        </draw:line>
        <draw:line draw:style-name="gr1" draw:text-style-name="P1" draw:layer="layout" svg:x1="26.7cm" svg:y1="0.973cm" svg:x2="26.7cm" svg:y2="2.973cm">
          <text:p/>
        </draw:line>
        <draw:g>
          <draw:custom-shape draw:style-name="gr19" draw:text-style-name="P16" draw:layer="layout" svg:width="1.6cm" svg:height="1.6cm" svg:x="6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972cm" svg:height="1.195cm" svg:x="6.652cm" svg:y="1.399cm">
            <draw:text-box>
              <text:p text:style-name="P3">1</text:p>
            </draw:text-box>
          </draw:frame>
        </draw:g>
        <draw:g>
          <draw:custom-shape draw:style-name="gr21" draw:text-style-name="P18" draw:layer="layout" svg:width="1.6cm" svg:height="1.6cm" svg:x="3.3cm" svg:y="1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972cm" svg:height="1.195cm" svg:x="3.623cm" svg:y="1.421cm">
            <draw:text-box>
              <text:p text:style-name="P5"><text:span text:style-name="T1">0</text:span></text:p>
            </draw:text-box>
          </draw:frame>
        </draw:g>
        <draw:g>
          <draw:custom-shape draw:style-name="gr19" draw:text-style-name="P16" draw:layer="layout" svg:width="1.6cm" svg:height="1.6cm" svg:x="12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972cm" svg:height="1.195cm" svg:x="12.653cm" svg:y="1.4cm">
            <draw:text-box>
              <text:p text:style-name="P3">1</text:p>
            </draw:text-box>
          </draw:frame>
        </draw:g>
        <draw:g>
          <draw:custom-shape draw:style-name="gr2" draw:text-style-name="P2" draw:layer="layout" svg:width="1.6cm" svg:height="1.6cm" svg:x="9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72cm" svg:height="1.195cm" svg:x="9.624cm" svg:y="1.422cm">
            <draw:text-box>
              <text:p text:style-name="P5"><text:span text:style-name="T1">0</text:span></text:p>
            </draw:text-box>
          </draw:frame>
        </draw:g>
        <draw:g>
          <draw:custom-shape draw:style-name="gr2" draw:text-style-name="P2" draw:layer="layout" svg:width="1.6cm" svg:height="1.6cm" svg:x="18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972cm" svg:height="1.195cm" svg:x="18.654cm" svg:y="1.401cm">
            <draw:text-box>
              <text:p text:style-name="P3">1</text:p>
            </draw:text-box>
          </draw:frame>
        </draw:g>
        <draw:g>
          <draw:custom-shape draw:style-name="gr19" draw:text-style-name="P16" draw:layer="layout" svg:width="1.6cm" svg:height="1.6cm" svg:x="15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15.625cm" svg:y="1.423cm">
            <draw:text-box>
              <text:p text:style-name="P5"><text:span text:style-name="T1">0</text:span></text:p>
            </draw:text-box>
          </draw:frame>
        </draw:g>
        <draw:g>
          <draw:custom-shape draw:style-name="gr2" draw:text-style-name="P2" draw:layer="layout" svg:width="1.6cm" svg:height="1.6cm" svg:x="24.304cm" svg:y="1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972cm" svg:height="1.195cm" svg:x="24.655cm" svg:y="1.402cm">
            <draw:text-box>
              <text:p text:style-name="P3">1</text:p>
            </draw:text-box>
          </draw:frame>
        </draw:g>
        <draw:g>
          <draw:custom-shape draw:style-name="gr19" draw:text-style-name="P16" draw:layer="layout" svg:width="1.6cm" svg:height="1.6cm" svg:x="21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21.626cm" svg:y="1.424cm">
            <draw:text-box>
              <text:p text:style-name="P5"><text:span text:style-name="T1">0</text:span></text:p>
            </draw:text-box>
          </draw:frame>
        </draw:g>
        <draw:frame draw:style-name="gr3" draw:text-style-name="P6" draw:layer="layout" svg:width="1.213cm" svg:height="1.195cm" svg:x="0.9cm" svg:y="1.573cm">
          <draw:text-box>
            <text:p text:style-name="P5"><text:span text:style-name="T1">...</text:span></text:p>
          </draw:text-box>
        </draw:frame>
        <draw:frame draw:style-name="gr3" draw:text-style-name="P6" draw:layer="layout" svg:width="1.213cm" svg:height="1.195cm" svg:x="26.901cm" svg:y="1.574cm">
          <draw:text-box>
            <text:p text:style-name="P5"><text:span text:style-name="T1">...</text:span></text:p>
          </draw:text-box>
        </draw:frame>
        <draw:path draw:style-name="gr4" draw:text-style-name="P1" draw:layer="layout" svg:width="1.376cm" svg:height="1.319cm" draw:transform="skewX (-0.126536370769589) rotate (2.29353717004575) translate (4.09843265850128cm 1.818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7.12943265850128cm 1.891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0.1604326585013cm 1.864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3.1394326585013cm 1.863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6.1704326585013cm 1.83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9.1014326585013cm 1.883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22.1324326585013cm 1.85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25.1634326585013cm 1.82998914534851cm)" svg:viewBox="0 0 1377 1320" svg:d="M728 0c1778 0-649 2405-728 721">
          <text:p/>
        </draw:path>
        <draw:frame draw:style-name="gr3" draw:text-style-name="P10" draw:layer="layout" svg:width="1.874cm" svg:height="0.962cm" svg:x="27.3cm" svg:y="0cm">
          <draw:text-box>
            <text:p>Tape</text:p>
          </draw:text-box>
        </draw:frame>
      </draw:page>
      <draw:page draw:name="page3" draw:style-name="dp1" draw:master-page-name="Default">
        <draw:line draw:style-name="gr1" draw:text-style-name="P1" draw:layer="layout" svg:x1="0cm" svg:y1="0.973cm" svg:x2="29.7cm" svg:y2="0.973cm">
          <text:p/>
        </draw:line>
        <draw:line draw:style-name="gr1" draw:text-style-name="P1" draw:layer="layout" svg:x1="0cm" svg:y1="2.973cm" svg:x2="29.7cm" svg:y2="2.973cm">
          <text:p/>
        </draw:line>
        <draw:line draw:style-name="gr1" draw:text-style-name="P1" draw:layer="layout" svg:x1="2.7cm" svg:y1="0.973cm" svg:x2="2.7cm" svg:y2="2.973cm">
          <text:p/>
        </draw:line>
        <draw:line draw:style-name="gr1" draw:text-style-name="P1" draw:layer="layout" svg:x1="8.7cm" svg:y1="0.973cm" svg:x2="8.7cm" svg:y2="2.973cm">
          <text:p/>
        </draw:line>
        <draw:line draw:style-name="gr1" draw:text-style-name="P1" draw:layer="layout" svg:x1="14.7cm" svg:y1="0.973cm" svg:x2="14.7cm" svg:y2="2.973cm">
          <text:p/>
        </draw:line>
        <draw:line draw:style-name="gr1" draw:text-style-name="P1" draw:layer="layout" svg:x1="20.7cm" svg:y1="0.973cm" svg:x2="20.7cm" svg:y2="2.973cm">
          <text:p/>
        </draw:line>
        <draw:line draw:style-name="gr1" draw:text-style-name="P1" draw:layer="layout" svg:x1="26.7cm" svg:y1="0.973cm" svg:x2="26.7cm" svg:y2="2.973cm">
          <text:p/>
        </draw:line>
        <draw:g>
          <draw:custom-shape draw:style-name="gr19" draw:text-style-name="P16" draw:layer="layout" svg:width="1.6cm" svg:height="1.6cm" svg:x="6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972cm" svg:height="1.195cm" svg:x="6.652cm" svg:y="1.399cm">
            <draw:text-box>
              <text:p text:style-name="P3">1</text:p>
            </draw:text-box>
          </draw:frame>
        </draw:g>
        <draw:g>
          <draw:custom-shape draw:style-name="gr21" draw:text-style-name="P18" draw:layer="layout" svg:width="1.6cm" svg:height="1.6cm" svg:x="3.3cm" svg:y="1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972cm" svg:height="1.195cm" svg:x="3.623cm" svg:y="1.421cm">
            <draw:text-box>
              <text:p text:style-name="P5"><text:span text:style-name="T1">0</text:span></text:p>
            </draw:text-box>
          </draw:frame>
        </draw:g>
        <draw:g>
          <draw:custom-shape draw:style-name="gr19" draw:text-style-name="P16" draw:layer="layout" svg:width="1.6cm" svg:height="1.6cm" svg:x="12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972cm" svg:height="1.195cm" svg:x="12.653cm" svg:y="1.4cm">
            <draw:text-box>
              <text:p text:style-name="P3">1</text:p>
            </draw:text-box>
          </draw:frame>
        </draw:g>
        <draw:g>
          <draw:custom-shape draw:style-name="gr2" draw:text-style-name="P2" draw:layer="layout" svg:width="1.6cm" svg:height="1.6cm" svg:x="9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72cm" svg:height="1.195cm" svg:x="9.624cm" svg:y="1.422cm">
            <draw:text-box>
              <text:p text:style-name="P5"><text:span text:style-name="T1">0</text:span></text:p>
            </draw:text-box>
          </draw:frame>
        </draw:g>
        <draw:g>
          <draw:custom-shape draw:style-name="gr2" draw:text-style-name="P2" draw:layer="layout" svg:width="1.6cm" svg:height="1.6cm" svg:x="18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972cm" svg:height="1.195cm" svg:x="18.654cm" svg:y="1.401cm">
            <draw:text-box>
              <text:p text:style-name="P3">1</text:p>
            </draw:text-box>
          </draw:frame>
        </draw:g>
        <draw:g>
          <draw:custom-shape draw:style-name="gr19" draw:text-style-name="P16" draw:layer="layout" svg:width="1.6cm" svg:height="1.6cm" svg:x="15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15.625cm" svg:y="1.423cm">
            <draw:text-box>
              <text:p text:style-name="P5"><text:span text:style-name="T1">0</text:span></text:p>
            </draw:text-box>
          </draw:frame>
        </draw:g>
        <draw:g>
          <draw:custom-shape draw:style-name="gr2" draw:text-style-name="P2" draw:layer="layout" svg:width="1.6cm" svg:height="1.6cm" svg:x="24.304cm" svg:y="1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972cm" svg:height="1.195cm" svg:x="24.655cm" svg:y="1.402cm">
            <draw:text-box>
              <text:p text:style-name="P3">1</text:p>
            </draw:text-box>
          </draw:frame>
        </draw:g>
        <draw:g>
          <draw:custom-shape draw:style-name="gr19" draw:text-style-name="P16" draw:layer="layout" svg:width="1.6cm" svg:height="1.6cm" svg:x="21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21.626cm" svg:y="1.424cm">
            <draw:text-box>
              <text:p text:style-name="P5"><text:span text:style-name="T1">0</text:span></text:p>
            </draw:text-box>
          </draw:frame>
        </draw:g>
        <draw:frame draw:style-name="gr3" draw:text-style-name="P6" draw:layer="layout" svg:width="1.213cm" svg:height="1.195cm" svg:x="0.9cm" svg:y="1.573cm">
          <draw:text-box>
            <text:p text:style-name="P5"><text:span text:style-name="T1">...</text:span></text:p>
          </draw:text-box>
        </draw:frame>
        <draw:frame draw:style-name="gr3" draw:text-style-name="P6" draw:layer="layout" svg:width="1.213cm" svg:height="1.195cm" svg:x="26.901cm" svg:y="1.574cm">
          <draw:text-box>
            <text:p text:style-name="P5"><text:span text:style-name="T1">...</text:span></text:p>
          </draw:text-box>
        </draw:frame>
        <draw:path draw:style-name="gr4" draw:text-style-name="P1" draw:layer="layout" svg:width="1.376cm" svg:height="1.319cm" draw:transform="skewX (-0.126536370769589) rotate (2.29353717004575) translate (4.09843265850128cm 1.818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7.12943265850128cm 1.891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0.1604326585013cm 1.864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3.1394326585013cm 1.863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6.1704326585013cm 1.83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9.1014326585013cm 1.883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22.1324326585013cm 1.85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25.1634326585013cm 1.82998914534851cm)" svg:viewBox="0 0 1377 1320" svg:d="M728 0c1778 0-649 2405-728 721">
          <text:p/>
        </draw:path>
        <draw:frame draw:style-name="gr3" draw:text-style-name="P10" draw:layer="layout" svg:width="1.874cm" svg:height="0.962cm" svg:x="27.3cm" svg:y="0cm">
          <draw:text-box>
            <text:p>Tape</text:p>
          </draw:text-box>
        </draw:frame>
        <draw:line draw:style-name="gr1" draw:text-style-name="P1" draw:layer="layout" svg:x1="8.7cm" svg:y1="3.006cm" svg:x2="11.7cm" svg:y2="4.406cm">
          <text:p/>
        </draw:line>
        <draw:line draw:style-name="gr1" draw:text-style-name="P1" draw:layer="layout" svg:x1="2.7cm" svg:y1="3.006cm" svg:x2="2.7cm" svg:y2="9.606cm">
          <text:p/>
        </draw:line>
        <draw:line draw:style-name="gr1" draw:text-style-name="P1" draw:layer="layout" svg:x1="11.7cm" svg:y1="4.406cm" svg:x2="11.7cm" svg:y2="9.606cm">
          <text:p/>
        </draw:line>
        <draw:g xml:id="id11" draw:id="id11">
          <draw:frame draw:style-name="gr5" draw:text-style-name="P8" draw:layer="layout" svg:width="2.979cm" svg:height="1.103cm" svg:x="3.307cm" svg:y="4.451cm">
            <draw:text-box>
              <text:p text:style-name="P7"><text:span text:style-name="T2">Read </text:span><text:span text:style-name="T2">0</text:span></text:p>
            </draw:text-box>
          </draw:frame>
          <draw:custom-shape draw:style-name="gr6" draw:text-style-name="P9" draw:layer="layout" svg:width="3.231cm" svg:height="1.2cm" svg:x="3.1cm" svg:y="4.4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2" draw:id="id12">
          <draw:frame draw:style-name="gr5" draw:text-style-name="P8" draw:layer="layout" svg:width="2.979cm" svg:height="1.103cm" svg:x="7.307cm" svg:y="4.452cm">
            <draw:text-box>
              <text:p text:style-name="P7"><text:span text:style-name="T2">Read </text:span><text:span text:style-name="T2">1</text:span></text:p>
            </draw:text-box>
          </draw:frame>
          <draw:custom-shape draw:style-name="gr6" draw:text-style-name="P9" draw:layer="layout" svg:width="3.231cm" svg:height="1.2cm" svg:x="7.1cm" svg:y="4.4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9" draw:text-style-name="P16" draw:layer="layout" svg:width="1.6cm" svg:height="1.6cm" svg:x="4.008cm" svg:y="7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4.331cm" svg:y="7.421cm">
            <draw:text-box>
              <text:p text:style-name="P5"><text:span text:style-name="T1">a</text:span></text:p>
            </draw:text-box>
          </draw:frame>
        </draw:g>
        <draw:frame draw:style-name="gr3" draw:text-style-name="P10" draw:layer="layout" svg:width="0.853cm" svg:height="0.962cm" svg:x="8.4cm" svg:y="6.406cm">
          <draw:text-box>
            <text:p>3</text:p>
          </draw:text-box>
        </draw:frame>
        <draw:frame draw:style-name="gr3" draw:text-style-name="P10" draw:layer="layout" svg:width="0.853cm" svg:height="0.962cm" svg:x="4.4cm" svg:y="6.306cm">
          <draw:text-box>
            <text:p>2</text:p>
          </draw:text-box>
        </draw:frame>
        <draw:connector draw:style-name="gr7" draw:text-style-name="P1" draw:layer="layout" draw:type="lines" svg:x1="4.1cm" svg:y1="2.806cm" svg:x2="4.715cm" svg:y2="4.406cm" draw:end-shape="id11" draw:end-glue-point="0" svg:d="M4100 2806l615 1047v553" svg:viewBox="0 0 616 1601">
          <text:p/>
        </draw:connector>
        <draw:connector draw:style-name="gr7" draw:text-style-name="P1" draw:layer="layout" draw:type="lines" svg:x1="7.101cm" svg:y1="2.807cm" svg:x2="8.715cm" svg:y2="4.407cm" draw:end-shape="id12" svg:d="M7101 2807l1614 1047v553" svg:viewBox="0 0 1615 1601">
          <text:p/>
        </draw:connector>
        <draw:line draw:style-name="gr1" draw:text-style-name="P1" draw:layer="layout" svg:x1="2.7cm" svg:y1="9.606cm" svg:x2="11.7cm" svg:y2="9.606cm">
          <text:p/>
        </draw:line>
        <draw:g>
          <draw:custom-shape draw:style-name="gr2" draw:text-style-name="P2" draw:layer="layout" svg:width="1.6cm" svg:height="1.6cm" svg:x="8.02cm" svg:y="7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25cm" svg:height="1.195cm" svg:x="8.343cm" svg:y="7.514cm">
            <draw:text-box>
              <text:p text:style-name="P5"><text:span text:style-name="T1">s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4.83743265850128cm 7.78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8.84943265850128cm 7.87998914534851cm)" svg:viewBox="0 0 1377 1320" svg:d="M728 0c1778 0-649 2405-728 721">
          <text:p/>
        </draw:path>
        <draw:line draw:style-name="gr1" draw:text-style-name="P1" draw:layer="layout" svg:x1="14.7cm" svg:y1="3.006cm" svg:x2="20.7cm" svg:y2="4.406cm">
          <text:p/>
        </draw:line>
        <draw:line draw:style-name="gr1" draw:text-style-name="P1" draw:layer="layout" svg:x1="20.7cm" svg:y1="4.406cm" svg:x2="20.7cm" svg:y2="9.606cm">
          <text:p/>
        </draw:line>
        <draw:g>
          <draw:frame draw:style-name="gr5" draw:text-style-name="P8" draw:layer="layout" svg:width="2.979cm" svg:height="1.103cm" svg:x="12.307cm" svg:y="4.446cm">
            <draw:text-box>
              <text:p text:style-name="P7"><text:span text:style-name="T2">Read </text:span><text:span text:style-name="T2">0</text:span></text:p>
            </draw:text-box>
          </draw:frame>
          <draw:custom-shape draw:style-name="gr6" draw:text-style-name="P9" draw:layer="layout" svg:width="3.231cm" svg:height="1.2cm" svg:x="12.1cm" svg:y="4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979cm" svg:height="1.103cm" svg:x="16.307cm" svg:y="4.447cm">
            <draw:text-box>
              <text:p text:style-name="P7"><text:span text:style-name="T2">Read </text:span><text:span text:style-name="T2">1</text:span></text:p>
            </draw:text-box>
          </draw:frame>
          <draw:custom-shape draw:style-name="gr6" draw:text-style-name="P9" draw:layer="layout" svg:width="3.231cm" svg:height="1.2cm" svg:x="16.1cm" svg:y="4.40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4" draw:text-style-name="P1" draw:layer="layout" svg:width="1.376cm" svg:height="1.319cm" draw:transform="skewX (-0.126536370769589) rotate (2.29353717004575) translate (13.8064326585013cm 7.81398914534851cm)" svg:viewBox="0 0 1377 1320" svg:d="M728 0c1778 0-649 2405-728 721">
          <text:p/>
        </draw:path>
        <draw:g>
          <draw:custom-shape draw:style-name="gr19" draw:text-style-name="P16" draw:layer="layout" svg:width="1.6cm" svg:height="1.6cm" svg:x="17.02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25cm" svg:height="1.195cm" svg:x="17.343cm" svg:y="7.509cm">
            <draw:text-box>
              <text:p text:style-name="P5"><text:span text:style-name="T1">s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17.8184326585013cm 7.90698914534851cm)" svg:viewBox="0 0 1377 1320" svg:d="M728 0c1778 0-649 2405-728 721">
          <text:p/>
        </draw:path>
        <draw:frame draw:style-name="gr3" draw:text-style-name="P10" draw:layer="layout" svg:width="0.853cm" svg:height="0.962cm" svg:x="17.4cm" svg:y="6.401cm">
          <draw:text-box>
            <text:p>3</text:p>
          </draw:text-box>
        </draw:frame>
        <draw:frame draw:style-name="gr3" draw:text-style-name="P10" draw:layer="layout" svg:width="0.853cm" svg:height="0.962cm" svg:x="13.4cm" svg:y="6.301cm">
          <draw:text-box>
            <text:p>2</text:p>
          </draw:text-box>
        </draw:frame>
        <draw:line draw:style-name="gr8" draw:text-style-name="P1" draw:layer="layout" svg:x1="10.7cm" svg:y1="2.606cm" svg:x2="12.9cm" svg:y2="4.406cm">
          <text:p/>
        </draw:line>
        <draw:line draw:style-name="gr8" draw:text-style-name="P1" draw:layer="layout" svg:x1="13.4cm" svg:y1="2.706cm" svg:x2="17.1cm" svg:y2="4.306cm">
          <text:p/>
        </draw:line>
        <draw:line draw:style-name="gr1" draw:text-style-name="P1" draw:layer="layout" svg:x1="2.7cm" svg:y1="9.606cm" svg:x2="20.7cm" svg:y2="9.606cm">
          <text:p/>
        </draw:line>
        <draw:g>
          <draw:custom-shape draw:style-name="gr12" draw:text-style-name="P11" draw:layer="layout" svg:width="1.6cm" svg:height="1.6cm" svg:x="13.008cm" svg:y="7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2" draw:layer="layout" svg:width="0.972cm" svg:height="1.195cm" svg:x="13.331cm" svg:y="7.416cm">
            <draw:text-box>
              <text:p text:style-name="P5"><text:span text:style-name="T1">a</text:span></text:p>
            </draw:text-box>
          </draw:frame>
        </draw:g>
        <draw:frame draw:style-name="gr3" draw:text-style-name="P10" draw:layer="layout" svg:width="2.013cm" svg:height="0.962cm" svg:x="21.4cm" svg:y="7.1cm">
          <draw:text-box>
            <text:p>Head</text:p>
          </draw:text-box>
        </draw:frame>
      </draw:page>
      <draw:page draw:name="page4" draw:style-name="dp1" draw:master-page-name="Default">
        <draw:line draw:style-name="gr1" draw:text-style-name="P1" draw:layer="layout" svg:x1="0cm" svg:y1="0.973cm" svg:x2="29.7cm" svg:y2="0.973cm">
          <text:p/>
        </draw:line>
        <draw:line draw:style-name="gr1" draw:text-style-name="P1" draw:layer="layout" svg:x1="0cm" svg:y1="2.973cm" svg:x2="29.7cm" svg:y2="2.973cm">
          <text:p/>
        </draw:line>
        <draw:line draw:style-name="gr1" draw:text-style-name="P1" draw:layer="layout" svg:x1="2.7cm" svg:y1="0.973cm" svg:x2="2.7cm" svg:y2="2.973cm">
          <text:p/>
        </draw:line>
        <draw:line draw:style-name="gr1" draw:text-style-name="P1" draw:layer="layout" svg:x1="8.7cm" svg:y1="0.973cm" svg:x2="8.7cm" svg:y2="2.973cm">
          <text:p/>
        </draw:line>
        <draw:line draw:style-name="gr1" draw:text-style-name="P1" draw:layer="layout" svg:x1="14.7cm" svg:y1="0.973cm" svg:x2="14.7cm" svg:y2="2.973cm">
          <text:p/>
        </draw:line>
        <draw:line draw:style-name="gr1" draw:text-style-name="P1" draw:layer="layout" svg:x1="20.7cm" svg:y1="0.973cm" svg:x2="20.7cm" svg:y2="2.973cm">
          <text:p/>
        </draw:line>
        <draw:line draw:style-name="gr1" draw:text-style-name="P1" draw:layer="layout" svg:x1="26.7cm" svg:y1="0.973cm" svg:x2="26.7cm" svg:y2="2.973cm">
          <text:p/>
        </draw:line>
        <draw:g>
          <draw:custom-shape draw:style-name="gr19" draw:text-style-name="P16" draw:layer="layout" svg:width="1.6cm" svg:height="1.6cm" svg:x="6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972cm" svg:height="1.195cm" svg:x="6.652cm" svg:y="1.399cm">
            <draw:text-box>
              <text:p text:style-name="P3">1</text:p>
            </draw:text-box>
          </draw:frame>
        </draw:g>
        <draw:g>
          <draw:custom-shape draw:style-name="gr21" draw:text-style-name="P18" draw:layer="layout" svg:width="1.6cm" svg:height="1.6cm" svg:x="3.3cm" svg:y="1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972cm" svg:height="1.195cm" svg:x="3.623cm" svg:y="1.421cm">
            <draw:text-box>
              <text:p text:style-name="P5"><text:span text:style-name="T1">0</text:span></text:p>
            </draw:text-box>
          </draw:frame>
        </draw:g>
        <draw:g>
          <draw:custom-shape draw:style-name="gr19" draw:text-style-name="P16" draw:layer="layout" svg:width="1.6cm" svg:height="1.6cm" svg:x="12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972cm" svg:height="1.195cm" svg:x="12.653cm" svg:y="1.4cm">
            <draw:text-box>
              <text:p text:style-name="P3">1</text:p>
            </draw:text-box>
          </draw:frame>
        </draw:g>
        <draw:g>
          <draw:custom-shape draw:style-name="gr2" draw:text-style-name="P2" draw:layer="layout" svg:width="1.6cm" svg:height="1.6cm" svg:x="9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72cm" svg:height="1.195cm" svg:x="9.624cm" svg:y="1.422cm">
            <draw:text-box>
              <text:p text:style-name="P5"><text:span text:style-name="T1">0</text:span></text:p>
            </draw:text-box>
          </draw:frame>
        </draw:g>
        <draw:g>
          <draw:custom-shape draw:style-name="gr2" draw:text-style-name="P2" draw:layer="layout" svg:width="1.6cm" svg:height="1.6cm" svg:x="18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972cm" svg:height="1.195cm" svg:x="18.654cm" svg:y="1.401cm">
            <draw:text-box>
              <text:p text:style-name="P3">1</text:p>
            </draw:text-box>
          </draw:frame>
        </draw:g>
        <draw:g>
          <draw:custom-shape draw:style-name="gr19" draw:text-style-name="P16" draw:layer="layout" svg:width="1.6cm" svg:height="1.6cm" svg:x="15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15.625cm" svg:y="1.423cm">
            <draw:text-box>
              <text:p text:style-name="P5"><text:span text:style-name="T1">0</text:span></text:p>
            </draw:text-box>
          </draw:frame>
        </draw:g>
        <draw:g>
          <draw:custom-shape draw:style-name="gr2" draw:text-style-name="P2" draw:layer="layout" svg:width="1.6cm" svg:height="1.6cm" svg:x="24.304cm" svg:y="1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972cm" svg:height="1.195cm" svg:x="24.655cm" svg:y="1.402cm">
            <draw:text-box>
              <text:p text:style-name="P3">1</text:p>
            </draw:text-box>
          </draw:frame>
        </draw:g>
        <draw:g>
          <draw:custom-shape draw:style-name="gr19" draw:text-style-name="P16" draw:layer="layout" svg:width="1.6cm" svg:height="1.6cm" svg:x="21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21.626cm" svg:y="1.424cm">
            <draw:text-box>
              <text:p text:style-name="P5"><text:span text:style-name="T1">0</text:span></text:p>
            </draw:text-box>
          </draw:frame>
        </draw:g>
        <draw:frame draw:style-name="gr3" draw:text-style-name="P6" draw:layer="layout" svg:width="1.213cm" svg:height="1.195cm" svg:x="0.9cm" svg:y="1.573cm">
          <draw:text-box>
            <text:p text:style-name="P5"><text:span text:style-name="T1">..</text:span><text:span text:style-name="T1">.</text:span></text:p>
          </draw:text-box>
        </draw:frame>
        <draw:frame draw:style-name="gr3" draw:text-style-name="P6" draw:layer="layout" svg:width="1.213cm" svg:height="1.195cm" svg:x="26.901cm" svg:y="1.574cm">
          <draw:text-box>
            <text:p text:style-name="P5"><text:span text:style-name="T1">.</text:span><text:span text:style-name="T1">.</text:span><text:span text:style-name="T1">.</text:span></text:p>
          </draw:text-box>
        </draw:frame>
        <draw:path draw:style-name="gr4" draw:text-style-name="P1" draw:layer="layout" svg:width="1.376cm" svg:height="1.319cm" draw:transform="skewX (-0.126536370769589) rotate (2.29353717004575) translate (4.09843265850128cm 1.818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7.12943265850128cm 1.891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0.1604326585013cm 1.864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3.1394326585013cm 1.863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6.1704326585013cm 1.83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9.1014326585013cm 1.883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22.1324326585013cm 1.85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25.1634326585013cm 1.82998914534851cm)" svg:viewBox="0 0 1377 1320" svg:d="M728 0c1778 0-649 2405-728 721">
          <text:p/>
        </draw:path>
        <draw:frame draw:style-name="gr3" draw:text-style-name="P10" draw:layer="layout" svg:width="1.874cm" svg:height="0.962cm" svg:x="27.3cm" svg:y="0cm">
          <draw:text-box>
            <text:p>Tape</text:p>
          </draw:text-box>
        </draw:frame>
        <draw:line draw:style-name="gr1" draw:text-style-name="P1" draw:layer="layout" svg:x1="8.7cm" svg:y1="3.006cm" svg:x2="11.7cm" svg:y2="4.406cm">
          <text:p/>
        </draw:line>
        <draw:line draw:style-name="gr1" draw:text-style-name="P1" draw:layer="layout" svg:x1="2.7cm" svg:y1="3.006cm" svg:x2="2.7cm" svg:y2="9.606cm">
          <text:p/>
        </draw:line>
        <draw:line draw:style-name="gr1" draw:text-style-name="P1" draw:layer="layout" svg:x1="11.7cm" svg:y1="4.406cm" svg:x2="11.7cm" svg:y2="9.606cm">
          <text:p/>
        </draw:line>
        <draw:g xml:id="id13" draw:id="id13">
          <draw:frame draw:style-name="gr5" draw:text-style-name="P8" draw:layer="layout" svg:width="2.979cm" svg:height="1.103cm" svg:x="3.307cm" svg:y="4.451cm">
            <draw:text-box>
              <text:p text:style-name="P7"><text:span text:style-name="T2">R</text:span><text:span text:style-name="T2">e</text:span><text:span text:style-name="T2">a</text:span><text:span text:style-name="T2">d </text:span><text:span text:style-name="T2">0</text:span></text:p>
            </draw:text-box>
          </draw:frame>
          <draw:custom-shape draw:style-name="gr6" draw:text-style-name="P9" draw:layer="layout" svg:width="3.231cm" svg:height="1.2cm" svg:x="3.1cm" svg:y="4.4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4" draw:id="id14">
          <draw:frame draw:style-name="gr5" draw:text-style-name="P8" draw:layer="layout" svg:width="2.979cm" svg:height="1.103cm" svg:x="7.307cm" svg:y="4.452cm">
            <draw:text-box>
              <text:p text:style-name="P7"><text:span text:style-name="T2">R</text:span><text:span text:style-name="T2">e</text:span><text:span text:style-name="T2">a</text:span><text:span text:style-name="T2">d </text:span><text:span text:style-name="T2">1</text:span></text:p>
            </draw:text-box>
          </draw:frame>
          <draw:custom-shape draw:style-name="gr6" draw:text-style-name="P9" draw:layer="layout" svg:width="3.231cm" svg:height="1.2cm" svg:x="7.1cm" svg:y="4.4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9" draw:text-style-name="P16" draw:layer="layout" svg:width="1.6cm" svg:height="1.6cm" svg:x="4.008cm" svg:y="7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4.331cm" svg:y="7.421cm">
            <draw:text-box>
              <text:p text:style-name="P5"><text:span text:style-name="T1">a</text:span></text:p>
            </draw:text-box>
          </draw:frame>
        </draw:g>
        <draw:frame draw:style-name="gr3" draw:text-style-name="P10" draw:layer="layout" svg:width="0.853cm" svg:height="0.962cm" svg:x="8.4cm" svg:y="6.406cm">
          <draw:text-box>
            <text:p>3</text:p>
          </draw:text-box>
        </draw:frame>
        <draw:frame draw:style-name="gr3" draw:text-style-name="P10" draw:layer="layout" svg:width="0.853cm" svg:height="0.962cm" svg:x="4.4cm" svg:y="6.306cm">
          <draw:text-box>
            <text:p>2</text:p>
          </draw:text-box>
        </draw:frame>
        <draw:connector draw:style-name="gr7" draw:text-style-name="P1" draw:layer="layout" draw:type="lines" svg:x1="4.1cm" svg:y1="2.806cm" svg:x2="4.715cm" svg:y2="4.406cm" draw:end-shape="id13" draw:end-glue-point="0" svg:d="M4100 2806l615 1047v553" svg:viewBox="0 0 616 1601">
          <text:p/>
        </draw:connector>
        <draw:connector draw:style-name="gr7" draw:text-style-name="P1" draw:layer="layout" draw:type="lines" svg:x1="7.101cm" svg:y1="2.807cm" svg:x2="8.715cm" svg:y2="4.407cm" draw:end-shape="id14" svg:d="M7101 2807l1614 1047v553" svg:viewBox="0 0 1615 1601">
          <text:p/>
        </draw:connector>
        <draw:line draw:style-name="gr1" draw:text-style-name="P1" draw:layer="layout" svg:x1="2.7cm" svg:y1="9.606cm" svg:x2="11.7cm" svg:y2="9.606cm">
          <text:p/>
        </draw:line>
        <draw:g>
          <draw:custom-shape draw:style-name="gr2" draw:text-style-name="P2" draw:layer="layout" svg:width="1.6cm" svg:height="1.6cm" svg:x="8.02cm" svg:y="7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25cm" svg:height="1.195cm" svg:x="8.343cm" svg:y="7.514cm">
            <draw:text-box>
              <text:p text:style-name="P5"><text:span text:style-name="T1">s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4.83743265850128cm 7.78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8.84943265850128cm 7.87998914534851cm)" svg:viewBox="0 0 1377 1320" svg:d="M728 0c1778 0-649 2405-728 721">
          <text:p/>
        </draw:path>
        <draw:line draw:style-name="gr1" draw:text-style-name="P1" draw:layer="layout" svg:x1="14.7cm" svg:y1="3.006cm" svg:x2="20.7cm" svg:y2="4.406cm">
          <text:p/>
        </draw:line>
        <draw:line draw:style-name="gr1" draw:text-style-name="P1" draw:layer="layout" svg:x1="20.7cm" svg:y1="4.406cm" svg:x2="20.7cm" svg:y2="9.606cm">
          <text:p/>
        </draw:line>
        <draw:g>
          <draw:frame draw:style-name="gr5" draw:text-style-name="P8" draw:layer="layout" svg:width="2.979cm" svg:height="1.103cm" svg:x="12.307cm" svg:y="4.446cm">
            <draw:text-box>
              <text:p text:style-name="P7"><text:span text:style-name="T2">Read 0</text:span></text:p>
            </draw:text-box>
          </draw:frame>
          <draw:custom-shape draw:style-name="gr6" draw:text-style-name="P9" draw:layer="layout" svg:width="3.231cm" svg:height="1.2cm" svg:x="12.1cm" svg:y="4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979cm" svg:height="1.103cm" svg:x="16.307cm" svg:y="4.447cm">
            <draw:text-box>
              <text:p text:style-name="P7"><text:span text:style-name="T2">Read 1</text:span></text:p>
            </draw:text-box>
          </draw:frame>
          <draw:custom-shape draw:style-name="gr6" draw:text-style-name="P9" draw:layer="layout" svg:width="3.231cm" svg:height="1.2cm" svg:x="16.1cm" svg:y="4.40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4" draw:text-style-name="P1" draw:layer="layout" svg:width="1.376cm" svg:height="1.319cm" draw:transform="skewX (-0.126536370769589) rotate (2.29353717004575) translate (13.8064326585013cm 7.81398914534851cm)" svg:viewBox="0 0 1377 1320" svg:d="M728 0c1778 0-649 2405-728 721">
          <text:p/>
        </draw:path>
        <draw:g>
          <draw:custom-shape draw:style-name="gr19" draw:text-style-name="P16" draw:layer="layout" svg:width="1.6cm" svg:height="1.6cm" svg:x="17.02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25cm" svg:height="1.195cm" svg:x="17.343cm" svg:y="7.509cm">
            <draw:text-box>
              <text:p text:style-name="P5"><text:span text:style-name="T1">s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17.8184326585013cm 7.90698914534851cm)" svg:viewBox="0 0 1377 1320" svg:d="M728 0c1778 0-649 2405-728 721">
          <text:p/>
        </draw:path>
        <draw:frame draw:style-name="gr3" draw:text-style-name="P10" draw:layer="layout" svg:width="0.853cm" svg:height="0.962cm" svg:x="17.4cm" svg:y="6.401cm">
          <draw:text-box>
            <text:p>3</text:p>
          </draw:text-box>
        </draw:frame>
        <draw:frame draw:style-name="gr3" draw:text-style-name="P10" draw:layer="layout" svg:width="0.853cm" svg:height="0.962cm" svg:x="13.4cm" svg:y="6.301cm">
          <draw:text-box>
            <text:p>2</text:p>
          </draw:text-box>
        </draw:frame>
        <draw:line draw:style-name="gr8" draw:text-style-name="P1" draw:layer="layout" svg:x1="10.7cm" svg:y1="2.606cm" svg:x2="12.9cm" svg:y2="4.406cm">
          <text:p/>
        </draw:line>
        <draw:line draw:style-name="gr8" draw:text-style-name="P1" draw:layer="layout" svg:x1="13.4cm" svg:y1="2.706cm" svg:x2="17.1cm" svg:y2="4.306cm">
          <text:p/>
        </draw:line>
        <draw:line draw:style-name="gr1" draw:text-style-name="P1" draw:layer="layout" svg:x1="2.7cm" svg:y1="9.606cm" svg:x2="20.7cm" svg:y2="9.606cm">
          <text:p/>
        </draw:line>
        <draw:g>
          <draw:custom-shape draw:style-name="gr12" draw:text-style-name="P11" draw:layer="layout" svg:width="1.6cm" svg:height="1.6cm" svg:x="13.008cm" svg:y="7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2" draw:layer="layout" svg:width="0.972cm" svg:height="1.195cm" svg:x="13.331cm" svg:y="7.416cm">
            <draw:text-box>
              <text:p text:style-name="P5"><text:span text:style-name="T1">a</text:span></text:p>
            </draw:text-box>
          </draw:frame>
        </draw:g>
        <draw:g>
          <draw:custom-shape draw:style-name="gr19" draw:text-style-name="P16" draw:layer="layout" svg:width="1.6cm" svg:height="1.6cm" svg:x="4.7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5.097cm" svg:y="17.648cm">
            <draw:text-box>
              <text:p text:style-name="P5"><text:span text:style-name="T1">a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5.57243265850128cm 18.0459891453485cm)" svg:viewBox="0 0 1377 1320" svg:d="M728 0c1778 0-649 2405-728 721">
          <text:p/>
        </draw:path>
        <draw:g xml:id="id16" draw:id="id16">
          <draw:custom-shape draw:style-name="gr2" draw:text-style-name="P2" draw:layer="layout" svg:width="1.6cm" svg:height="1.6cm" svg:x="2.2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25cm" svg:height="1.195cm" svg:x="2.597cm" svg:y="17.648cm">
            <draw:text-box>
              <text:p text:style-name="P5"><text:span text:style-name="T1">s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3.07243265850128cm 18.0459891453485cm)" svg:viewBox="0 0 1377 1320" svg:d="M728 0c1778 0-649 2405-728 721">
          <text:p/>
        </draw:path>
        <draw:frame draw:style-name="gr3" draw:text-style-name="P10" draw:layer="layout" svg:width="0.853cm" svg:height="0.962cm" svg:x="2.654cm" svg:y="16.54cm">
          <draw:text-box>
            <text:p>2</text:p>
          </draw:text-box>
        </draw:frame>
        <draw:g>
          <draw:frame draw:style-name="gr23" draw:text-style-name="P21" draw:layer="layout" svg:width="2.374cm" svg:height="1.103cm" svg:x="10.164cm" svg:y="12.446cm">
            <draw:text-box>
              <text:p text:style-name="P7"><text:span text:style-name="T2">Rea</text:span><text:span text:style-name="T2">d</text:span></text:p>
            </draw:text-box>
          </draw:frame>
          <draw:custom-shape draw:style-name="gr24" draw:text-style-name="P22" draw:layer="layout" svg:width="2.574cm" svg:height="1.2cm" svg:x="10cm" svg:y="12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121cm" svg:height="1.103cm" svg:x="3.221cm" svg:y="11.446cm">
            <draw:text-box>
              <text:p text:style-name="P7"><text:span text:style-name="T2">get 0</text:span></text:p>
            </draw:text-box>
          </draw:frame>
          <draw:custom-shape draw:style-name="gr11" draw:text-style-name="P9" draw:layer="layout" svg:width="2.3cm" svg:height="1.2cm" svg:x="3.074cm" svg:y="11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121cm" svg:height="1.103cm" svg:x="6.222cm" svg:y="11.447cm">
            <draw:text-box>
              <text:p text:style-name="P7"><text:span text:style-name="T2">get </text:span><text:span text:style-name="T2">1</text:span></text:p>
            </draw:text-box>
          </draw:frame>
          <draw:custom-shape draw:style-name="gr11" draw:text-style-name="P9" draw:layer="layout" svg:width="2.3cm" svg:height="1.2cm" svg:x="6.075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979cm" svg:height="1.103cm" svg:x="1.281cm" svg:y="13.446cm">
            <draw:text-box>
              <text:p text:style-name="P7"><text:span text:style-name="T2">Write </text:span><text:span text:style-name="T2">0</text:span></text:p>
            </draw:text-box>
          </draw:frame>
          <draw:custom-shape draw:style-name="gr6" draw:text-style-name="P9" draw:layer="layout" svg:width="3.231cm" svg:height="1.2cm" svg:x="1.074cm" svg:y="13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" draw:text-style-name="P10" draw:layer="layout" svg:width="0.853cm" svg:height="0.962cm" svg:x="0.574cm" svg:y="12.6cm">
          <draw:text-box>
            <text:p>2</text:p>
          </draw:text-box>
        </draw:frame>
        <draw:line draw:style-name="gr10" draw:text-style-name="P1" draw:layer="layout" svg:x1="6.074cm" svg:y1="12.5cm" svg:x2="4.174cm" svg:y2="13.4cm">
          <text:p/>
        </draw:line>
        <draw:frame draw:style-name="gr3" draw:text-style-name="P10" draw:layer="layout" svg:width="0.853cm" svg:height="0.962cm" svg:x="8.974cm" svg:y="12.5cm">
          <draw:text-box>
            <text:p>4</text:p>
          </draw:text-box>
        </draw:frame>
        <draw:line draw:style-name="gr10" draw:text-style-name="P1" draw:layer="layout" svg:x1="6.874cm" svg:y1="12.6cm" svg:x2="7.874cm" svg:y2="13.4cm">
          <text:p/>
        </draw:line>
        <draw:g xml:id="id15" draw:id="id15">
          <draw:frame draw:style-name="gr5" draw:text-style-name="P8" draw:layer="layout" svg:width="4.887cm" svg:height="1.103cm" svg:x="8.413cm" svg:y="15.447cm">
            <draw:text-box>
              <text:p text:style-name="P7"><text:span text:style-name="T2">G</text:span><text:span text:style-name="T2">o</text:span><text:span text:style-name="T2">t</text:span><text:span text:style-name="T2">o </text:span><text:span text:style-name="T2">S</text:span><text:span text:style-name="T2">t</text:span><text:span text:style-name="T2">a</text:span><text:span text:style-name="T2">t</text:span><text:span text:style-name="T2">e </text:span><text:span text:style-name="T2">‘</text:span><text:span text:style-name="T2">x</text:span><text:span text:style-name="T2">’</text:span></text:p>
            </draw:text-box>
          </draw:frame>
          <draw:custom-shape draw:style-name="gr14" draw:text-style-name="P9" draw:layer="layout" svg:width="5.3cm" svg:height="1.2cm" svg:x="8.074cm" svg:y="15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0" draw:text-style-name="P1" draw:layer="layout" svg:x1="7.848cm" svg:y1="12.574cm" svg:x2="10.074cm" svg:y2="15.4cm">
          <text:p/>
        </draw:line>
        <draw:g>
          <draw:frame draw:style-name="gr15" draw:text-style-name="P13" draw:layer="layout" svg:width="3.044cm" svg:height="1.852cm" svg:x="6.285cm" svg:y="13.448cm">
            <draw:text-box>
              <text:p text:style-name="P7"><text:span text:style-name="T2">M</text:span><text:span text:style-name="T2">o</text:span><text:span text:style-name="T2">v</text:span><text:span text:style-name="T2">e </text:span><text:span text:style-name="T2">‘r’</text:span></text:p>
            </draw:text-box>
          </draw:frame>
          <draw:custom-shape draw:style-name="gr16" draw:text-style-name="P14" draw:layer="layout" svg:width="3.3cm" svg:height="1.218cm" svg:x="6.074cm" svg:y="13.40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0" draw:text-style-name="P1" draw:layer="layout" svg:x1="10.724cm" svg:y1="16.602cm" svg:x2="3.074cm" svg:y2="19cm" draw:start-shape="id15" draw:start-glue-point="2" draw:end-shape="id16" draw:end-glue-point="2" svg:d="M10724 16602v2940h-7650v-542" svg:viewBox="0 0 7651 2941">
          <text:p/>
        </draw:connector>
        <draw:custom-shape draw:style-name="gr18" draw:text-style-name="P15" draw:layer="layout" svg:width="13.9cm" svg:height="10.1cm" svg:x="0.174cm" svg:y="10.4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0.853cm" svg:height="0.962cm" svg:x="13.274cm" svg:y="15.1cm">
          <draw:text-box>
            <text:p>3</text:p>
          </draw:text-box>
        </draw:frame>
        <draw:frame draw:style-name="gr3" draw:text-style-name="P10" draw:layer="layout" svg:width="1.984cm" svg:height="0.962cm" svg:x="14.7cm" svg:y="11.8cm">
          <draw:text-box>
            <text:p>State</text:p>
          </draw:text-box>
        </draw:frame>
        <draw:frame draw:style-name="gr3" draw:text-style-name="P10" draw:layer="layout" svg:width="0.853cm" svg:height="0.962cm" svg:x="10.801cm" svg:y="16.8cm">
          <draw:text-box>
            <text:p>2</text:p>
          </draw:text-box>
        </draw:frame>
        <draw:frame draw:style-name="gr3" draw:text-style-name="P10" draw:layer="layout" svg:width="2.013cm" svg:height="0.962cm" svg:x="21.401cm" svg:y="7.1cm">
          <draw:text-box>
            <text:p>Head</text:p>
          </draw:text-box>
        </draw:frame>
      </draw:page>
      <draw:page draw:name="page5" draw:style-name="dp1" draw:master-page-name="Default">
        <draw:line draw:style-name="gr1" draw:text-style-name="P1" draw:layer="layout" svg:x1="0cm" svg:y1="0.973cm" svg:x2="29.7cm" svg:y2="0.973cm">
          <text:p/>
        </draw:line>
        <draw:line draw:style-name="gr1" draw:text-style-name="P1" draw:layer="layout" svg:x1="0cm" svg:y1="2.973cm" svg:x2="29.7cm" svg:y2="2.973cm">
          <text:p/>
        </draw:line>
        <draw:line draw:style-name="gr1" draw:text-style-name="P1" draw:layer="layout" svg:x1="2.7cm" svg:y1="0.973cm" svg:x2="2.7cm" svg:y2="2.973cm">
          <text:p/>
        </draw:line>
        <draw:line draw:style-name="gr1" draw:text-style-name="P1" draw:layer="layout" svg:x1="8.7cm" svg:y1="0.973cm" svg:x2="8.7cm" svg:y2="2.973cm">
          <text:p/>
        </draw:line>
        <draw:line draw:style-name="gr1" draw:text-style-name="P1" draw:layer="layout" svg:x1="14.7cm" svg:y1="0.973cm" svg:x2="14.7cm" svg:y2="2.973cm">
          <text:p/>
        </draw:line>
        <draw:line draw:style-name="gr1" draw:text-style-name="P1" draw:layer="layout" svg:x1="20.7cm" svg:y1="0.973cm" svg:x2="20.7cm" svg:y2="2.973cm">
          <text:p/>
        </draw:line>
        <draw:line draw:style-name="gr1" draw:text-style-name="P1" draw:layer="layout" svg:x1="26.7cm" svg:y1="0.973cm" svg:x2="26.7cm" svg:y2="2.973cm">
          <text:p/>
        </draw:line>
        <draw:g>
          <draw:custom-shape draw:style-name="gr19" draw:text-style-name="P16" draw:layer="layout" svg:width="1.6cm" svg:height="1.6cm" svg:x="6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972cm" svg:height="1.195cm" svg:x="6.652cm" svg:y="1.399cm">
            <draw:text-box>
              <text:p text:style-name="P3">1</text:p>
            </draw:text-box>
          </draw:frame>
        </draw:g>
        <draw:g>
          <draw:custom-shape draw:style-name="gr21" draw:text-style-name="P18" draw:layer="layout" svg:width="1.6cm" svg:height="1.6cm" svg:x="3.3cm" svg:y="1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972cm" svg:height="1.195cm" svg:x="3.623cm" svg:y="1.421cm">
            <draw:text-box>
              <text:p text:style-name="P5"><text:span text:style-name="T1">0</text:span></text:p>
            </draw:text-box>
          </draw:frame>
        </draw:g>
        <draw:g>
          <draw:custom-shape draw:style-name="gr19" draw:text-style-name="P16" draw:layer="layout" svg:width="1.6cm" svg:height="1.6cm" svg:x="12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972cm" svg:height="1.195cm" svg:x="12.653cm" svg:y="1.4cm">
            <draw:text-box>
              <text:p text:style-name="P3">1</text:p>
            </draw:text-box>
          </draw:frame>
        </draw:g>
        <draw:g>
          <draw:custom-shape draw:style-name="gr2" draw:text-style-name="P2" draw:layer="layout" svg:width="1.6cm" svg:height="1.6cm" svg:x="9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72cm" svg:height="1.195cm" svg:x="9.624cm" svg:y="1.422cm">
            <draw:text-box>
              <text:p text:style-name="P5"><text:span text:style-name="T1">0</text:span></text:p>
            </draw:text-box>
          </draw:frame>
        </draw:g>
        <draw:g>
          <draw:custom-shape draw:style-name="gr2" draw:text-style-name="P2" draw:layer="layout" svg:width="1.6cm" svg:height="1.6cm" svg:x="18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972cm" svg:height="1.195cm" svg:x="18.654cm" svg:y="1.401cm">
            <draw:text-box>
              <text:p text:style-name="P3">1</text:p>
            </draw:text-box>
          </draw:frame>
        </draw:g>
        <draw:g>
          <draw:custom-shape draw:style-name="gr19" draw:text-style-name="P16" draw:layer="layout" svg:width="1.6cm" svg:height="1.6cm" svg:x="15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15.625cm" svg:y="1.423cm">
            <draw:text-box>
              <text:p text:style-name="P5"><text:span text:style-name="T1">0</text:span></text:p>
            </draw:text-box>
          </draw:frame>
        </draw:g>
        <draw:g>
          <draw:custom-shape draw:style-name="gr2" draw:text-style-name="P2" draw:layer="layout" svg:width="1.6cm" svg:height="1.6cm" svg:x="24.304cm" svg:y="1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972cm" svg:height="1.195cm" svg:x="24.655cm" svg:y="1.402cm">
            <draw:text-box>
              <text:p text:style-name="P3">1</text:p>
            </draw:text-box>
          </draw:frame>
        </draw:g>
        <draw:g>
          <draw:custom-shape draw:style-name="gr19" draw:text-style-name="P16" draw:layer="layout" svg:width="1.6cm" svg:height="1.6cm" svg:x="21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21.626cm" svg:y="1.424cm">
            <draw:text-box>
              <text:p text:style-name="P5"><text:span text:style-name="T1">0</text:span></text:p>
            </draw:text-box>
          </draw:frame>
        </draw:g>
        <draw:frame draw:style-name="gr3" draw:text-style-name="P6" draw:layer="layout" svg:width="1.213cm" svg:height="1.195cm" svg:x="0.9cm" svg:y="1.573cm">
          <draw:text-box>
            <text:p text:style-name="P5"><text:span text:style-name="T1">...</text:span></text:p>
          </draw:text-box>
        </draw:frame>
        <draw:frame draw:style-name="gr3" draw:text-style-name="P6" draw:layer="layout" svg:width="1.213cm" svg:height="1.195cm" svg:x="26.901cm" svg:y="1.574cm">
          <draw:text-box>
            <text:p text:style-name="P5"><text:span text:style-name="T1">...</text:span></text:p>
          </draw:text-box>
        </draw:frame>
        <draw:path draw:style-name="gr4" draw:text-style-name="P1" draw:layer="layout" svg:width="1.376cm" svg:height="1.319cm" draw:transform="skewX (-0.126536370769589) rotate (2.29353717004575) translate (4.09843265850128cm 1.818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7.12943265850128cm 1.891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0.1604326585013cm 1.864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3.1394326585013cm 1.863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6.1704326585013cm 1.83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9.1014326585013cm 1.883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22.1324326585013cm 1.85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25.1634326585013cm 1.82998914534851cm)" svg:viewBox="0 0 1377 1320" svg:d="M728 0c1778 0-649 2405-728 721">
          <text:p/>
        </draw:path>
        <draw:frame draw:style-name="gr3" draw:text-style-name="P10" draw:layer="layout" svg:width="1.874cm" svg:height="0.962cm" svg:x="27.3cm" svg:y="0cm">
          <draw:text-box>
            <text:p>Tape</text:p>
          </draw:text-box>
        </draw:frame>
        <draw:line draw:style-name="gr1" draw:text-style-name="P1" draw:layer="layout" svg:x1="8.7cm" svg:y1="3.006cm" svg:x2="11.7cm" svg:y2="4.406cm">
          <text:p/>
        </draw:line>
        <draw:line draw:style-name="gr1" draw:text-style-name="P1" draw:layer="layout" svg:x1="2.7cm" svg:y1="3.006cm" svg:x2="2.7cm" svg:y2="9.606cm">
          <text:p/>
        </draw:line>
        <draw:line draw:style-name="gr1" draw:text-style-name="P1" draw:layer="layout" svg:x1="11.7cm" svg:y1="4.406cm" svg:x2="11.7cm" svg:y2="9.606cm">
          <text:p/>
        </draw:line>
        <draw:g>
          <draw:custom-shape draw:style-name="gr19" draw:text-style-name="P16" draw:layer="layout" svg:width="1.6cm" svg:height="1.6cm" svg:x="4.008cm" svg:y="7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4.331cm" svg:y="7.421cm">
            <draw:text-box>
              <text:p text:style-name="P5"><text:span text:style-name="T1">a</text:span></text:p>
            </draw:text-box>
          </draw:frame>
        </draw:g>
        <draw:frame draw:style-name="gr3" draw:text-style-name="P10" draw:layer="layout" svg:width="0.853cm" svg:height="0.962cm" svg:x="8.4cm" svg:y="6.406cm">
          <draw:text-box>
            <text:p>3</text:p>
          </draw:text-box>
        </draw:frame>
        <draw:frame draw:style-name="gr3" draw:text-style-name="P10" draw:layer="layout" svg:width="0.853cm" svg:height="0.962cm" svg:x="4.4cm" svg:y="6.306cm">
          <draw:text-box>
            <text:p>2</text:p>
          </draw:text-box>
        </draw:frame>
        <draw:connector draw:style-name="gr7" draw:text-style-name="P1" draw:layer="layout" draw:type="lines" svg:x1="4.1cm" svg:y1="2.806cm" svg:x2="4.715cm" svg:y2="4.406cm" draw:end-shape="id17" draw:end-glue-point="0" svg:d="M4100 2806l615 1047v553" svg:viewBox="0 0 616 1601">
          <text:p/>
        </draw:connector>
        <draw:connector draw:style-name="gr7" draw:text-style-name="P1" draw:layer="layout" draw:type="lines" svg:x1="7.101cm" svg:y1="2.807cm" svg:x2="8.715cm" svg:y2="4.407cm" draw:end-shape="id18" svg:d="M7101 2807l1614 1047v553" svg:viewBox="0 0 1615 1601">
          <text:p/>
        </draw:connector>
        <draw:line draw:style-name="gr1" draw:text-style-name="P1" draw:layer="layout" svg:x1="2.7cm" svg:y1="9.606cm" svg:x2="11.7cm" svg:y2="9.606cm">
          <text:p/>
        </draw:line>
        <draw:path draw:style-name="gr4" draw:text-style-name="P1" draw:layer="layout" svg:width="1.376cm" svg:height="1.319cm" draw:transform="skewX (-0.126536370769589) rotate (2.29353717004575) translate (4.83743265850128cm 7.78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8.84943265850128cm 7.87998914534851cm)" svg:viewBox="0 0 1377 1320" svg:d="M728 0c1778 0-649 2405-728 721">
          <text:p/>
        </draw:path>
        <draw:line draw:style-name="gr1" draw:text-style-name="P1" draw:layer="layout" svg:x1="14.7cm" svg:y1="3.006cm" svg:x2="20.7cm" svg:y2="4.406cm">
          <text:p/>
        </draw:line>
        <draw:line draw:style-name="gr1" draw:text-style-name="P1" draw:layer="layout" svg:x1="20.7cm" svg:y1="4.406cm" svg:x2="20.7cm" svg:y2="9.606cm">
          <text:p/>
        </draw:line>
        <draw:path draw:style-name="gr4" draw:text-style-name="P1" draw:layer="layout" svg:width="1.376cm" svg:height="1.319cm" draw:transform="skewX (-0.126536370769589) rotate (2.29353717004575) translate (13.8064326585013cm 7.81398914534851cm)" svg:viewBox="0 0 1377 1320" svg:d="M728 0c1778 0-649 2405-728 721">
          <text:p/>
        </draw:path>
        <draw:g>
          <draw:custom-shape draw:style-name="gr19" draw:text-style-name="P16" draw:layer="layout" svg:width="1.6cm" svg:height="1.6cm" svg:x="17.02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25cm" svg:height="1.195cm" svg:x="17.343cm" svg:y="7.509cm">
            <draw:text-box>
              <text:p text:style-name="P5"><text:span text:style-name="T1">s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17.8184326585013cm 7.90698914534851cm)" svg:viewBox="0 0 1377 1320" svg:d="M728 0c1778 0-649 2405-728 721">
          <text:p/>
        </draw:path>
        <draw:frame draw:style-name="gr3" draw:text-style-name="P10" draw:layer="layout" svg:width="0.853cm" svg:height="0.962cm" svg:x="17.4cm" svg:y="6.401cm">
          <draw:text-box>
            <text:p>3</text:p>
          </draw:text-box>
        </draw:frame>
        <draw:frame draw:style-name="gr3" draw:text-style-name="P10" draw:layer="layout" svg:width="0.853cm" svg:height="0.962cm" svg:x="13.4cm" svg:y="6.301cm">
          <draw:text-box>
            <text:p>2</text:p>
          </draw:text-box>
        </draw:frame>
        <draw:line draw:style-name="gr8" draw:text-style-name="P1" draw:layer="layout" svg:x1="10.7cm" svg:y1="2.606cm" svg:x2="12.9cm" svg:y2="4.406cm">
          <text:p/>
        </draw:line>
        <draw:line draw:style-name="gr8" draw:text-style-name="P1" draw:layer="layout" svg:x1="13.4cm" svg:y1="2.706cm" svg:x2="17.1cm" svg:y2="4.306cm">
          <text:p/>
        </draw:line>
        <draw:line draw:style-name="gr1" draw:text-style-name="P1" draw:layer="layout" svg:x1="2.7cm" svg:y1="9.606cm" svg:x2="20.7cm" svg:y2="9.606cm">
          <text:p/>
        </draw:line>
        <draw:g>
          <draw:custom-shape draw:style-name="gr19" draw:text-style-name="P16" draw:layer="layout" svg:width="1.6cm" svg:height="1.6cm" svg:x="4.7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5.097cm" svg:y="17.648cm">
            <draw:text-box>
              <text:p text:style-name="P5"><text:span text:style-name="T1">a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5.57243265850128cm 18.0459891453485cm)" svg:viewBox="0 0 1377 1320" svg:d="M728 0c1778 0-649 2405-728 721">
          <text:p/>
        </draw:path>
        <draw:g xml:id="id20" draw:id="id20">
          <draw:custom-shape draw:style-name="gr2" draw:text-style-name="P2" draw:layer="layout" svg:width="1.6cm" svg:height="1.6cm" svg:x="2.2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25cm" svg:height="1.195cm" svg:x="2.597cm" svg:y="17.648cm">
            <draw:text-box>
              <text:p text:style-name="P5"><text:span text:style-name="T1">s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3.07243265850128cm 18.0459891453485cm)" svg:viewBox="0 0 1377 1320" svg:d="M728 0c1778 0-649 2405-728 721">
          <text:p/>
        </draw:path>
        <draw:frame draw:style-name="gr3" draw:text-style-name="P10" draw:layer="layout" svg:width="0.853cm" svg:height="0.962cm" svg:x="2.654cm" svg:y="16.54cm">
          <draw:text-box>
            <text:p>2</text:p>
          </draw:text-box>
        </draw:frame>
        <draw:g>
          <draw:frame draw:style-name="gr23" draw:text-style-name="P21" draw:layer="layout" svg:width="2.305cm" svg:height="1.103cm" svg:x="10.234cm" svg:y="12.446cm">
            <draw:text-box>
              <text:p text:style-name="P7"><text:span text:style-name="T2">Read</text:span></text:p>
            </draw:text-box>
          </draw:frame>
          <draw:custom-shape draw:style-name="gr25" draw:text-style-name="P22" draw:layer="layout" svg:width="2.5cm" svg:height="1.2cm" svg:x="10.074cm" svg:y="12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121cm" svg:height="1.103cm" svg:x="3.221cm" svg:y="11.446cm">
            <draw:text-box>
              <text:p text:style-name="P7"><text:span text:style-name="T2">get 0</text:span></text:p>
            </draw:text-box>
          </draw:frame>
          <draw:custom-shape draw:style-name="gr11" draw:text-style-name="P9" draw:layer="layout" svg:width="2.3cm" svg:height="1.2cm" svg:x="3.074cm" svg:y="11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121cm" svg:height="1.103cm" svg:x="6.222cm" svg:y="11.447cm">
            <draw:text-box>
              <text:p text:style-name="P7"><text:span text:style-name="T2">get 1</text:span></text:p>
            </draw:text-box>
          </draw:frame>
          <draw:custom-shape draw:style-name="gr11" draw:text-style-name="P9" draw:layer="layout" svg:width="2.3cm" svg:height="1.2cm" svg:x="6.075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979cm" svg:height="1.103cm" svg:x="1.281cm" svg:y="13.446cm">
            <draw:text-box>
              <text:p text:style-name="P7"><text:span text:style-name="T2">Write 0</text:span></text:p>
            </draw:text-box>
          </draw:frame>
          <draw:custom-shape draw:style-name="gr6" draw:text-style-name="P9" draw:layer="layout" svg:width="3.231cm" svg:height="1.2cm" svg:x="1.074cm" svg:y="13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" draw:text-style-name="P10" draw:layer="layout" svg:width="0.853cm" svg:height="0.962cm" svg:x="0.574cm" svg:y="12.6cm">
          <draw:text-box>
            <text:p>2</text:p>
          </draw:text-box>
        </draw:frame>
        <draw:line draw:style-name="gr10" draw:text-style-name="P1" draw:layer="layout" svg:x1="6.074cm" svg:y1="12.5cm" svg:x2="4.174cm" svg:y2="13.4cm">
          <text:p/>
        </draw:line>
        <draw:frame draw:style-name="gr3" draw:text-style-name="P10" draw:layer="layout" svg:width="0.853cm" svg:height="0.962cm" svg:x="8.974cm" svg:y="12.5cm">
          <draw:text-box>
            <text:p>4</text:p>
          </draw:text-box>
        </draw:frame>
        <draw:line draw:style-name="gr10" draw:text-style-name="P1" draw:layer="layout" svg:x1="6.874cm" svg:y1="12.6cm" svg:x2="7.874cm" svg:y2="13.4cm">
          <text:p/>
        </draw:line>
        <draw:g xml:id="id19" draw:id="id19">
          <draw:frame draw:style-name="gr5" draw:text-style-name="P8" draw:layer="layout" svg:width="4.887cm" svg:height="1.103cm" svg:x="8.413cm" svg:y="15.447cm">
            <draw:text-box>
              <text:p text:style-name="P7"><text:span text:style-name="T2">Goto </text:span><text:span text:style-name="T2">State </text:span><text:span text:style-name="T2">‘x’</text:span></text:p>
            </draw:text-box>
          </draw:frame>
          <draw:custom-shape draw:style-name="gr14" draw:text-style-name="P9" draw:layer="layout" svg:width="5.3cm" svg:height="1.2cm" svg:x="8.074cm" svg:y="15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0" draw:text-style-name="P1" draw:layer="layout" svg:x1="7.848cm" svg:y1="12.574cm" svg:x2="10.074cm" svg:y2="15.4cm">
          <text:p/>
        </draw:line>
        <draw:g>
          <draw:frame draw:style-name="gr15" draw:text-style-name="P13" draw:layer="layout" svg:width="3.044cm" svg:height="1.852cm" svg:x="6.285cm" svg:y="13.448cm">
            <draw:text-box>
              <text:p text:style-name="P7"><text:span text:style-name="T2">Move </text:span><text:span text:style-name="T2">‘r’</text:span></text:p>
            </draw:text-box>
          </draw:frame>
          <draw:custom-shape draw:style-name="gr16" draw:text-style-name="P14" draw:layer="layout" svg:width="3.3cm" svg:height="1.218cm" svg:x="6.074cm" svg:y="13.40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0" draw:text-style-name="P1" draw:layer="layout" svg:x1="10.724cm" svg:y1="16.602cm" svg:x2="3.074cm" svg:y2="19cm" draw:start-shape="id19" draw:start-glue-point="2" draw:end-shape="id20" draw:end-glue-point="2" svg:d="M10724 16602v2940h-7650v-542" svg:viewBox="0 0 7651 2941">
          <text:p/>
        </draw:connector>
        <draw:custom-shape draw:style-name="gr18" draw:text-style-name="P15" draw:layer="layout" svg:width="13.9cm" svg:height="10.1cm" svg:x="0.174cm" svg:y="10.4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0.853cm" svg:height="0.962cm" svg:x="13.274cm" svg:y="15.1cm">
          <draw:text-box>
            <text:p>3</text:p>
          </draw:text-box>
        </draw:frame>
        <draw:g>
          <draw:line draw:style-name="gr1" draw:text-style-name="P1" draw:layer="layout" svg:x1="11.201cm" svg:y1="12.312cm" svg:x2="11.201cm" svg:y2="6.212cm">
            <text:p/>
          </draw:line>
          <draw:line draw:style-name="gr10" draw:text-style-name="P1" draw:layer="layout" svg:x1="11.201cm" svg:y1="6.212cm" svg:x2="5.901cm" svg:y2="5.512cm">
            <text:p/>
          </draw:line>
          <draw:line draw:style-name="gr10" draw:text-style-name="P1" draw:layer="layout" svg:x1="11.201cm" svg:y1="6.212cm" svg:x2="10.301cm" svg:y2="5.512cm">
            <text:p/>
          </draw:line>
          <draw:line draw:style-name="gr10" draw:text-style-name="P1" draw:layer="layout" svg:x1="11.202cm" svg:y1="6.213cm" svg:x2="12.101cm" svg:y2="5.512cm">
            <text:p/>
          </draw:line>
          <draw:line draw:style-name="gr10" draw:text-style-name="P1" draw:layer="layout" svg:x1="11.202cm" svg:y1="6.214cm" svg:x2="16.201cm" svg:y2="5.512cm">
            <text:p/>
          </draw:line>
        </draw:g>
        <draw:line draw:style-name="gr10" draw:text-style-name="P1" draw:layer="layout" svg:x1="3.501cm" svg:y1="5.512cm" svg:x2="3.501cm" svg:y2="11.312cm">
          <text:p/>
        </draw:line>
        <draw:line draw:style-name="gr10" draw:text-style-name="P1" draw:layer="layout" svg:x1="13.601cm" svg:y1="5.512cm" svg:x2="5.301cm" svg:y2="11.412cm">
          <text:p/>
        </draw:line>
        <draw:line draw:style-name="gr10" draw:text-style-name="P1" draw:layer="layout" svg:x1="7.501cm" svg:y1="5.486cm" svg:x2="7.501cm" svg:y2="11.286cm">
          <text:p/>
        </draw:line>
        <draw:line draw:style-name="gr10" draw:text-style-name="P1" draw:layer="layout" svg:x1="16.628cm" svg:y1="5.486cm" svg:x2="8.328cm" svg:y2="11.386cm">
          <text:p/>
        </draw:line>
        <draw:connector draw:style-name="gr10" draw:text-style-name="P1" draw:layer="layout" svg:x1="1.101cm" svg:y1="13.913cm" svg:x2="3.301cm" svg:y2="1.912cm" svg:d="M1101 13913h-554v-12001h2754" svg:viewBox="0 0 2755 12002">
          <text:p/>
        </draw:connector>
        <draw:line draw:style-name="gr10" draw:text-style-name="P1" draw:layer="layout" svg:x1="9.001cm" svg:y1="13.312cm" svg:x2="9.001cm" svg:y2="8.812cm">
          <text:p/>
        </draw:line>
        <draw:line draw:style-name="gr10" draw:text-style-name="P1" draw:layer="layout" svg:x1="9.001cm" svg:y1="11.912cm" svg:x2="13.501cm" svg:y2="8.712cm">
          <text:p/>
        </draw:line>
        <draw:g xml:id="id17" draw:id="id17">
          <draw:frame draw:style-name="gr26" draw:text-style-name="P13" draw:layer="layout" svg:width="2.979cm" svg:height="1.103cm" svg:x="3.307cm" svg:y="4.451cm">
            <draw:text-box>
              <text:p text:style-name="P7"><text:span text:style-name="T2">Read </text:span><text:span text:style-name="T2">0</text:span></text:p>
            </draw:text-box>
          </draw:frame>
          <draw:custom-shape draw:style-name="gr27" draw:text-style-name="P14" draw:layer="layout" svg:width="3.231cm" svg:height="1.2cm" svg:x="3.1cm" svg:y="4.4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8" draw:id="id18">
          <draw:frame draw:style-name="gr26" draw:text-style-name="P13" draw:layer="layout" svg:width="2.979cm" svg:height="1.103cm" svg:x="7.307cm" svg:y="4.452cm">
            <draw:text-box>
              <text:p text:style-name="P7"><text:span text:style-name="T2">Read </text:span><text:span text:style-name="T2">1</text:span></text:p>
            </draw:text-box>
          </draw:frame>
          <draw:custom-shape draw:style-name="gr27" draw:text-style-name="P14" draw:layer="layout" svg:width="3.231cm" svg:height="1.2cm" svg:x="7.1cm" svg:y="4.4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1" draw:text-style-name="P18" draw:layer="layout" svg:width="1.6cm" svg:height="1.6cm" svg:x="8.02cm" svg:y="7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925cm" svg:height="1.195cm" svg:x="8.343cm" svg:y="7.514cm">
            <draw:text-box>
              <text:p text:style-name="P5"><text:span text:style-name="T1">s</text:span></text:p>
            </draw:text-box>
          </draw:frame>
        </draw:g>
        <draw:g>
          <draw:frame draw:style-name="gr26" draw:text-style-name="P13" draw:layer="layout" svg:width="2.979cm" svg:height="1.103cm" svg:x="12.307cm" svg:y="4.446cm">
            <draw:text-box>
              <text:p text:style-name="P7"><text:span text:style-name="T2">Read </text:span><text:span text:style-name="T2">0</text:span></text:p>
            </draw:text-box>
          </draw:frame>
          <draw:custom-shape draw:style-name="gr27" draw:text-style-name="P14" draw:layer="layout" svg:width="3.231cm" svg:height="1.2cm" svg:x="12.1cm" svg:y="4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26" draw:text-style-name="P13" draw:layer="layout" svg:width="2.979cm" svg:height="1.103cm" svg:x="16.307cm" svg:y="4.447cm">
            <draw:text-box>
              <text:p text:style-name="P7"><text:span text:style-name="T2">Read </text:span><text:span text:style-name="T2">1</text:span></text:p>
            </draw:text-box>
          </draw:frame>
          <draw:custom-shape draw:style-name="gr27" draw:text-style-name="P14" draw:layer="layout" svg:width="3.231cm" svg:height="1.2cm" svg:x="16.1cm" svg:y="4.40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23" draw:layer="layout" svg:width="1.6cm" svg:height="1.6cm" svg:x="13.008cm" svg:y="7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24" draw:layer="layout" svg:width="0.972cm" svg:height="1.195cm" svg:x="13.331cm" svg:y="7.416cm">
            <draw:text-box>
              <text:p text:style-name="P5"><text:span text:style-name="T1">a</text:span></text:p>
            </draw:text-box>
          </draw:frame>
        </draw:g>
        <draw:frame draw:style-name="gr3" draw:text-style-name="P10" draw:layer="layout" svg:width="2.013cm" svg:height="0.962cm" svg:x="21.4cm" svg:y="7.8cm">
          <draw:text-box>
            <text:p>Head</text:p>
          </draw:text-box>
        </draw:frame>
        <draw:frame draw:style-name="gr3" draw:text-style-name="P10" draw:layer="layout" svg:width="1.984cm" svg:height="0.962cm" svg:x="26.301cm" svg:y="9.027cm">
          <draw:text-box>
            <text:p>State</text:p>
          </draw:text-box>
        </draw:frame>
        <draw:custom-shape draw:style-name="gr18" draw:text-style-name="P15" draw:layer="layout" svg:width="13.9cm" svg:height="10.1cm" svg:x="15.2cm" svg:y="10.427cm">
          <text:p/>
          <draw:enhanced-geometry svg:viewBox="0 0 21600 21600" draw:type="rectangle" draw:enhanced-path="M 0 0 L 21600 0 21600 21600 0 21600 0 0 Z N"/>
        </draw:custom-shape>
        <draw:g xml:id="id23" draw:id="id23">
          <draw:custom-shape draw:style-name="gr2" draw:text-style-name="P2" draw:layer="layout" svg:width="1.6cm" svg:height="1.6cm" svg:x="19.8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72cm" svg:height="1.195cm" svg:x="20.13cm" svg:y="17.741cm">
            <draw:text-box>
              <text:p text:style-name="P5"><text:span text:style-name="T1">a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20.6054326585013cm 18.1389891453485cm)" svg:viewBox="0 0 1377 1320" svg:d="M728 0c1778 0-649 2405-728 721">
          <text:p/>
        </draw:path>
        <draw:g xml:id="id22" draw:id="id22">
          <draw:custom-shape draw:style-name="gr19" draw:text-style-name="P16" draw:layer="layout" svg:width="1.6cm" svg:height="1.6cm" svg:x="17.3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25cm" svg:height="1.195cm" svg:x="17.63cm" svg:y="17.741cm">
            <draw:text-box>
              <text:p text:style-name="P5"><text:span text:style-name="T1">s</text:span></text:p>
            </draw:text-box>
          </draw:frame>
        </draw:g>
        <draw:frame draw:style-name="gr3" draw:text-style-name="P10" draw:layer="layout" svg:width="0.853cm" svg:height="0.962cm" svg:x="17.687cm" svg:y="16.633cm">
          <draw:text-box>
            <text:p>2</text:p>
          </draw:text-box>
        </draw:frame>
        <draw:g>
          <draw:frame draw:style-name="gr5" draw:text-style-name="P8" draw:layer="layout" svg:width="2.305cm" svg:height="1.103cm" svg:x="25.267cm" svg:y="12.539cm">
            <draw:text-box>
              <text:p text:style-name="P7"><text:span text:style-name="T2">Read</text:span></text:p>
            </draw:text-box>
          </draw:frame>
          <draw:custom-shape draw:style-name="gr9" draw:text-style-name="P9" draw:layer="layout" svg:width="2.5cm" svg:height="1.2cm" svg:x="25.107cm" svg:y="12.4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1" draw:id="id21">
          <draw:frame draw:style-name="gr5" draw:text-style-name="P8" draw:layer="layout" svg:width="4.887cm" svg:height="1.103cm" svg:x="23.446cm" svg:y="15.54cm">
            <draw:text-box>
              <text:p text:style-name="P7"><text:span text:style-name="T2">Goto </text:span><text:span text:style-name="T2">State </text:span><text:span text:style-name="T2">‘x’</text:span></text:p>
            </draw:text-box>
          </draw:frame>
          <draw:custom-shape draw:style-name="gr14" draw:text-style-name="P9" draw:layer="layout" svg:width="5.3cm" svg:height="1.2cm" svg:x="23.107cm" svg:y="15.4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0" draw:text-style-name="P1" draw:layer="layout" svg:x1="25.757cm" svg:y1="16.695cm" svg:x2="18.107cm" svg:y2="19.093cm" draw:start-shape="id21" draw:start-glue-point="2" draw:end-shape="id22" draw:end-glue-point="2" svg:d="M25757 16695v2940h-7650v-542" svg:viewBox="0 0 7651 2941">
          <text:p/>
        </draw:connector>
        <draw:path draw:style-name="gr4" draw:text-style-name="P1" draw:layer="layout" svg:width="1.376cm" svg:height="1.319cm" draw:transform="skewX (-0.126536370769589) rotate (2.29353717004575) translate (18.1294326585013cm 18.1459891453485cm)" svg:viewBox="0 0 1377 1320" svg:d="M728 0c1778 0-649 2405-728 721">
          <text:p/>
        </draw:path>
        <draw:g>
          <draw:frame draw:style-name="gr5" draw:text-style-name="P8" draw:layer="layout" svg:width="2.121cm" svg:height="1.103cm" svg:x="18.22cm" svg:y="11.447cm">
            <draw:text-box>
              <text:p text:style-name="P7"><text:span text:style-name="T2">get 0</text:span></text:p>
            </draw:text-box>
          </draw:frame>
          <draw:custom-shape draw:style-name="gr11" draw:text-style-name="P9" draw:layer="layout" svg:width="2.3cm" svg:height="1.2cm" svg:x="18.073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121cm" svg:height="1.103cm" svg:x="21.221cm" svg:y="11.448cm">
            <draw:text-box>
              <text:p text:style-name="P7"><text:span text:style-name="T2">get 1</text:span></text:p>
            </draw:text-box>
          </draw:frame>
          <draw:custom-shape draw:style-name="gr11" draw:text-style-name="P9" draw:layer="layout" svg:width="2.3cm" svg:height="1.2cm" svg:x="21.074cm" svg:y="11.4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979cm" svg:height="1.103cm" svg:x="16.28cm" svg:y="13.447cm">
            <draw:text-box>
              <text:p text:style-name="P7"><text:span text:style-name="T2">Write 1</text:span></text:p>
            </draw:text-box>
          </draw:frame>
          <draw:custom-shape draw:style-name="gr6" draw:text-style-name="P9" draw:layer="layout" svg:width="3.231cm" svg:height="1.2cm" svg:x="16.073cm" svg:y="13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0" draw:text-style-name="P1" draw:layer="layout" svg:x1="21.073cm" svg:y1="12.501cm" svg:x2="19.173cm" svg:y2="13.401cm">
          <text:p/>
        </draw:line>
        <draw:line draw:style-name="gr10" draw:text-style-name="P1" draw:layer="layout" svg:x1="21.873cm" svg:y1="12.601cm" svg:x2="22.873cm" svg:y2="13.401cm">
          <text:p/>
        </draw:line>
        <draw:line draw:style-name="gr10" draw:text-style-name="P1" draw:layer="layout" svg:x1="22.847cm" svg:y1="12.575cm" svg:x2="25.073cm" svg:y2="15.401cm">
          <text:p/>
        </draw:line>
        <draw:g>
          <draw:frame draw:style-name="gr15" draw:text-style-name="P13" draw:layer="layout" svg:width="3.044cm" svg:height="1.852cm" svg:x="21.284cm" svg:y="13.449cm">
            <draw:text-box>
              <text:p text:style-name="P7"><text:span text:style-name="T2">Move </text:span><text:span text:style-name="T2">‘l’</text:span></text:p>
            </draw:text-box>
          </draw:frame>
          <draw:custom-shape draw:style-name="gr16" draw:text-style-name="P14" draw:layer="layout" svg:width="3.3cm" svg:height="1.218cm" svg:x="21.073cm" svg:y="13.40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onnector draw:style-name="gr10" draw:text-style-name="P1" draw:layer="layout" draw:line-skew="-0.491cm" svg:x1="13.4cm" svg:y1="16.029cm" svg:x2="20.607cm" svg:y2="17.493cm" draw:end-shape="id23" draw:end-glue-point="0" svg:d="M13400 16029v-29h7207v1493" svg:viewBox="0 0 7208 1494">
            <text:p/>
          </draw:connector>
          <draw:line draw:style-name="gr10" draw:text-style-name="P1" draw:layer="layout" svg:x1="20.6cm" svg:y1="16cm" svg:x2="26.6cm" svg:y2="13.727cm">
            <text:p/>
          </draw:line>
        </draw:g>
        <draw:frame draw:style-name="gr3" draw:text-style-name="P10" draw:layer="layout" svg:width="0.853cm" svg:height="0.962cm" svg:x="10.801cm" svg:y="16.8cm">
          <draw:text-box>
            <text:p>2</text:p>
          </draw:text-box>
        </draw:frame>
        <draw:frame draw:style-name="gr3" draw:text-style-name="P10" draw:layer="layout" svg:width="0.853cm" svg:height="0.962cm" svg:x="25.716cm" svg:y="16.748cm">
          <draw:text-box>
            <text:p>2</text:p>
          </draw:text-box>
        </draw:frame>
      </draw:page>
      <draw:page draw:name="page6" draw:style-name="dp1" draw:master-page-name="Default">
        <draw:line draw:style-name="gr1" draw:text-style-name="P1" draw:layer="layout" svg:x1="0cm" svg:y1="0.973cm" svg:x2="29.7cm" svg:y2="0.973cm">
          <text:p/>
        </draw:line>
        <draw:line draw:style-name="gr1" draw:text-style-name="P1" draw:layer="layout" svg:x1="0cm" svg:y1="2.973cm" svg:x2="29.7cm" svg:y2="2.973cm">
          <text:p/>
        </draw:line>
        <draw:line draw:style-name="gr1" draw:text-style-name="P1" draw:layer="layout" svg:x1="2.7cm" svg:y1="0.973cm" svg:x2="2.7cm" svg:y2="2.973cm">
          <text:p/>
        </draw:line>
        <draw:line draw:style-name="gr1" draw:text-style-name="P1" draw:layer="layout" svg:x1="8.7cm" svg:y1="0.973cm" svg:x2="8.7cm" svg:y2="2.973cm">
          <text:p/>
        </draw:line>
        <draw:line draw:style-name="gr1" draw:text-style-name="P1" draw:layer="layout" svg:x1="14.7cm" svg:y1="0.973cm" svg:x2="14.7cm" svg:y2="2.973cm">
          <text:p/>
        </draw:line>
        <draw:line draw:style-name="gr1" draw:text-style-name="P1" draw:layer="layout" svg:x1="20.7cm" svg:y1="0.973cm" svg:x2="20.7cm" svg:y2="2.973cm">
          <text:p/>
        </draw:line>
        <draw:line draw:style-name="gr1" draw:text-style-name="P1" draw:layer="layout" svg:x1="26.7cm" svg:y1="0.973cm" svg:x2="26.7cm" svg:y2="2.973cm">
          <text:p/>
        </draw:line>
        <draw:g>
          <draw:custom-shape draw:style-name="gr19" draw:text-style-name="P16" draw:layer="layout" svg:width="1.6cm" svg:height="1.6cm" svg:x="6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972cm" svg:height="1.195cm" svg:x="6.652cm" svg:y="1.399cm">
            <draw:text-box>
              <text:p text:style-name="P3">1</text:p>
            </draw:text-box>
          </draw:frame>
        </draw:g>
        <draw:g>
          <draw:custom-shape draw:style-name="gr21" draw:text-style-name="P18" draw:layer="layout" svg:width="1.6cm" svg:height="1.6cm" svg:x="3.3cm" svg:y="1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972cm" svg:height="1.195cm" svg:x="3.623cm" svg:y="1.421cm">
            <draw:text-box>
              <text:p text:style-name="P5"><text:span text:style-name="T1">0</text:span></text:p>
            </draw:text-box>
          </draw:frame>
        </draw:g>
        <draw:g>
          <draw:custom-shape draw:style-name="gr19" draw:text-style-name="P16" draw:layer="layout" svg:width="1.6cm" svg:height="1.6cm" svg:x="12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972cm" svg:height="1.195cm" svg:x="12.653cm" svg:y="1.4cm">
            <draw:text-box>
              <text:p text:style-name="P3">1</text:p>
            </draw:text-box>
          </draw:frame>
        </draw:g>
        <draw:g>
          <draw:custom-shape draw:style-name="gr2" draw:text-style-name="P2" draw:layer="layout" svg:width="1.6cm" svg:height="1.6cm" svg:x="9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72cm" svg:height="1.195cm" svg:x="9.624cm" svg:y="1.422cm">
            <draw:text-box>
              <text:p text:style-name="P5"><text:span text:style-name="T1">0</text:span></text:p>
            </draw:text-box>
          </draw:frame>
        </draw:g>
        <draw:g>
          <draw:custom-shape draw:style-name="gr2" draw:text-style-name="P2" draw:layer="layout" svg:width="1.6cm" svg:height="1.6cm" svg:x="18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972cm" svg:height="1.195cm" svg:x="18.654cm" svg:y="1.401cm">
            <draw:text-box>
              <text:p text:style-name="P3">1</text:p>
            </draw:text-box>
          </draw:frame>
        </draw:g>
        <draw:g>
          <draw:custom-shape draw:style-name="gr19" draw:text-style-name="P16" draw:layer="layout" svg:width="1.6cm" svg:height="1.6cm" svg:x="15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15.625cm" svg:y="1.423cm">
            <draw:text-box>
              <text:p text:style-name="P5"><text:span text:style-name="T1">0</text:span></text:p>
            </draw:text-box>
          </draw:frame>
        </draw:g>
        <draw:g>
          <draw:custom-shape draw:style-name="gr2" draw:text-style-name="P2" draw:layer="layout" svg:width="1.6cm" svg:height="1.6cm" svg:x="24.304cm" svg:y="1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972cm" svg:height="1.195cm" svg:x="24.655cm" svg:y="1.402cm">
            <draw:text-box>
              <text:p text:style-name="P3">1</text:p>
            </draw:text-box>
          </draw:frame>
        </draw:g>
        <draw:g>
          <draw:custom-shape draw:style-name="gr19" draw:text-style-name="P16" draw:layer="layout" svg:width="1.6cm" svg:height="1.6cm" svg:x="21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21.626cm" svg:y="1.424cm">
            <draw:text-box>
              <text:p text:style-name="P5"><text:span text:style-name="T1">0</text:span></text:p>
            </draw:text-box>
          </draw:frame>
        </draw:g>
        <draw:frame draw:style-name="gr3" draw:text-style-name="P6" draw:layer="layout" svg:width="1.213cm" svg:height="1.195cm" svg:x="0.9cm" svg:y="1.573cm">
          <draw:text-box>
            <text:p text:style-name="P5"><text:span text:style-name="T1">...</text:span></text:p>
          </draw:text-box>
        </draw:frame>
        <draw:frame draw:style-name="gr3" draw:text-style-name="P6" draw:layer="layout" svg:width="1.213cm" svg:height="1.195cm" svg:x="26.901cm" svg:y="1.574cm">
          <draw:text-box>
            <text:p text:style-name="P5"><text:span text:style-name="T1">...</text:span></text:p>
          </draw:text-box>
        </draw:frame>
        <draw:path draw:style-name="gr4" draw:text-style-name="P1" draw:layer="layout" svg:width="1.376cm" svg:height="1.319cm" draw:transform="skewX (-0.126536370769589) rotate (2.29353717004575) translate (4.09843265850128cm 1.818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7.12943265850128cm 1.891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0.1604326585013cm 1.864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3.1394326585013cm 1.863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6.1704326585013cm 1.83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9.1014326585013cm 1.883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22.1324326585013cm 1.85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25.1634326585013cm 1.82998914534851cm)" svg:viewBox="0 0 1377 1320" svg:d="M728 0c1778 0-649 2405-728 721">
          <text:p/>
        </draw:path>
        <draw:frame draw:style-name="gr3" draw:text-style-name="P10" draw:layer="layout" svg:width="1.874cm" svg:height="0.962cm" svg:x="27.3cm" svg:y="0cm">
          <draw:text-box>
            <text:p>Tape</text:p>
          </draw:text-box>
        </draw:frame>
        <draw:line draw:style-name="gr1" draw:text-style-name="P1" draw:layer="layout" svg:x1="8.7cm" svg:y1="3.006cm" svg:x2="11.7cm" svg:y2="4.406cm">
          <text:p/>
        </draw:line>
        <draw:line draw:style-name="gr1" draw:text-style-name="P1" draw:layer="layout" svg:x1="2.7cm" svg:y1="3.006cm" svg:x2="2.7cm" svg:y2="9.606cm">
          <text:p/>
        </draw:line>
        <draw:line draw:style-name="gr1" draw:text-style-name="P1" draw:layer="layout" svg:x1="11.7cm" svg:y1="4.406cm" svg:x2="11.7cm" svg:y2="9.606cm">
          <text:p/>
        </draw:line>
        <draw:g>
          <draw:custom-shape draw:style-name="gr19" draw:text-style-name="P16" draw:layer="layout" svg:width="1.6cm" svg:height="1.6cm" svg:x="4.008cm" svg:y="7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4.331cm" svg:y="7.421cm">
            <draw:text-box>
              <text:p text:style-name="P5"><text:span text:style-name="T1">a</text:span></text:p>
            </draw:text-box>
          </draw:frame>
        </draw:g>
        <draw:frame draw:style-name="gr3" draw:text-style-name="P10" draw:layer="layout" svg:width="0.853cm" svg:height="0.962cm" svg:x="8.4cm" svg:y="6.406cm">
          <draw:text-box>
            <text:p>3</text:p>
          </draw:text-box>
        </draw:frame>
        <draw:frame draw:style-name="gr3" draw:text-style-name="P10" draw:layer="layout" svg:width="0.853cm" svg:height="0.962cm" svg:x="4.4cm" svg:y="6.306cm">
          <draw:text-box>
            <text:p>2</text:p>
          </draw:text-box>
        </draw:frame>
        <draw:connector draw:style-name="gr7" draw:text-style-name="P1" draw:layer="layout" draw:type="lines" svg:x1="4.1cm" svg:y1="2.806cm" svg:x2="4.715cm" svg:y2="4.406cm" draw:end-shape="id24" draw:end-glue-point="0" svg:d="M4100 2806l615 1047v553" svg:viewBox="0 0 616 1601">
          <text:p/>
        </draw:connector>
        <draw:connector draw:style-name="gr7" draw:text-style-name="P1" draw:layer="layout" draw:type="lines" svg:x1="7.101cm" svg:y1="2.807cm" svg:x2="8.715cm" svg:y2="4.407cm" draw:end-shape="id25" svg:d="M7101 2807l1614 1047v553" svg:viewBox="0 0 1615 1601">
          <text:p/>
        </draw:connector>
        <draw:line draw:style-name="gr1" draw:text-style-name="P1" draw:layer="layout" svg:x1="2.7cm" svg:y1="9.606cm" svg:x2="11.7cm" svg:y2="9.606cm">
          <text:p/>
        </draw:line>
        <draw:path draw:style-name="gr4" draw:text-style-name="P1" draw:layer="layout" svg:width="1.376cm" svg:height="1.319cm" draw:transform="skewX (-0.126536370769589) rotate (2.29353717004575) translate (4.83743265850128cm 7.78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8.84943265850128cm 7.87998914534851cm)" svg:viewBox="0 0 1377 1320" svg:d="M728 0c1778 0-649 2405-728 721">
          <text:p/>
        </draw:path>
        <draw:line draw:style-name="gr1" draw:text-style-name="P1" draw:layer="layout" svg:x1="14.7cm" svg:y1="3.006cm" svg:x2="20.7cm" svg:y2="4.406cm">
          <text:p/>
        </draw:line>
        <draw:line draw:style-name="gr1" draw:text-style-name="P1" draw:layer="layout" svg:x1="20.7cm" svg:y1="4.406cm" svg:x2="20.7cm" svg:y2="9.606cm">
          <text:p/>
        </draw:line>
        <draw:path draw:style-name="gr4" draw:text-style-name="P1" draw:layer="layout" svg:width="1.376cm" svg:height="1.319cm" draw:transform="skewX (-0.126536370769589) rotate (2.29353717004575) translate (13.8064326585013cm 7.81398914534851cm)" svg:viewBox="0 0 1377 1320" svg:d="M728 0c1778 0-649 2405-728 721">
          <text:p/>
        </draw:path>
        <draw:g>
          <draw:custom-shape draw:style-name="gr19" draw:text-style-name="P16" draw:layer="layout" svg:width="1.6cm" svg:height="1.6cm" svg:x="17.02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25cm" svg:height="1.195cm" svg:x="17.343cm" svg:y="7.509cm">
            <draw:text-box>
              <text:p text:style-name="P5"><text:span text:style-name="T1">s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17.8184326585013cm 7.90698914534851cm)" svg:viewBox="0 0 1377 1320" svg:d="M728 0c1778 0-649 2405-728 721">
          <text:p/>
        </draw:path>
        <draw:frame draw:style-name="gr3" draw:text-style-name="P10" draw:layer="layout" svg:width="0.853cm" svg:height="0.962cm" svg:x="17.4cm" svg:y="6.401cm">
          <draw:text-box>
            <text:p>3</text:p>
          </draw:text-box>
        </draw:frame>
        <draw:frame draw:style-name="gr3" draw:text-style-name="P10" draw:layer="layout" svg:width="0.853cm" svg:height="0.962cm" svg:x="13.4cm" svg:y="6.301cm">
          <draw:text-box>
            <text:p>2</text:p>
          </draw:text-box>
        </draw:frame>
        <draw:line draw:style-name="gr8" draw:text-style-name="P1" draw:layer="layout" svg:x1="10.7cm" svg:y1="2.606cm" svg:x2="12.9cm" svg:y2="4.406cm">
          <text:p/>
        </draw:line>
        <draw:line draw:style-name="gr8" draw:text-style-name="P1" draw:layer="layout" svg:x1="13.4cm" svg:y1="2.706cm" svg:x2="17.1cm" svg:y2="4.306cm">
          <text:p/>
        </draw:line>
        <draw:line draw:style-name="gr1" draw:text-style-name="P1" draw:layer="layout" svg:x1="2.7cm" svg:y1="9.606cm" svg:x2="20.7cm" svg:y2="9.606cm">
          <text:p/>
        </draw:line>
        <draw:g>
          <draw:custom-shape draw:style-name="gr19" draw:text-style-name="P16" draw:layer="layout" svg:width="1.6cm" svg:height="1.6cm" svg:x="4.7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5.097cm" svg:y="17.648cm">
            <draw:text-box>
              <text:p text:style-name="P5"><text:span text:style-name="T1">a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5.57243265850128cm 18.0459891453485cm)" svg:viewBox="0 0 1377 1320" svg:d="M728 0c1778 0-649 2405-728 721">
          <text:p/>
        </draw:path>
        <draw:g xml:id="id27" draw:id="id27">
          <draw:custom-shape draw:style-name="gr2" draw:text-style-name="P2" draw:layer="layout" svg:width="1.6cm" svg:height="1.6cm" svg:x="2.2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25cm" svg:height="1.195cm" svg:x="2.597cm" svg:y="17.648cm">
            <draw:text-box>
              <text:p text:style-name="P5"><text:span text:style-name="T1">s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3.07243265850128cm 18.0459891453485cm)" svg:viewBox="0 0 1377 1320" svg:d="M728 0c1778 0-649 2405-728 721">
          <text:p/>
        </draw:path>
        <draw:frame draw:style-name="gr3" draw:text-style-name="P10" draw:layer="layout" svg:width="0.853cm" svg:height="0.962cm" svg:x="2.654cm" svg:y="16.54cm">
          <draw:text-box>
            <text:p>2</text:p>
          </draw:text-box>
        </draw:frame>
        <draw:g>
          <draw:frame draw:style-name="gr26" draw:text-style-name="P13" draw:layer="layout" svg:width="2.305cm" svg:height="1.103cm" svg:x="10.234cm" svg:y="12.446cm">
            <draw:text-box>
              <text:p text:style-name="P7"><text:span text:style-name="T2">Read</text:span></text:p>
            </draw:text-box>
          </draw:frame>
          <draw:custom-shape draw:style-name="gr30" draw:text-style-name="P14" draw:layer="layout" svg:width="2.5cm" svg:height="1.2cm" svg:x="10.074cm" svg:y="12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121cm" svg:height="1.103cm" svg:x="3.221cm" svg:y="11.446cm">
            <draw:text-box>
              <text:p text:style-name="P7"><text:span text:style-name="T2">get 0</text:span></text:p>
            </draw:text-box>
          </draw:frame>
          <draw:custom-shape draw:style-name="gr11" draw:text-style-name="P9" draw:layer="layout" svg:width="2.3cm" svg:height="1.2cm" svg:x="3.074cm" svg:y="11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121cm" svg:height="1.103cm" svg:x="6.222cm" svg:y="11.447cm">
            <draw:text-box>
              <text:p text:style-name="P7"><text:span text:style-name="T2">get 1</text:span></text:p>
            </draw:text-box>
          </draw:frame>
          <draw:custom-shape draw:style-name="gr11" draw:text-style-name="P9" draw:layer="layout" svg:width="2.3cm" svg:height="1.2cm" svg:x="6.075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979cm" svg:height="1.103cm" svg:x="1.281cm" svg:y="13.446cm">
            <draw:text-box>
              <text:p text:style-name="P7"><text:span text:style-name="T2">Write 0</text:span></text:p>
            </draw:text-box>
          </draw:frame>
          <draw:custom-shape draw:style-name="gr6" draw:text-style-name="P9" draw:layer="layout" svg:width="3.231cm" svg:height="1.2cm" svg:x="1.074cm" svg:y="13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" draw:text-style-name="P10" draw:layer="layout" svg:width="0.853cm" svg:height="0.962cm" svg:x="0.574cm" svg:y="12.6cm">
          <draw:text-box>
            <text:p>2</text:p>
          </draw:text-box>
        </draw:frame>
        <draw:line draw:style-name="gr10" draw:text-style-name="P1" draw:layer="layout" svg:x1="6.074cm" svg:y1="12.5cm" svg:x2="4.174cm" svg:y2="13.4cm">
          <text:p/>
        </draw:line>
        <draw:frame draw:style-name="gr3" draw:text-style-name="P10" draw:layer="layout" svg:width="0.853cm" svg:height="0.962cm" svg:x="8.974cm" svg:y="12.5cm">
          <draw:text-box>
            <text:p>4</text:p>
          </draw:text-box>
        </draw:frame>
        <draw:line draw:style-name="gr10" draw:text-style-name="P1" draw:layer="layout" svg:x1="6.874cm" svg:y1="12.6cm" svg:x2="7.874cm" svg:y2="13.4cm">
          <text:p/>
        </draw:line>
        <draw:g xml:id="id26" draw:id="id26">
          <draw:frame draw:style-name="gr5" draw:text-style-name="P8" draw:layer="layout" svg:width="4.887cm" svg:height="1.103cm" svg:x="8.413cm" svg:y="15.447cm">
            <draw:text-box>
              <text:p text:style-name="P7"><text:span text:style-name="T2">Goto </text:span><text:span text:style-name="T2">State </text:span><text:span text:style-name="T2">‘x’</text:span></text:p>
            </draw:text-box>
          </draw:frame>
          <draw:custom-shape draw:style-name="gr14" draw:text-style-name="P9" draw:layer="layout" svg:width="5.3cm" svg:height="1.2cm" svg:x="8.074cm" svg:y="15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0" draw:text-style-name="P1" draw:layer="layout" svg:x1="7.848cm" svg:y1="12.574cm" svg:x2="10.074cm" svg:y2="15.4cm">
          <text:p/>
        </draw:line>
        <draw:g>
          <draw:frame draw:style-name="gr15" draw:text-style-name="P13" draw:layer="layout" svg:width="3.044cm" svg:height="1.852cm" svg:x="6.285cm" svg:y="13.448cm">
            <draw:text-box>
              <text:p text:style-name="P7"><text:span text:style-name="T2">Move </text:span><text:span text:style-name="T2">‘r’</text:span></text:p>
            </draw:text-box>
          </draw:frame>
          <draw:custom-shape draw:style-name="gr16" draw:text-style-name="P14" draw:layer="layout" svg:width="3.3cm" svg:height="1.218cm" svg:x="6.074cm" svg:y="13.40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0" draw:text-style-name="P1" draw:layer="layout" svg:x1="10.724cm" svg:y1="16.602cm" svg:x2="3.074cm" svg:y2="19cm" draw:start-shape="id26" draw:start-glue-point="2" draw:end-shape="id27" draw:end-glue-point="2" svg:d="M10724 16602v2940h-7650v-542" svg:viewBox="0 0 7651 2941">
          <text:p/>
        </draw:connector>
        <draw:custom-shape draw:style-name="gr18" draw:text-style-name="P15" draw:layer="layout" svg:width="13.9cm" svg:height="10.1cm" svg:x="0.174cm" svg:y="10.4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0.853cm" svg:height="0.962cm" svg:x="13.274cm" svg:y="15.1cm">
          <draw:text-box>
            <text:p>3</text:p>
          </draw:text-box>
        </draw:frame>
        <draw:g>
          <draw:line draw:style-name="gr1" draw:text-style-name="P1" draw:layer="layout" svg:x1="11.201cm" svg:y1="12.312cm" svg:x2="11.201cm" svg:y2="6.212cm">
            <text:p/>
          </draw:line>
          <draw:line draw:style-name="gr10" draw:text-style-name="P1" draw:layer="layout" svg:x1="11.201cm" svg:y1="6.212cm" svg:x2="5.901cm" svg:y2="5.512cm">
            <text:p/>
          </draw:line>
          <draw:line draw:style-name="gr10" draw:text-style-name="P1" draw:layer="layout" svg:x1="11.201cm" svg:y1="6.212cm" svg:x2="10.301cm" svg:y2="5.512cm">
            <text:p/>
          </draw:line>
          <draw:line draw:style-name="gr10" draw:text-style-name="P1" draw:layer="layout" svg:x1="11.202cm" svg:y1="6.213cm" svg:x2="12.101cm" svg:y2="5.512cm">
            <text:p/>
          </draw:line>
          <draw:line draw:style-name="gr10" draw:text-style-name="P1" draw:layer="layout" svg:x1="11.202cm" svg:y1="6.214cm" svg:x2="16.201cm" svg:y2="5.512cm">
            <text:p/>
          </draw:line>
        </draw:g>
        <draw:line draw:style-name="gr10" draw:text-style-name="P1" draw:layer="layout" svg:x1="3.501cm" svg:y1="5.512cm" svg:x2="3.501cm" svg:y2="11.312cm">
          <text:p/>
        </draw:line>
        <draw:line draw:style-name="gr10" draw:text-style-name="P1" draw:layer="layout" svg:x1="13.601cm" svg:y1="5.512cm" svg:x2="5.301cm" svg:y2="11.412cm">
          <text:p/>
        </draw:line>
        <draw:line draw:style-name="gr10" draw:text-style-name="P1" draw:layer="layout" svg:x1="7.501cm" svg:y1="5.486cm" svg:x2="7.501cm" svg:y2="11.286cm">
          <text:p/>
        </draw:line>
        <draw:line draw:style-name="gr10" draw:text-style-name="P1" draw:layer="layout" svg:x1="16.628cm" svg:y1="5.486cm" svg:x2="8.328cm" svg:y2="11.386cm">
          <text:p/>
        </draw:line>
        <draw:connector draw:style-name="gr10" draw:text-style-name="P1" draw:layer="layout" svg:x1="1.101cm" svg:y1="13.913cm" svg:x2="3.301cm" svg:y2="1.912cm" svg:d="M1101 13913h-554v-12001h2754" svg:viewBox="0 0 2755 12002">
          <text:p/>
        </draw:connector>
        <draw:line draw:style-name="gr10" draw:text-style-name="P1" draw:layer="layout" svg:x1="9.001cm" svg:y1="13.312cm" svg:x2="9.001cm" svg:y2="8.812cm">
          <text:p/>
        </draw:line>
        <draw:line draw:style-name="gr10" draw:text-style-name="P1" draw:layer="layout" svg:x1="9.001cm" svg:y1="11.912cm" svg:x2="13.501cm" svg:y2="8.712cm">
          <text:p/>
        </draw:line>
        <draw:g xml:id="id24" draw:id="id24">
          <draw:frame draw:style-name="gr26" draw:text-style-name="P13" draw:layer="layout" svg:width="2.979cm" svg:height="1.103cm" svg:x="3.307cm" svg:y="4.451cm">
            <draw:text-box>
              <text:p text:style-name="P7"><text:span text:style-name="T2">Read </text:span><text:span text:style-name="T2">0</text:span></text:p>
            </draw:text-box>
          </draw:frame>
          <draw:custom-shape draw:style-name="gr27" draw:text-style-name="P14" draw:layer="layout" svg:width="3.231cm" svg:height="1.2cm" svg:x="3.1cm" svg:y="4.4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5" draw:id="id25">
          <draw:frame draw:style-name="gr31" draw:text-style-name="P25" draw:layer="layout" svg:width="2.979cm" svg:height="1.103cm" svg:x="7.307cm" svg:y="4.452cm">
            <draw:text-box>
              <text:p text:style-name="P7"><text:span text:style-name="T2">Read </text:span><text:span text:style-name="T2">1</text:span></text:p>
            </draw:text-box>
          </draw:frame>
          <draw:custom-shape draw:style-name="gr32" draw:text-style-name="P26" draw:layer="layout" svg:width="3.231cm" svg:height="1.2cm" svg:x="7.1cm" svg:y="4.4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1" draw:text-style-name="P18" draw:layer="layout" svg:width="1.6cm" svg:height="1.6cm" svg:x="8.02cm" svg:y="7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925cm" svg:height="1.195cm" svg:x="8.343cm" svg:y="7.514cm">
            <draw:text-box>
              <text:p text:style-name="P5"><text:span text:style-name="T1">s</text:span></text:p>
            </draw:text-box>
          </draw:frame>
        </draw:g>
        <draw:g>
          <draw:frame draw:style-name="gr26" draw:text-style-name="P13" draw:layer="layout" svg:width="2.979cm" svg:height="1.103cm" svg:x="12.307cm" svg:y="4.446cm">
            <draw:text-box>
              <text:p text:style-name="P7"><text:span text:style-name="T2">Read </text:span><text:span text:style-name="T2">0</text:span></text:p>
            </draw:text-box>
          </draw:frame>
          <draw:custom-shape draw:style-name="gr27" draw:text-style-name="P14" draw:layer="layout" svg:width="3.231cm" svg:height="1.2cm" svg:x="12.1cm" svg:y="4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26" draw:text-style-name="P13" draw:layer="layout" svg:width="2.979cm" svg:height="1.103cm" svg:x="16.307cm" svg:y="4.447cm">
            <draw:text-box>
              <text:p text:style-name="P7"><text:span text:style-name="T2">Read </text:span><text:span text:style-name="T2">1</text:span></text:p>
            </draw:text-box>
          </draw:frame>
          <draw:custom-shape draw:style-name="gr27" draw:text-style-name="P14" draw:layer="layout" svg:width="3.231cm" svg:height="1.2cm" svg:x="16.1cm" svg:y="4.40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23" draw:layer="layout" svg:width="1.6cm" svg:height="1.6cm" svg:x="13.008cm" svg:y="7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24" draw:layer="layout" svg:width="0.972cm" svg:height="1.195cm" svg:x="13.331cm" svg:y="7.416cm">
            <draw:text-box>
              <text:p text:style-name="P5"><text:span text:style-name="T1">a</text:span></text:p>
            </draw:text-box>
          </draw:frame>
        </draw:g>
        <draw:frame draw:style-name="gr3" draw:text-style-name="P10" draw:layer="layout" svg:width="2.013cm" svg:height="0.962cm" svg:x="21.4cm" svg:y="7.8cm">
          <draw:text-box>
            <text:p>Head</text:p>
          </draw:text-box>
        </draw:frame>
        <draw:frame draw:style-name="gr3" draw:text-style-name="P10" draw:layer="layout" svg:width="1.984cm" svg:height="0.962cm" svg:x="26.301cm" svg:y="9.027cm">
          <draw:text-box>
            <text:p>State</text:p>
          </draw:text-box>
        </draw:frame>
        <draw:custom-shape draw:style-name="gr18" draw:text-style-name="P15" draw:layer="layout" svg:width="13.9cm" svg:height="10.1cm" svg:x="15.2cm" svg:y="10.427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6cm" svg:height="1.6cm" svg:x="19.8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72cm" svg:height="1.195cm" svg:x="20.13cm" svg:y="17.741cm">
            <draw:text-box>
              <text:p text:style-name="P5"><text:span text:style-name="T1">a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20.6054326585013cm 18.1389891453485cm)" svg:viewBox="0 0 1377 1320" svg:d="M728 0c1778 0-649 2405-728 721">
          <text:p/>
        </draw:path>
        <draw:g xml:id="id29" draw:id="id29">
          <draw:custom-shape draw:style-name="gr19" draw:text-style-name="P16" draw:layer="layout" svg:width="1.6cm" svg:height="1.6cm" svg:x="17.3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25cm" svg:height="1.195cm" svg:x="17.63cm" svg:y="17.741cm">
            <draw:text-box>
              <text:p text:style-name="P5"><text:span text:style-name="T1">s</text:span></text:p>
            </draw:text-box>
          </draw:frame>
        </draw:g>
        <draw:frame draw:style-name="gr3" draw:text-style-name="P10" draw:layer="layout" svg:width="0.853cm" svg:height="0.962cm" svg:x="17.687cm" svg:y="16.633cm">
          <draw:text-box>
            <text:p>2</text:p>
          </draw:text-box>
        </draw:frame>
        <draw:g>
          <draw:frame draw:style-name="gr5" draw:text-style-name="P8" draw:layer="layout" svg:width="2.305cm" svg:height="1.103cm" svg:x="25.267cm" svg:y="12.539cm">
            <draw:text-box>
              <text:p text:style-name="P7"><text:span text:style-name="T2">Read</text:span></text:p>
            </draw:text-box>
          </draw:frame>
          <draw:custom-shape draw:style-name="gr9" draw:text-style-name="P9" draw:layer="layout" svg:width="2.5cm" svg:height="1.2cm" svg:x="25.107cm" svg:y="12.4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8" draw:id="id28">
          <draw:frame draw:style-name="gr5" draw:text-style-name="P8" draw:layer="layout" svg:width="4.887cm" svg:height="1.103cm" svg:x="23.446cm" svg:y="15.54cm">
            <draw:text-box>
              <text:p text:style-name="P7"><text:span text:style-name="T2">Goto </text:span><text:span text:style-name="T2">State </text:span><text:span text:style-name="T2">‘x’</text:span></text:p>
            </draw:text-box>
          </draw:frame>
          <draw:custom-shape draw:style-name="gr14" draw:text-style-name="P9" draw:layer="layout" svg:width="5.3cm" svg:height="1.2cm" svg:x="23.107cm" svg:y="15.4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0" draw:text-style-name="P1" draw:layer="layout" svg:x1="25.757cm" svg:y1="16.695cm" svg:x2="18.107cm" svg:y2="19.093cm" draw:start-shape="id28" draw:start-glue-point="2" draw:end-shape="id29" draw:end-glue-point="2" svg:d="M25757 16695v2940h-7650v-542" svg:viewBox="0 0 7651 2941">
          <text:p/>
        </draw:connector>
        <draw:path draw:style-name="gr4" draw:text-style-name="P1" draw:layer="layout" svg:width="1.376cm" svg:height="1.319cm" draw:transform="skewX (-0.126536370769589) rotate (2.29353717004575) translate (18.1294326585013cm 18.1459891453485cm)" svg:viewBox="0 0 1377 1320" svg:d="M728 0c1778 0-649 2405-728 721">
          <text:p/>
        </draw:path>
        <draw:g>
          <draw:frame draw:style-name="gr5" draw:text-style-name="P8" draw:layer="layout" svg:width="2.121cm" svg:height="1.103cm" svg:x="18.22cm" svg:y="11.447cm">
            <draw:text-box>
              <text:p text:style-name="P7"><text:span text:style-name="T2">get 0</text:span></text:p>
            </draw:text-box>
          </draw:frame>
          <draw:custom-shape draw:style-name="gr11" draw:text-style-name="P9" draw:layer="layout" svg:width="2.3cm" svg:height="1.2cm" svg:x="18.073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121cm" svg:height="1.103cm" svg:x="21.221cm" svg:y="11.448cm">
            <draw:text-box>
              <text:p text:style-name="P7"><text:span text:style-name="T2">get 1</text:span></text:p>
            </draw:text-box>
          </draw:frame>
          <draw:custom-shape draw:style-name="gr11" draw:text-style-name="P9" draw:layer="layout" svg:width="2.3cm" svg:height="1.2cm" svg:x="21.074cm" svg:y="11.4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979cm" svg:height="1.103cm" svg:x="16.28cm" svg:y="13.447cm">
            <draw:text-box>
              <text:p text:style-name="P7"><text:span text:style-name="T2">Write 1</text:span></text:p>
            </draw:text-box>
          </draw:frame>
          <draw:custom-shape draw:style-name="gr6" draw:text-style-name="P9" draw:layer="layout" svg:width="3.231cm" svg:height="1.2cm" svg:x="16.073cm" svg:y="13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0" draw:text-style-name="P1" draw:layer="layout" svg:x1="21.073cm" svg:y1="12.501cm" svg:x2="19.173cm" svg:y2="13.401cm">
          <text:p/>
        </draw:line>
        <draw:line draw:style-name="gr10" draw:text-style-name="P1" draw:layer="layout" svg:x1="21.873cm" svg:y1="12.601cm" svg:x2="22.873cm" svg:y2="13.401cm">
          <text:p/>
        </draw:line>
        <draw:line draw:style-name="gr10" draw:text-style-name="P1" draw:layer="layout" svg:x1="22.847cm" svg:y1="12.575cm" svg:x2="25.073cm" svg:y2="15.401cm">
          <text:p/>
        </draw:line>
        <draw:g>
          <draw:frame draw:style-name="gr15" draw:text-style-name="P13" draw:layer="layout" svg:width="3.044cm" svg:height="1.852cm" svg:x="21.284cm" svg:y="13.449cm">
            <draw:text-box>
              <text:p text:style-name="P7"><text:span text:style-name="T2">Move </text:span><text:span text:style-name="T2">‘l’</text:span></text:p>
            </draw:text-box>
          </draw:frame>
          <draw:custom-shape draw:style-name="gr16" draw:text-style-name="P14" draw:layer="layout" svg:width="3.3cm" svg:height="1.218cm" svg:x="21.073cm" svg:y="13.40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onnector draw:style-name="gr10" draw:text-style-name="P1" draw:layer="layout" draw:line-skew="-0.491cm" svg:x1="13.4cm" svg:y1="16.029cm" svg:x2="20.607cm" svg:y2="17.493cm" svg:d="M13400 16029v-29h7207v1493" svg:viewBox="0 0 7208 1494">
            <text:p/>
          </draw:connector>
          <draw:line draw:style-name="gr10" draw:text-style-name="P1" draw:layer="layout" svg:x1="20.6cm" svg:y1="16cm" svg:x2="26.6cm" svg:y2="13.727cm">
            <text:p/>
          </draw:line>
        </draw:g>
        <draw:frame draw:style-name="gr3" draw:text-style-name="P10" draw:layer="layout" svg:width="0.853cm" svg:height="0.962cm" svg:x="10.801cm" svg:y="16.8cm">
          <draw:text-box>
            <text:p>2</text:p>
          </draw:text-box>
        </draw:frame>
        <draw:frame draw:style-name="gr3" draw:text-style-name="P10" draw:layer="layout" svg:width="0.853cm" svg:height="0.962cm" svg:x="25.716cm" svg:y="16.748cm">
          <draw:text-box>
            <text:p>2</text:p>
          </draw:text-box>
        </draw:frame>
      </draw:page>
      <draw:page draw:name="page7" draw:style-name="dp1" draw:master-page-name="Default">
        <draw:line draw:style-name="gr1" draw:text-style-name="P1" draw:layer="layout" svg:x1="0cm" svg:y1="0.973cm" svg:x2="29.7cm" svg:y2="0.973cm">
          <text:p/>
        </draw:line>
        <draw:line draw:style-name="gr1" draw:text-style-name="P1" draw:layer="layout" svg:x1="0cm" svg:y1="2.973cm" svg:x2="29.7cm" svg:y2="2.973cm">
          <text:p/>
        </draw:line>
        <draw:line draw:style-name="gr1" draw:text-style-name="P1" draw:layer="layout" svg:x1="2.7cm" svg:y1="0.973cm" svg:x2="2.7cm" svg:y2="2.973cm">
          <text:p/>
        </draw:line>
        <draw:line draw:style-name="gr1" draw:text-style-name="P1" draw:layer="layout" svg:x1="8.7cm" svg:y1="0.973cm" svg:x2="8.7cm" svg:y2="2.973cm">
          <text:p/>
        </draw:line>
        <draw:line draw:style-name="gr1" draw:text-style-name="P1" draw:layer="layout" svg:x1="14.7cm" svg:y1="0.973cm" svg:x2="14.7cm" svg:y2="2.973cm">
          <text:p/>
        </draw:line>
        <draw:line draw:style-name="gr1" draw:text-style-name="P1" draw:layer="layout" svg:x1="20.7cm" svg:y1="0.973cm" svg:x2="20.7cm" svg:y2="2.973cm">
          <text:p/>
        </draw:line>
        <draw:line draw:style-name="gr1" draw:text-style-name="P1" draw:layer="layout" svg:x1="26.7cm" svg:y1="0.973cm" svg:x2="26.7cm" svg:y2="2.973cm">
          <text:p/>
        </draw:line>
        <draw:g>
          <draw:custom-shape draw:style-name="gr19" draw:text-style-name="P16" draw:layer="layout" svg:width="1.6cm" svg:height="1.6cm" svg:x="6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972cm" svg:height="1.195cm" svg:x="6.652cm" svg:y="1.399cm">
            <draw:text-box>
              <text:p text:style-name="P3">1</text:p>
            </draw:text-box>
          </draw:frame>
        </draw:g>
        <draw:g>
          <draw:custom-shape draw:style-name="gr21" draw:text-style-name="P18" draw:layer="layout" svg:width="1.6cm" svg:height="1.6cm" svg:x="3.3cm" svg:y="1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972cm" svg:height="1.195cm" svg:x="3.623cm" svg:y="1.421cm">
            <draw:text-box>
              <text:p text:style-name="P5"><text:span text:style-name="T1">0</text:span></text:p>
            </draw:text-box>
          </draw:frame>
        </draw:g>
        <draw:g>
          <draw:custom-shape draw:style-name="gr19" draw:text-style-name="P16" draw:layer="layout" svg:width="1.6cm" svg:height="1.6cm" svg:x="12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972cm" svg:height="1.195cm" svg:x="12.653cm" svg:y="1.4cm">
            <draw:text-box>
              <text:p text:style-name="P3">1</text:p>
            </draw:text-box>
          </draw:frame>
        </draw:g>
        <draw:g>
          <draw:custom-shape draw:style-name="gr2" draw:text-style-name="P2" draw:layer="layout" svg:width="1.6cm" svg:height="1.6cm" svg:x="9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72cm" svg:height="1.195cm" svg:x="9.624cm" svg:y="1.422cm">
            <draw:text-box>
              <text:p text:style-name="P5"><text:span text:style-name="T1">0</text:span></text:p>
            </draw:text-box>
          </draw:frame>
        </draw:g>
        <draw:g>
          <draw:custom-shape draw:style-name="gr2" draw:text-style-name="P2" draw:layer="layout" svg:width="1.6cm" svg:height="1.6cm" svg:x="18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972cm" svg:height="1.195cm" svg:x="18.654cm" svg:y="1.401cm">
            <draw:text-box>
              <text:p text:style-name="P3">1</text:p>
            </draw:text-box>
          </draw:frame>
        </draw:g>
        <draw:g>
          <draw:custom-shape draw:style-name="gr19" draw:text-style-name="P16" draw:layer="layout" svg:width="1.6cm" svg:height="1.6cm" svg:x="15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15.625cm" svg:y="1.423cm">
            <draw:text-box>
              <text:p text:style-name="P5"><text:span text:style-name="T1">0</text:span></text:p>
            </draw:text-box>
          </draw:frame>
        </draw:g>
        <draw:g>
          <draw:custom-shape draw:style-name="gr2" draw:text-style-name="P2" draw:layer="layout" svg:width="1.6cm" svg:height="1.6cm" svg:x="24.304cm" svg:y="1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972cm" svg:height="1.195cm" svg:x="24.655cm" svg:y="1.402cm">
            <draw:text-box>
              <text:p text:style-name="P3">1</text:p>
            </draw:text-box>
          </draw:frame>
        </draw:g>
        <draw:g>
          <draw:custom-shape draw:style-name="gr19" draw:text-style-name="P16" draw:layer="layout" svg:width="1.6cm" svg:height="1.6cm" svg:x="21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21.626cm" svg:y="1.424cm">
            <draw:text-box>
              <text:p text:style-name="P5"><text:span text:style-name="T1">0</text:span></text:p>
            </draw:text-box>
          </draw:frame>
        </draw:g>
        <draw:frame draw:style-name="gr3" draw:text-style-name="P6" draw:layer="layout" svg:width="1.213cm" svg:height="1.195cm" svg:x="0.9cm" svg:y="1.573cm">
          <draw:text-box>
            <text:p text:style-name="P5"><text:span text:style-name="T1">...</text:span></text:p>
          </draw:text-box>
        </draw:frame>
        <draw:frame draw:style-name="gr3" draw:text-style-name="P6" draw:layer="layout" svg:width="1.213cm" svg:height="1.195cm" svg:x="26.901cm" svg:y="1.574cm">
          <draw:text-box>
            <text:p text:style-name="P5"><text:span text:style-name="T1">...</text:span></text:p>
          </draw:text-box>
        </draw:frame>
        <draw:path draw:style-name="gr4" draw:text-style-name="P1" draw:layer="layout" svg:width="1.376cm" svg:height="1.319cm" draw:transform="skewX (-0.126536370769589) rotate (2.29353717004575) translate (4.09843265850128cm 1.818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7.12943265850128cm 1.891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0.1604326585013cm 1.864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3.1394326585013cm 1.863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6.1704326585013cm 1.83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9.1014326585013cm 1.883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22.1324326585013cm 1.85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25.1634326585013cm 1.82998914534851cm)" svg:viewBox="0 0 1377 1320" svg:d="M728 0c1778 0-649 2405-728 721">
          <text:p/>
        </draw:path>
        <draw:frame draw:style-name="gr3" draw:text-style-name="P10" draw:layer="layout" svg:width="1.874cm" svg:height="0.962cm" svg:x="27.3cm" svg:y="0cm">
          <draw:text-box>
            <text:p>Tape</text:p>
          </draw:text-box>
        </draw:frame>
        <draw:line draw:style-name="gr1" draw:text-style-name="P1" draw:layer="layout" svg:x1="8.7cm" svg:y1="3.006cm" svg:x2="11.7cm" svg:y2="4.406cm">
          <text:p/>
        </draw:line>
        <draw:line draw:style-name="gr1" draw:text-style-name="P1" draw:layer="layout" svg:x1="2.7cm" svg:y1="3.006cm" svg:x2="2.7cm" svg:y2="9.606cm">
          <text:p/>
        </draw:line>
        <draw:line draw:style-name="gr1" draw:text-style-name="P1" draw:layer="layout" svg:x1="11.7cm" svg:y1="4.406cm" svg:x2="11.7cm" svg:y2="9.606cm">
          <text:p/>
        </draw:line>
        <draw:g>
          <draw:custom-shape draw:style-name="gr19" draw:text-style-name="P16" draw:layer="layout" svg:width="1.6cm" svg:height="1.6cm" svg:x="4.008cm" svg:y="7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4.331cm" svg:y="7.421cm">
            <draw:text-box>
              <text:p text:style-name="P5"><text:span text:style-name="T1">a</text:span></text:p>
            </draw:text-box>
          </draw:frame>
        </draw:g>
        <draw:frame draw:style-name="gr3" draw:text-style-name="P10" draw:layer="layout" svg:width="0.853cm" svg:height="0.962cm" svg:x="8.4cm" svg:y="6.406cm">
          <draw:text-box>
            <text:p>3</text:p>
          </draw:text-box>
        </draw:frame>
        <draw:frame draw:style-name="gr3" draw:text-style-name="P10" draw:layer="layout" svg:width="0.853cm" svg:height="0.962cm" svg:x="4.4cm" svg:y="6.306cm">
          <draw:text-box>
            <text:p>2</text:p>
          </draw:text-box>
        </draw:frame>
        <draw:connector draw:style-name="gr7" draw:text-style-name="P1" draw:layer="layout" draw:type="lines" svg:x1="4.1cm" svg:y1="2.806cm" svg:x2="4.715cm" svg:y2="4.406cm" draw:end-shape="id30" draw:end-glue-point="0" svg:d="M4100 2806l615 1047v553" svg:viewBox="0 0 616 1601">
          <text:p/>
        </draw:connector>
        <draw:connector draw:style-name="gr7" draw:text-style-name="P1" draw:layer="layout" draw:type="lines" svg:x1="7.101cm" svg:y1="2.807cm" svg:x2="8.715cm" svg:y2="4.407cm" draw:end-shape="id31" svg:d="M7101 2807l1614 1047v553" svg:viewBox="0 0 1615 1601">
          <text:p/>
        </draw:connector>
        <draw:line draw:style-name="gr1" draw:text-style-name="P1" draw:layer="layout" svg:x1="2.7cm" svg:y1="9.606cm" svg:x2="11.7cm" svg:y2="9.606cm">
          <text:p/>
        </draw:line>
        <draw:path draw:style-name="gr4" draw:text-style-name="P1" draw:layer="layout" svg:width="1.376cm" svg:height="1.319cm" draw:transform="skewX (-0.126536370769589) rotate (2.29353717004575) translate (4.83743265850128cm 7.78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8.84943265850128cm 7.87998914534851cm)" svg:viewBox="0 0 1377 1320" svg:d="M728 0c1778 0-649 2405-728 721">
          <text:p/>
        </draw:path>
        <draw:line draw:style-name="gr1" draw:text-style-name="P1" draw:layer="layout" svg:x1="14.7cm" svg:y1="3.006cm" svg:x2="20.7cm" svg:y2="4.406cm">
          <text:p/>
        </draw:line>
        <draw:line draw:style-name="gr1" draw:text-style-name="P1" draw:layer="layout" svg:x1="20.7cm" svg:y1="4.406cm" svg:x2="20.7cm" svg:y2="9.606cm">
          <text:p/>
        </draw:line>
        <draw:path draw:style-name="gr4" draw:text-style-name="P1" draw:layer="layout" svg:width="1.376cm" svg:height="1.319cm" draw:transform="skewX (-0.126536370769589) rotate (2.29353717004575) translate (13.8064326585013cm 7.81398914534851cm)" svg:viewBox="0 0 1377 1320" svg:d="M728 0c1778 0-649 2405-728 721">
          <text:p/>
        </draw:path>
        <draw:g>
          <draw:custom-shape draw:style-name="gr19" draw:text-style-name="P16" draw:layer="layout" svg:width="1.6cm" svg:height="1.6cm" svg:x="17.02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25cm" svg:height="1.195cm" svg:x="17.343cm" svg:y="7.509cm">
            <draw:text-box>
              <text:p text:style-name="P5"><text:span text:style-name="T1">s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17.8184326585013cm 7.90698914534851cm)" svg:viewBox="0 0 1377 1320" svg:d="M728 0c1778 0-649 2405-728 721">
          <text:p/>
        </draw:path>
        <draw:frame draw:style-name="gr3" draw:text-style-name="P10" draw:layer="layout" svg:width="0.853cm" svg:height="0.962cm" svg:x="17.4cm" svg:y="6.401cm">
          <draw:text-box>
            <text:p>3</text:p>
          </draw:text-box>
        </draw:frame>
        <draw:frame draw:style-name="gr3" draw:text-style-name="P10" draw:layer="layout" svg:width="0.853cm" svg:height="0.962cm" svg:x="13.4cm" svg:y="6.301cm">
          <draw:text-box>
            <text:p>2</text:p>
          </draw:text-box>
        </draw:frame>
        <draw:line draw:style-name="gr8" draw:text-style-name="P1" draw:layer="layout" svg:x1="10.7cm" svg:y1="2.606cm" svg:x2="12.9cm" svg:y2="4.406cm">
          <text:p/>
        </draw:line>
        <draw:line draw:style-name="gr8" draw:text-style-name="P1" draw:layer="layout" svg:x1="13.4cm" svg:y1="2.706cm" svg:x2="17.1cm" svg:y2="4.306cm">
          <text:p/>
        </draw:line>
        <draw:line draw:style-name="gr1" draw:text-style-name="P1" draw:layer="layout" svg:x1="2.7cm" svg:y1="9.606cm" svg:x2="20.7cm" svg:y2="9.606cm">
          <text:p/>
        </draw:line>
        <draw:g>
          <draw:custom-shape draw:style-name="gr19" draw:text-style-name="P16" draw:layer="layout" svg:width="1.6cm" svg:height="1.6cm" svg:x="4.7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5.097cm" svg:y="17.648cm">
            <draw:text-box>
              <text:p text:style-name="P5"><text:span text:style-name="T1">a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5.57243265850128cm 18.0459891453485cm)" svg:viewBox="0 0 1377 1320" svg:d="M728 0c1778 0-649 2405-728 721">
          <text:p/>
        </draw:path>
        <draw:g xml:id="id33" draw:id="id33">
          <draw:custom-shape draw:style-name="gr2" draw:text-style-name="P2" draw:layer="layout" svg:width="1.6cm" svg:height="1.6cm" svg:x="2.2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25cm" svg:height="1.195cm" svg:x="2.597cm" svg:y="17.648cm">
            <draw:text-box>
              <text:p text:style-name="P5"><text:span text:style-name="T1">s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3.07243265850128cm 18.0459891453485cm)" svg:viewBox="0 0 1377 1320" svg:d="M728 0c1778 0-649 2405-728 721">
          <text:p/>
        </draw:path>
        <draw:frame draw:style-name="gr3" draw:text-style-name="P10" draw:layer="layout" svg:width="0.853cm" svg:height="0.962cm" svg:x="2.654cm" svg:y="16.54cm">
          <draw:text-box>
            <text:p>2</text:p>
          </draw:text-box>
        </draw:frame>
        <draw:g>
          <draw:frame draw:style-name="gr26" draw:text-style-name="P13" draw:layer="layout" svg:width="2.305cm" svg:height="1.103cm" svg:x="10.234cm" svg:y="12.446cm">
            <draw:text-box>
              <text:p text:style-name="P7"><text:span text:style-name="T2">Read</text:span></text:p>
            </draw:text-box>
          </draw:frame>
          <draw:custom-shape draw:style-name="gr30" draw:text-style-name="P14" draw:layer="layout" svg:width="2.5cm" svg:height="1.2cm" svg:x="10.074cm" svg:y="12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121cm" svg:height="1.103cm" svg:x="3.221cm" svg:y="11.446cm">
            <draw:text-box>
              <text:p text:style-name="P7"><text:span text:style-name="T2">get 0</text:span></text:p>
            </draw:text-box>
          </draw:frame>
          <draw:custom-shape draw:style-name="gr11" draw:text-style-name="P9" draw:layer="layout" svg:width="2.3cm" svg:height="1.2cm" svg:x="3.074cm" svg:y="11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31" draw:text-style-name="P25" draw:layer="layout" svg:width="2.121cm" svg:height="1.103cm" svg:x="6.222cm" svg:y="11.447cm">
            <draw:text-box>
              <text:p text:style-name="P7"><text:span text:style-name="T2">get 1</text:span></text:p>
            </draw:text-box>
          </draw:frame>
          <draw:custom-shape draw:style-name="gr33" draw:text-style-name="P26" draw:layer="layout" svg:width="2.3cm" svg:height="1.2cm" svg:x="6.075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979cm" svg:height="1.103cm" svg:x="1.281cm" svg:y="13.446cm">
            <draw:text-box>
              <text:p text:style-name="P7"><text:span text:style-name="T2">Write 0</text:span></text:p>
            </draw:text-box>
          </draw:frame>
          <draw:custom-shape draw:style-name="gr6" draw:text-style-name="P9" draw:layer="layout" svg:width="3.231cm" svg:height="1.2cm" svg:x="1.074cm" svg:y="13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" draw:text-style-name="P10" draw:layer="layout" svg:width="0.853cm" svg:height="0.962cm" svg:x="0.574cm" svg:y="12.6cm">
          <draw:text-box>
            <text:p>2</text:p>
          </draw:text-box>
        </draw:frame>
        <draw:line draw:style-name="gr10" draw:text-style-name="P1" draw:layer="layout" svg:x1="6.074cm" svg:y1="12.5cm" svg:x2="4.174cm" svg:y2="13.4cm">
          <text:p/>
        </draw:line>
        <draw:frame draw:style-name="gr3" draw:text-style-name="P10" draw:layer="layout" svg:width="0.853cm" svg:height="0.962cm" svg:x="8.974cm" svg:y="12.5cm">
          <draw:text-box>
            <text:p>4</text:p>
          </draw:text-box>
        </draw:frame>
        <draw:line draw:style-name="gr10" draw:text-style-name="P1" draw:layer="layout" svg:x1="6.874cm" svg:y1="12.6cm" svg:x2="7.874cm" svg:y2="13.4cm">
          <text:p/>
        </draw:line>
        <draw:g xml:id="id32" draw:id="id32">
          <draw:frame draw:style-name="gr5" draw:text-style-name="P8" draw:layer="layout" svg:width="4.887cm" svg:height="1.103cm" svg:x="8.413cm" svg:y="15.447cm">
            <draw:text-box>
              <text:p text:style-name="P7"><text:span text:style-name="T2">Goto </text:span><text:span text:style-name="T2">State </text:span><text:span text:style-name="T2">‘x’</text:span></text:p>
            </draw:text-box>
          </draw:frame>
          <draw:custom-shape draw:style-name="gr14" draw:text-style-name="P9" draw:layer="layout" svg:width="5.3cm" svg:height="1.2cm" svg:x="8.074cm" svg:y="15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0" draw:text-style-name="P1" draw:layer="layout" svg:x1="7.848cm" svg:y1="12.574cm" svg:x2="10.074cm" svg:y2="15.4cm">
          <text:p/>
        </draw:line>
        <draw:g>
          <draw:frame draw:style-name="gr15" draw:text-style-name="P13" draw:layer="layout" svg:width="3.044cm" svg:height="1.852cm" svg:x="6.285cm" svg:y="13.448cm">
            <draw:text-box>
              <text:p text:style-name="P7"><text:span text:style-name="T2">Move </text:span><text:span text:style-name="T2">‘r’</text:span></text:p>
            </draw:text-box>
          </draw:frame>
          <draw:custom-shape draw:style-name="gr16" draw:text-style-name="P14" draw:layer="layout" svg:width="3.3cm" svg:height="1.218cm" svg:x="6.074cm" svg:y="13.40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0" draw:text-style-name="P1" draw:layer="layout" svg:x1="10.724cm" svg:y1="16.602cm" svg:x2="3.074cm" svg:y2="19cm" draw:start-shape="id32" draw:start-glue-point="2" draw:end-shape="id33" draw:end-glue-point="2" svg:d="M10724 16602v2940h-7650v-542" svg:viewBox="0 0 7651 2941">
          <text:p/>
        </draw:connector>
        <draw:custom-shape draw:style-name="gr18" draw:text-style-name="P15" draw:layer="layout" svg:width="13.9cm" svg:height="10.1cm" svg:x="0.174cm" svg:y="10.4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0.853cm" svg:height="0.962cm" svg:x="13.274cm" svg:y="15.1cm">
          <draw:text-box>
            <text:p>3</text:p>
          </draw:text-box>
        </draw:frame>
        <draw:g>
          <draw:line draw:style-name="gr1" draw:text-style-name="P1" draw:layer="layout" svg:x1="11.201cm" svg:y1="12.312cm" svg:x2="11.201cm" svg:y2="6.212cm">
            <text:p/>
          </draw:line>
          <draw:line draw:style-name="gr10" draw:text-style-name="P1" draw:layer="layout" svg:x1="11.201cm" svg:y1="6.212cm" svg:x2="5.901cm" svg:y2="5.512cm">
            <text:p/>
          </draw:line>
          <draw:line draw:style-name="gr10" draw:text-style-name="P1" draw:layer="layout" svg:x1="11.201cm" svg:y1="6.212cm" svg:x2="10.301cm" svg:y2="5.512cm">
            <text:p/>
          </draw:line>
          <draw:line draw:style-name="gr10" draw:text-style-name="P1" draw:layer="layout" svg:x1="11.202cm" svg:y1="6.213cm" svg:x2="12.101cm" svg:y2="5.512cm">
            <text:p/>
          </draw:line>
          <draw:line draw:style-name="gr10" draw:text-style-name="P1" draw:layer="layout" svg:x1="11.202cm" svg:y1="6.214cm" svg:x2="16.201cm" svg:y2="5.512cm">
            <text:p/>
          </draw:line>
        </draw:g>
        <draw:line draw:style-name="gr10" draw:text-style-name="P1" draw:layer="layout" svg:x1="3.501cm" svg:y1="5.512cm" svg:x2="3.501cm" svg:y2="11.312cm">
          <text:p/>
        </draw:line>
        <draw:line draw:style-name="gr10" draw:text-style-name="P1" draw:layer="layout" svg:x1="13.601cm" svg:y1="5.512cm" svg:x2="5.301cm" svg:y2="11.412cm">
          <text:p/>
        </draw:line>
        <draw:line draw:style-name="gr10" draw:text-style-name="P1" draw:layer="layout" svg:x1="7.501cm" svg:y1="5.486cm" svg:x2="7.501cm" svg:y2="11.286cm">
          <text:p/>
        </draw:line>
        <draw:line draw:style-name="gr10" draw:text-style-name="P1" draw:layer="layout" svg:x1="16.628cm" svg:y1="5.486cm" svg:x2="8.328cm" svg:y2="11.386cm">
          <text:p/>
        </draw:line>
        <draw:connector draw:style-name="gr10" draw:text-style-name="P1" draw:layer="layout" svg:x1="1.101cm" svg:y1="13.913cm" svg:x2="3.301cm" svg:y2="1.912cm" svg:d="M1101 13913h-554v-12001h2754" svg:viewBox="0 0 2755 12002">
          <text:p/>
        </draw:connector>
        <draw:line draw:style-name="gr10" draw:text-style-name="P1" draw:layer="layout" svg:x1="9.001cm" svg:y1="13.312cm" svg:x2="9.001cm" svg:y2="8.812cm">
          <text:p/>
        </draw:line>
        <draw:line draw:style-name="gr10" draw:text-style-name="P1" draw:layer="layout" svg:x1="9.001cm" svg:y1="11.912cm" svg:x2="13.501cm" svg:y2="8.712cm">
          <text:p/>
        </draw:line>
        <draw:g xml:id="id30" draw:id="id30">
          <draw:frame draw:style-name="gr26" draw:text-style-name="P13" draw:layer="layout" svg:width="2.979cm" svg:height="1.103cm" svg:x="3.307cm" svg:y="4.451cm">
            <draw:text-box>
              <text:p text:style-name="P7"><text:span text:style-name="T2">Read </text:span><text:span text:style-name="T2">0</text:span></text:p>
            </draw:text-box>
          </draw:frame>
          <draw:custom-shape draw:style-name="gr27" draw:text-style-name="P14" draw:layer="layout" svg:width="3.231cm" svg:height="1.2cm" svg:x="3.1cm" svg:y="4.4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31" draw:id="id31">
          <draw:frame draw:style-name="gr26" draw:text-style-name="P13" draw:layer="layout" svg:width="2.979cm" svg:height="1.103cm" svg:x="7.307cm" svg:y="4.452cm">
            <draw:text-box>
              <text:p text:style-name="P7"><text:span text:style-name="T2">Read </text:span><text:span text:style-name="T2">1</text:span></text:p>
            </draw:text-box>
          </draw:frame>
          <draw:custom-shape draw:style-name="gr27" draw:text-style-name="P14" draw:layer="layout" svg:width="3.231cm" svg:height="1.2cm" svg:x="7.1cm" svg:y="4.4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1" draw:text-style-name="P18" draw:layer="layout" svg:width="1.6cm" svg:height="1.6cm" svg:x="8.02cm" svg:y="7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925cm" svg:height="1.195cm" svg:x="8.343cm" svg:y="7.514cm">
            <draw:text-box>
              <text:p text:style-name="P5"><text:span text:style-name="T1">s</text:span></text:p>
            </draw:text-box>
          </draw:frame>
        </draw:g>
        <draw:g>
          <draw:frame draw:style-name="gr26" draw:text-style-name="P13" draw:layer="layout" svg:width="2.979cm" svg:height="1.103cm" svg:x="12.307cm" svg:y="4.446cm">
            <draw:text-box>
              <text:p text:style-name="P7"><text:span text:style-name="T2">Read </text:span><text:span text:style-name="T2">0</text:span></text:p>
            </draw:text-box>
          </draw:frame>
          <draw:custom-shape draw:style-name="gr27" draw:text-style-name="P14" draw:layer="layout" svg:width="3.231cm" svg:height="1.2cm" svg:x="12.1cm" svg:y="4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26" draw:text-style-name="P13" draw:layer="layout" svg:width="2.979cm" svg:height="1.103cm" svg:x="16.307cm" svg:y="4.447cm">
            <draw:text-box>
              <text:p text:style-name="P7"><text:span text:style-name="T2">Read </text:span><text:span text:style-name="T2">1</text:span></text:p>
            </draw:text-box>
          </draw:frame>
          <draw:custom-shape draw:style-name="gr27" draw:text-style-name="P14" draw:layer="layout" svg:width="3.231cm" svg:height="1.2cm" svg:x="16.1cm" svg:y="4.40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23" draw:layer="layout" svg:width="1.6cm" svg:height="1.6cm" svg:x="13.008cm" svg:y="7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24" draw:layer="layout" svg:width="0.972cm" svg:height="1.195cm" svg:x="13.331cm" svg:y="7.416cm">
            <draw:text-box>
              <text:p text:style-name="P5"><text:span text:style-name="T1">a</text:span></text:p>
            </draw:text-box>
          </draw:frame>
        </draw:g>
        <draw:frame draw:style-name="gr3" draw:text-style-name="P10" draw:layer="layout" svg:width="2.013cm" svg:height="0.962cm" svg:x="21.4cm" svg:y="7.8cm">
          <draw:text-box>
            <text:p>Head</text:p>
          </draw:text-box>
        </draw:frame>
        <draw:frame draw:style-name="gr3" draw:text-style-name="P10" draw:layer="layout" svg:width="1.984cm" svg:height="0.962cm" svg:x="26.301cm" svg:y="9.027cm">
          <draw:text-box>
            <text:p>State</text:p>
          </draw:text-box>
        </draw:frame>
        <draw:custom-shape draw:style-name="gr18" draw:text-style-name="P15" draw:layer="layout" svg:width="13.9cm" svg:height="10.1cm" svg:x="15.2cm" svg:y="10.427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6cm" svg:height="1.6cm" svg:x="19.8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72cm" svg:height="1.195cm" svg:x="20.13cm" svg:y="17.741cm">
            <draw:text-box>
              <text:p text:style-name="P5"><text:span text:style-name="T1">a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20.6054326585013cm 18.1389891453485cm)" svg:viewBox="0 0 1377 1320" svg:d="M728 0c1778 0-649 2405-728 721">
          <text:p/>
        </draw:path>
        <draw:g xml:id="id35" draw:id="id35">
          <draw:custom-shape draw:style-name="gr19" draw:text-style-name="P16" draw:layer="layout" svg:width="1.6cm" svg:height="1.6cm" svg:x="17.3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25cm" svg:height="1.195cm" svg:x="17.63cm" svg:y="17.741cm">
            <draw:text-box>
              <text:p text:style-name="P5"><text:span text:style-name="T1">s</text:span></text:p>
            </draw:text-box>
          </draw:frame>
        </draw:g>
        <draw:frame draw:style-name="gr3" draw:text-style-name="P10" draw:layer="layout" svg:width="0.853cm" svg:height="0.962cm" svg:x="17.687cm" svg:y="16.633cm">
          <draw:text-box>
            <text:p>2</text:p>
          </draw:text-box>
        </draw:frame>
        <draw:g>
          <draw:frame draw:style-name="gr5" draw:text-style-name="P8" draw:layer="layout" svg:width="2.305cm" svg:height="1.103cm" svg:x="25.267cm" svg:y="12.539cm">
            <draw:text-box>
              <text:p text:style-name="P7"><text:span text:style-name="T2">Read</text:span></text:p>
            </draw:text-box>
          </draw:frame>
          <draw:custom-shape draw:style-name="gr9" draw:text-style-name="P9" draw:layer="layout" svg:width="2.5cm" svg:height="1.2cm" svg:x="25.107cm" svg:y="12.4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34" draw:id="id34">
          <draw:frame draw:style-name="gr5" draw:text-style-name="P8" draw:layer="layout" svg:width="4.887cm" svg:height="1.103cm" svg:x="23.446cm" svg:y="15.54cm">
            <draw:text-box>
              <text:p text:style-name="P7"><text:span text:style-name="T2">Goto </text:span><text:span text:style-name="T2">State </text:span><text:span text:style-name="T2">‘x’</text:span></text:p>
            </draw:text-box>
          </draw:frame>
          <draw:custom-shape draw:style-name="gr14" draw:text-style-name="P9" draw:layer="layout" svg:width="5.3cm" svg:height="1.2cm" svg:x="23.107cm" svg:y="15.4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0" draw:text-style-name="P1" draw:layer="layout" svg:x1="25.757cm" svg:y1="16.695cm" svg:x2="18.107cm" svg:y2="19.093cm" draw:start-shape="id34" draw:start-glue-point="2" draw:end-shape="id35" draw:end-glue-point="2" svg:d="M25757 16695v2940h-7650v-542" svg:viewBox="0 0 7651 2941">
          <text:p/>
        </draw:connector>
        <draw:path draw:style-name="gr4" draw:text-style-name="P1" draw:layer="layout" svg:width="1.376cm" svg:height="1.319cm" draw:transform="skewX (-0.126536370769589) rotate (2.29353717004575) translate (18.1294326585013cm 18.1459891453485cm)" svg:viewBox="0 0 1377 1320" svg:d="M728 0c1778 0-649 2405-728 721">
          <text:p/>
        </draw:path>
        <draw:g>
          <draw:frame draw:style-name="gr5" draw:text-style-name="P8" draw:layer="layout" svg:width="2.121cm" svg:height="1.103cm" svg:x="18.22cm" svg:y="11.447cm">
            <draw:text-box>
              <text:p text:style-name="P7"><text:span text:style-name="T2">get 0</text:span></text:p>
            </draw:text-box>
          </draw:frame>
          <draw:custom-shape draw:style-name="gr11" draw:text-style-name="P9" draw:layer="layout" svg:width="2.3cm" svg:height="1.2cm" svg:x="18.073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121cm" svg:height="1.103cm" svg:x="21.221cm" svg:y="11.448cm">
            <draw:text-box>
              <text:p text:style-name="P7"><text:span text:style-name="T2">get 1</text:span></text:p>
            </draw:text-box>
          </draw:frame>
          <draw:custom-shape draw:style-name="gr11" draw:text-style-name="P9" draw:layer="layout" svg:width="2.3cm" svg:height="1.2cm" svg:x="21.074cm" svg:y="11.4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979cm" svg:height="1.103cm" svg:x="16.28cm" svg:y="13.447cm">
            <draw:text-box>
              <text:p text:style-name="P7"><text:span text:style-name="T2">Write 1</text:span></text:p>
            </draw:text-box>
          </draw:frame>
          <draw:custom-shape draw:style-name="gr6" draw:text-style-name="P9" draw:layer="layout" svg:width="3.231cm" svg:height="1.2cm" svg:x="16.073cm" svg:y="13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0" draw:text-style-name="P1" draw:layer="layout" svg:x1="21.073cm" svg:y1="12.501cm" svg:x2="19.173cm" svg:y2="13.401cm">
          <text:p/>
        </draw:line>
        <draw:line draw:style-name="gr10" draw:text-style-name="P1" draw:layer="layout" svg:x1="21.873cm" svg:y1="12.601cm" svg:x2="22.873cm" svg:y2="13.401cm">
          <text:p/>
        </draw:line>
        <draw:line draw:style-name="gr10" draw:text-style-name="P1" draw:layer="layout" svg:x1="22.847cm" svg:y1="12.575cm" svg:x2="25.073cm" svg:y2="15.401cm">
          <text:p/>
        </draw:line>
        <draw:g>
          <draw:frame draw:style-name="gr15" draw:text-style-name="P13" draw:layer="layout" svg:width="3.044cm" svg:height="1.852cm" svg:x="21.284cm" svg:y="13.449cm">
            <draw:text-box>
              <text:p text:style-name="P7"><text:span text:style-name="T2">Move </text:span><text:span text:style-name="T2">‘l’</text:span></text:p>
            </draw:text-box>
          </draw:frame>
          <draw:custom-shape draw:style-name="gr16" draw:text-style-name="P14" draw:layer="layout" svg:width="3.3cm" svg:height="1.218cm" svg:x="21.073cm" svg:y="13.40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onnector draw:style-name="gr10" draw:text-style-name="P1" draw:layer="layout" draw:line-skew="-0.491cm" svg:x1="13.4cm" svg:y1="16.029cm" svg:x2="20.607cm" svg:y2="17.493cm" svg:d="M13400 16029v-29h7207v1493" svg:viewBox="0 0 7208 1494">
            <text:p/>
          </draw:connector>
          <draw:line draw:style-name="gr10" draw:text-style-name="P1" draw:layer="layout" svg:x1="20.6cm" svg:y1="16cm" svg:x2="26.6cm" svg:y2="13.727cm">
            <text:p/>
          </draw:line>
        </draw:g>
        <draw:frame draw:style-name="gr3" draw:text-style-name="P10" draw:layer="layout" svg:width="0.853cm" svg:height="0.962cm" svg:x="10.801cm" svg:y="16.8cm">
          <draw:text-box>
            <text:p>2</text:p>
          </draw:text-box>
        </draw:frame>
        <draw:frame draw:style-name="gr3" draw:text-style-name="P10" draw:layer="layout" svg:width="0.853cm" svg:height="0.962cm" svg:x="25.716cm" svg:y="16.748cm">
          <draw:text-box>
            <text:p>2</text:p>
          </draw:text-box>
        </draw:frame>
      </draw:page>
      <draw:page draw:name="page8" draw:style-name="dp1" draw:master-page-name="Default">
        <draw:line draw:style-name="gr1" draw:text-style-name="P1" draw:layer="layout" svg:x1="0cm" svg:y1="0.973cm" svg:x2="29.7cm" svg:y2="0.973cm">
          <text:p/>
        </draw:line>
        <draw:line draw:style-name="gr1" draw:text-style-name="P1" draw:layer="layout" svg:x1="0cm" svg:y1="2.973cm" svg:x2="29.7cm" svg:y2="2.973cm">
          <text:p/>
        </draw:line>
        <draw:line draw:style-name="gr1" draw:text-style-name="P1" draw:layer="layout" svg:x1="2.7cm" svg:y1="0.973cm" svg:x2="2.7cm" svg:y2="2.973cm">
          <text:p/>
        </draw:line>
        <draw:line draw:style-name="gr1" draw:text-style-name="P1" draw:layer="layout" svg:x1="8.7cm" svg:y1="0.973cm" svg:x2="8.7cm" svg:y2="2.973cm">
          <text:p/>
        </draw:line>
        <draw:line draw:style-name="gr1" draw:text-style-name="P1" draw:layer="layout" svg:x1="14.7cm" svg:y1="0.973cm" svg:x2="14.7cm" svg:y2="2.973cm">
          <text:p/>
        </draw:line>
        <draw:line draw:style-name="gr1" draw:text-style-name="P1" draw:layer="layout" svg:x1="20.7cm" svg:y1="0.973cm" svg:x2="20.7cm" svg:y2="2.973cm">
          <text:p/>
        </draw:line>
        <draw:line draw:style-name="gr1" draw:text-style-name="P1" draw:layer="layout" svg:x1="26.7cm" svg:y1="0.973cm" svg:x2="26.7cm" svg:y2="2.973cm">
          <text:p/>
        </draw:line>
        <draw:g>
          <draw:custom-shape draw:style-name="gr19" draw:text-style-name="P16" draw:layer="layout" svg:width="1.6cm" svg:height="1.6cm" svg:x="6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972cm" svg:height="1.195cm" svg:x="6.652cm" svg:y="1.399cm">
            <draw:text-box>
              <text:p text:style-name="P3">1</text:p>
            </draw:text-box>
          </draw:frame>
        </draw:g>
        <draw:g>
          <draw:custom-shape draw:style-name="gr21" draw:text-style-name="P18" draw:layer="layout" svg:width="1.6cm" svg:height="1.6cm" svg:x="3.3cm" svg:y="1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972cm" svg:height="1.195cm" svg:x="3.623cm" svg:y="1.421cm">
            <draw:text-box>
              <text:p text:style-name="P5"><text:span text:style-name="T1">0</text:span></text:p>
            </draw:text-box>
          </draw:frame>
        </draw:g>
        <draw:g>
          <draw:custom-shape draw:style-name="gr19" draw:text-style-name="P16" draw:layer="layout" svg:width="1.6cm" svg:height="1.6cm" svg:x="12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972cm" svg:height="1.195cm" svg:x="12.653cm" svg:y="1.4cm">
            <draw:text-box>
              <text:p text:style-name="P3">1</text:p>
            </draw:text-box>
          </draw:frame>
        </draw:g>
        <draw:g>
          <draw:custom-shape draw:style-name="gr2" draw:text-style-name="P2" draw:layer="layout" svg:width="1.6cm" svg:height="1.6cm" svg:x="9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72cm" svg:height="1.195cm" svg:x="9.624cm" svg:y="1.422cm">
            <draw:text-box>
              <text:p text:style-name="P5"><text:span text:style-name="T1">0</text:span></text:p>
            </draw:text-box>
          </draw:frame>
        </draw:g>
        <draw:g>
          <draw:custom-shape draw:style-name="gr2" draw:text-style-name="P2" draw:layer="layout" svg:width="1.6cm" svg:height="1.6cm" svg:x="18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972cm" svg:height="1.195cm" svg:x="18.654cm" svg:y="1.401cm">
            <draw:text-box>
              <text:p text:style-name="P3">1</text:p>
            </draw:text-box>
          </draw:frame>
        </draw:g>
        <draw:g>
          <draw:custom-shape draw:style-name="gr19" draw:text-style-name="P16" draw:layer="layout" svg:width="1.6cm" svg:height="1.6cm" svg:x="15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15.625cm" svg:y="1.423cm">
            <draw:text-box>
              <text:p text:style-name="P5"><text:span text:style-name="T1">0</text:span></text:p>
            </draw:text-box>
          </draw:frame>
        </draw:g>
        <draw:g>
          <draw:custom-shape draw:style-name="gr2" draw:text-style-name="P2" draw:layer="layout" svg:width="1.6cm" svg:height="1.6cm" svg:x="24.304cm" svg:y="1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972cm" svg:height="1.195cm" svg:x="24.655cm" svg:y="1.402cm">
            <draw:text-box>
              <text:p text:style-name="P3">1</text:p>
            </draw:text-box>
          </draw:frame>
        </draw:g>
        <draw:g>
          <draw:custom-shape draw:style-name="gr19" draw:text-style-name="P16" draw:layer="layout" svg:width="1.6cm" svg:height="1.6cm" svg:x="21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21.626cm" svg:y="1.424cm">
            <draw:text-box>
              <text:p text:style-name="P5"><text:span text:style-name="T1">0</text:span></text:p>
            </draw:text-box>
          </draw:frame>
        </draw:g>
        <draw:frame draw:style-name="gr3" draw:text-style-name="P6" draw:layer="layout" svg:width="1.213cm" svg:height="1.195cm" svg:x="0.9cm" svg:y="1.573cm">
          <draw:text-box>
            <text:p text:style-name="P5"><text:span text:style-name="T1">...</text:span></text:p>
          </draw:text-box>
        </draw:frame>
        <draw:frame draw:style-name="gr3" draw:text-style-name="P6" draw:layer="layout" svg:width="1.213cm" svg:height="1.195cm" svg:x="26.901cm" svg:y="1.574cm">
          <draw:text-box>
            <text:p text:style-name="P5"><text:span text:style-name="T1">...</text:span></text:p>
          </draw:text-box>
        </draw:frame>
        <draw:path draw:style-name="gr4" draw:text-style-name="P1" draw:layer="layout" svg:width="1.376cm" svg:height="1.319cm" draw:transform="skewX (-0.126536370769589) rotate (2.29353717004575) translate (4.09843265850128cm 1.818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7.12943265850128cm 1.891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0.1604326585013cm 1.864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3.1394326585013cm 1.863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6.1704326585013cm 1.83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9.1014326585013cm 1.883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22.1324326585013cm 1.85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25.1634326585013cm 1.82998914534851cm)" svg:viewBox="0 0 1377 1320" svg:d="M728 0c1778 0-649 2405-728 721">
          <text:p/>
        </draw:path>
        <draw:frame draw:style-name="gr3" draw:text-style-name="P10" draw:layer="layout" svg:width="1.874cm" svg:height="0.962cm" svg:x="27.3cm" svg:y="0cm">
          <draw:text-box>
            <text:p>Tape</text:p>
          </draw:text-box>
        </draw:frame>
        <draw:line draw:style-name="gr1" draw:text-style-name="P1" draw:layer="layout" svg:x1="8.7cm" svg:y1="3.006cm" svg:x2="11.7cm" svg:y2="4.406cm">
          <text:p/>
        </draw:line>
        <draw:line draw:style-name="gr1" draw:text-style-name="P1" draw:layer="layout" svg:x1="2.7cm" svg:y1="3.006cm" svg:x2="2.7cm" svg:y2="9.606cm">
          <text:p/>
        </draw:line>
        <draw:line draw:style-name="gr1" draw:text-style-name="P1" draw:layer="layout" svg:x1="11.7cm" svg:y1="4.406cm" svg:x2="11.7cm" svg:y2="9.606cm">
          <text:p/>
        </draw:line>
        <draw:g>
          <draw:custom-shape draw:style-name="gr19" draw:text-style-name="P16" draw:layer="layout" svg:width="1.6cm" svg:height="1.6cm" svg:x="4.008cm" svg:y="7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4.331cm" svg:y="7.421cm">
            <draw:text-box>
              <text:p text:style-name="P5"><text:span text:style-name="T1">a</text:span></text:p>
            </draw:text-box>
          </draw:frame>
        </draw:g>
        <draw:frame draw:style-name="gr3" draw:text-style-name="P10" draw:layer="layout" svg:width="0.853cm" svg:height="0.962cm" svg:x="8.4cm" svg:y="6.406cm">
          <draw:text-box>
            <text:p>3</text:p>
          </draw:text-box>
        </draw:frame>
        <draw:frame draw:style-name="gr3" draw:text-style-name="P10" draw:layer="layout" svg:width="0.853cm" svg:height="0.962cm" svg:x="4.4cm" svg:y="6.306cm">
          <draw:text-box>
            <text:p>2</text:p>
          </draw:text-box>
        </draw:frame>
        <draw:connector draw:style-name="gr7" draw:text-style-name="P1" draw:layer="layout" draw:type="lines" svg:x1="4.1cm" svg:y1="2.806cm" svg:x2="4.715cm" svg:y2="4.406cm" draw:end-shape="id36" draw:end-glue-point="0" svg:d="M4100 2806l615 1047v553" svg:viewBox="0 0 616 1601">
          <text:p/>
        </draw:connector>
        <draw:connector draw:style-name="gr7" draw:text-style-name="P1" draw:layer="layout" draw:type="lines" svg:x1="7.101cm" svg:y1="2.807cm" svg:x2="8.715cm" svg:y2="4.407cm" draw:end-shape="id37" svg:d="M7101 2807l1614 1047v553" svg:viewBox="0 0 1615 1601">
          <text:p/>
        </draw:connector>
        <draw:line draw:style-name="gr1" draw:text-style-name="P1" draw:layer="layout" svg:x1="2.7cm" svg:y1="9.606cm" svg:x2="11.7cm" svg:y2="9.606cm">
          <text:p/>
        </draw:line>
        <draw:path draw:style-name="gr4" draw:text-style-name="P1" draw:layer="layout" svg:width="1.376cm" svg:height="1.319cm" draw:transform="skewX (-0.126536370769589) rotate (2.29353717004575) translate (4.83743265850128cm 7.78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8.84943265850128cm 7.87998914534851cm)" svg:viewBox="0 0 1377 1320" svg:d="M728 0c1778 0-649 2405-728 721">
          <text:p/>
        </draw:path>
        <draw:line draw:style-name="gr1" draw:text-style-name="P1" draw:layer="layout" svg:x1="14.7cm" svg:y1="3.006cm" svg:x2="20.7cm" svg:y2="4.406cm">
          <text:p/>
        </draw:line>
        <draw:line draw:style-name="gr1" draw:text-style-name="P1" draw:layer="layout" svg:x1="20.7cm" svg:y1="4.406cm" svg:x2="20.7cm" svg:y2="9.606cm">
          <text:p/>
        </draw:line>
        <draw:path draw:style-name="gr4" draw:text-style-name="P1" draw:layer="layout" svg:width="1.376cm" svg:height="1.319cm" draw:transform="skewX (-0.126536370769589) rotate (2.29353717004575) translate (13.8064326585013cm 7.81398914534851cm)" svg:viewBox="0 0 1377 1320" svg:d="M728 0c1778 0-649 2405-728 721">
          <text:p/>
        </draw:path>
        <draw:g>
          <draw:custom-shape draw:style-name="gr19" draw:text-style-name="P16" draw:layer="layout" svg:width="1.6cm" svg:height="1.6cm" svg:x="17.02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25cm" svg:height="1.195cm" svg:x="17.343cm" svg:y="7.509cm">
            <draw:text-box>
              <text:p text:style-name="P5"><text:span text:style-name="T1">s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17.8184326585013cm 7.90698914534851cm)" svg:viewBox="0 0 1377 1320" svg:d="M728 0c1778 0-649 2405-728 721">
          <text:p/>
        </draw:path>
        <draw:frame draw:style-name="gr3" draw:text-style-name="P10" draw:layer="layout" svg:width="0.853cm" svg:height="0.962cm" svg:x="17.4cm" svg:y="6.401cm">
          <draw:text-box>
            <text:p>3</text:p>
          </draw:text-box>
        </draw:frame>
        <draw:frame draw:style-name="gr3" draw:text-style-name="P10" draw:layer="layout" svg:width="0.853cm" svg:height="0.962cm" svg:x="13.4cm" svg:y="6.301cm">
          <draw:text-box>
            <text:p>2</text:p>
          </draw:text-box>
        </draw:frame>
        <draw:line draw:style-name="gr8" draw:text-style-name="P1" draw:layer="layout" svg:x1="10.7cm" svg:y1="2.606cm" svg:x2="12.9cm" svg:y2="4.406cm">
          <text:p/>
        </draw:line>
        <draw:line draw:style-name="gr8" draw:text-style-name="P1" draw:layer="layout" svg:x1="13.4cm" svg:y1="2.706cm" svg:x2="17.1cm" svg:y2="4.306cm">
          <text:p/>
        </draw:line>
        <draw:line draw:style-name="gr1" draw:text-style-name="P1" draw:layer="layout" svg:x1="2.7cm" svg:y1="9.606cm" svg:x2="20.7cm" svg:y2="9.606cm">
          <text:p/>
        </draw:line>
        <draw:g>
          <draw:custom-shape draw:style-name="gr19" draw:text-style-name="P16" draw:layer="layout" svg:width="1.6cm" svg:height="1.6cm" svg:x="4.7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5.097cm" svg:y="17.648cm">
            <draw:text-box>
              <text:p text:style-name="P5"><text:span text:style-name="T1">a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5.57243265850128cm 18.0459891453485cm)" svg:viewBox="0 0 1377 1320" svg:d="M728 0c1778 0-649 2405-728 721">
          <text:p/>
        </draw:path>
        <draw:g xml:id="id39" draw:id="id39">
          <draw:custom-shape draw:style-name="gr2" draw:text-style-name="P2" draw:layer="layout" svg:width="1.6cm" svg:height="1.6cm" svg:x="2.2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25cm" svg:height="1.195cm" svg:x="2.597cm" svg:y="17.648cm">
            <draw:text-box>
              <text:p text:style-name="P5"><text:span text:style-name="T1">s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3.07243265850128cm 18.0459891453485cm)" svg:viewBox="0 0 1377 1320" svg:d="M728 0c1778 0-649 2405-728 721">
          <text:p/>
        </draw:path>
        <draw:frame draw:style-name="gr3" draw:text-style-name="P10" draw:layer="layout" svg:width="0.853cm" svg:height="0.962cm" svg:x="2.654cm" svg:y="16.54cm">
          <draw:text-box>
            <text:p>2</text:p>
          </draw:text-box>
        </draw:frame>
        <draw:g>
          <draw:frame draw:style-name="gr26" draw:text-style-name="P13" draw:layer="layout" svg:width="2.305cm" svg:height="1.103cm" svg:x="10.234cm" svg:y="12.446cm">
            <draw:text-box>
              <text:p text:style-name="P7"><text:span text:style-name="T2">Read</text:span></text:p>
            </draw:text-box>
          </draw:frame>
          <draw:custom-shape draw:style-name="gr30" draw:text-style-name="P14" draw:layer="layout" svg:width="2.5cm" svg:height="1.2cm" svg:x="10.074cm" svg:y="12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121cm" svg:height="1.103cm" svg:x="3.221cm" svg:y="11.446cm">
            <draw:text-box>
              <text:p text:style-name="P7"><text:span text:style-name="T2">get 0</text:span></text:p>
            </draw:text-box>
          </draw:frame>
          <draw:custom-shape draw:style-name="gr11" draw:text-style-name="P9" draw:layer="layout" svg:width="2.3cm" svg:height="1.2cm" svg:x="3.074cm" svg:y="11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26" draw:text-style-name="P13" draw:layer="layout" svg:width="2.121cm" svg:height="1.103cm" svg:x="6.222cm" svg:y="11.447cm">
            <draw:text-box>
              <text:p text:style-name="P7"><text:span text:style-name="T2">get 1</text:span></text:p>
            </draw:text-box>
          </draw:frame>
          <draw:custom-shape draw:style-name="gr34" draw:text-style-name="P14" draw:layer="layout" svg:width="2.3cm" svg:height="1.2cm" svg:x="6.075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31" draw:text-style-name="P25" draw:layer="layout" svg:width="2.979cm" svg:height="1.103cm" svg:x="1.281cm" svg:y="13.446cm">
            <draw:text-box>
              <text:p text:style-name="P7"><text:span text:style-name="T2">Write 0</text:span></text:p>
            </draw:text-box>
          </draw:frame>
          <draw:custom-shape draw:style-name="gr32" draw:text-style-name="P26" draw:layer="layout" svg:width="3.231cm" svg:height="1.2cm" svg:x="1.074cm" svg:y="13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" draw:text-style-name="P10" draw:layer="layout" svg:width="0.853cm" svg:height="0.962cm" svg:x="0.574cm" svg:y="12.6cm">
          <draw:text-box>
            <text:p>2</text:p>
          </draw:text-box>
        </draw:frame>
        <draw:line draw:style-name="gr10" draw:text-style-name="P1" draw:layer="layout" svg:x1="6.074cm" svg:y1="12.5cm" svg:x2="4.174cm" svg:y2="13.4cm">
          <text:p/>
        </draw:line>
        <draw:frame draw:style-name="gr3" draw:text-style-name="P10" draw:layer="layout" svg:width="0.853cm" svg:height="0.962cm" svg:x="8.974cm" svg:y="12.5cm">
          <draw:text-box>
            <text:p>4</text:p>
          </draw:text-box>
        </draw:frame>
        <draw:line draw:style-name="gr10" draw:text-style-name="P1" draw:layer="layout" svg:x1="6.874cm" svg:y1="12.6cm" svg:x2="7.874cm" svg:y2="13.4cm">
          <text:p/>
        </draw:line>
        <draw:g xml:id="id38" draw:id="id38">
          <draw:frame draw:style-name="gr31" draw:text-style-name="P25" draw:layer="layout" svg:width="4.887cm" svg:height="1.103cm" svg:x="8.413cm" svg:y="15.447cm">
            <draw:text-box>
              <text:p text:style-name="P7"><text:span text:style-name="T2">Goto </text:span><text:span text:style-name="T2">State </text:span><text:span text:style-name="T2">‘x’</text:span></text:p>
            </draw:text-box>
          </draw:frame>
          <draw:custom-shape draw:style-name="gr35" draw:text-style-name="P26" draw:layer="layout" svg:width="5.3cm" svg:height="1.2cm" svg:x="8.074cm" svg:y="15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0" draw:text-style-name="P1" draw:layer="layout" svg:x1="7.848cm" svg:y1="12.574cm" svg:x2="10.074cm" svg:y2="15.4cm">
          <text:p/>
        </draw:line>
        <draw:connector draw:style-name="gr10" draw:text-style-name="P1" draw:layer="layout" svg:x1="10.724cm" svg:y1="16.602cm" svg:x2="3.074cm" svg:y2="19cm" draw:start-shape="id38" draw:start-glue-point="2" draw:end-shape="id39" draw:end-glue-point="2" svg:d="M10724 16602v2940h-7650v-542" svg:viewBox="0 0 7651 2941">
          <text:p/>
        </draw:connector>
        <draw:custom-shape draw:style-name="gr18" draw:text-style-name="P15" draw:layer="layout" svg:width="13.9cm" svg:height="10.1cm" svg:x="0.174cm" svg:y="10.4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0.853cm" svg:height="0.962cm" svg:x="13.274cm" svg:y="15.1cm">
          <draw:text-box>
            <text:p>3</text:p>
          </draw:text-box>
        </draw:frame>
        <draw:g>
          <draw:line draw:style-name="gr1" draw:text-style-name="P1" draw:layer="layout" svg:x1="11.201cm" svg:y1="12.312cm" svg:x2="11.201cm" svg:y2="6.212cm">
            <text:p/>
          </draw:line>
          <draw:line draw:style-name="gr10" draw:text-style-name="P1" draw:layer="layout" svg:x1="11.201cm" svg:y1="6.212cm" svg:x2="5.901cm" svg:y2="5.512cm">
            <text:p/>
          </draw:line>
          <draw:line draw:style-name="gr10" draw:text-style-name="P1" draw:layer="layout" svg:x1="11.201cm" svg:y1="6.212cm" svg:x2="10.301cm" svg:y2="5.512cm">
            <text:p/>
          </draw:line>
          <draw:line draw:style-name="gr10" draw:text-style-name="P1" draw:layer="layout" svg:x1="11.202cm" svg:y1="6.213cm" svg:x2="12.101cm" svg:y2="5.512cm">
            <text:p/>
          </draw:line>
          <draw:line draw:style-name="gr10" draw:text-style-name="P1" draw:layer="layout" svg:x1="11.202cm" svg:y1="6.214cm" svg:x2="16.201cm" svg:y2="5.512cm">
            <text:p/>
          </draw:line>
        </draw:g>
        <draw:line draw:style-name="gr10" draw:text-style-name="P1" draw:layer="layout" svg:x1="3.501cm" svg:y1="5.512cm" svg:x2="3.501cm" svg:y2="11.312cm">
          <text:p/>
        </draw:line>
        <draw:line draw:style-name="gr10" draw:text-style-name="P1" draw:layer="layout" svg:x1="13.601cm" svg:y1="5.512cm" svg:x2="5.301cm" svg:y2="11.412cm">
          <text:p/>
        </draw:line>
        <draw:line draw:style-name="gr10" draw:text-style-name="P1" draw:layer="layout" svg:x1="7.501cm" svg:y1="5.486cm" svg:x2="7.501cm" svg:y2="11.286cm">
          <text:p/>
        </draw:line>
        <draw:line draw:style-name="gr10" draw:text-style-name="P1" draw:layer="layout" svg:x1="16.628cm" svg:y1="5.486cm" svg:x2="8.328cm" svg:y2="11.386cm">
          <text:p/>
        </draw:line>
        <draw:connector draw:style-name="gr10" draw:text-style-name="P1" draw:layer="layout" svg:x1="1.101cm" svg:y1="13.913cm" svg:x2="3.301cm" svg:y2="1.912cm" svg:d="M1101 13913h-554v-12001h2754" svg:viewBox="0 0 2755 12002">
          <text:p/>
        </draw:connector>
        <draw:line draw:style-name="gr10" draw:text-style-name="P1" draw:layer="layout" svg:x1="9.001cm" svg:y1="13.312cm" svg:x2="9.001cm" svg:y2="8.812cm">
          <text:p/>
        </draw:line>
        <draw:line draw:style-name="gr10" draw:text-style-name="P1" draw:layer="layout" svg:x1="9.001cm" svg:y1="11.912cm" svg:x2="13.501cm" svg:y2="8.712cm">
          <text:p/>
        </draw:line>
        <draw:g xml:id="id36" draw:id="id36">
          <draw:frame draw:style-name="gr26" draw:text-style-name="P13" draw:layer="layout" svg:width="2.979cm" svg:height="1.103cm" svg:x="3.307cm" svg:y="4.451cm">
            <draw:text-box>
              <text:p text:style-name="P7"><text:span text:style-name="T2">Read </text:span><text:span text:style-name="T2">0</text:span></text:p>
            </draw:text-box>
          </draw:frame>
          <draw:custom-shape draw:style-name="gr27" draw:text-style-name="P14" draw:layer="layout" svg:width="3.231cm" svg:height="1.2cm" svg:x="3.1cm" svg:y="4.4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37" draw:id="id37">
          <draw:frame draw:style-name="gr26" draw:text-style-name="P13" draw:layer="layout" svg:width="2.979cm" svg:height="1.103cm" svg:x="7.307cm" svg:y="4.452cm">
            <draw:text-box>
              <text:p text:style-name="P7"><text:span text:style-name="T2">Read </text:span><text:span text:style-name="T2">1</text:span></text:p>
            </draw:text-box>
          </draw:frame>
          <draw:custom-shape draw:style-name="gr27" draw:text-style-name="P14" draw:layer="layout" svg:width="3.231cm" svg:height="1.2cm" svg:x="7.1cm" svg:y="4.4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1" draw:text-style-name="P18" draw:layer="layout" svg:width="1.6cm" svg:height="1.6cm" svg:x="8.02cm" svg:y="7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925cm" svg:height="1.195cm" svg:x="8.343cm" svg:y="7.514cm">
            <draw:text-box>
              <text:p text:style-name="P5"><text:span text:style-name="T1">s</text:span></text:p>
            </draw:text-box>
          </draw:frame>
        </draw:g>
        <draw:g>
          <draw:frame draw:style-name="gr26" draw:text-style-name="P13" draw:layer="layout" svg:width="2.979cm" svg:height="1.103cm" svg:x="12.307cm" svg:y="4.446cm">
            <draw:text-box>
              <text:p text:style-name="P7"><text:span text:style-name="T2">Read </text:span><text:span text:style-name="T2">0</text:span></text:p>
            </draw:text-box>
          </draw:frame>
          <draw:custom-shape draw:style-name="gr27" draw:text-style-name="P14" draw:layer="layout" svg:width="3.231cm" svg:height="1.2cm" svg:x="12.1cm" svg:y="4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26" draw:text-style-name="P13" draw:layer="layout" svg:width="2.979cm" svg:height="1.103cm" svg:x="16.307cm" svg:y="4.447cm">
            <draw:text-box>
              <text:p text:style-name="P7"><text:span text:style-name="T2">Read </text:span><text:span text:style-name="T2">1</text:span></text:p>
            </draw:text-box>
          </draw:frame>
          <draw:custom-shape draw:style-name="gr27" draw:text-style-name="P14" draw:layer="layout" svg:width="3.231cm" svg:height="1.2cm" svg:x="16.1cm" svg:y="4.40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23" draw:layer="layout" svg:width="1.6cm" svg:height="1.6cm" svg:x="13.008cm" svg:y="7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24" draw:layer="layout" svg:width="0.972cm" svg:height="1.195cm" svg:x="13.331cm" svg:y="7.416cm">
            <draw:text-box>
              <text:p text:style-name="P5"><text:span text:style-name="T1">a</text:span></text:p>
            </draw:text-box>
          </draw:frame>
        </draw:g>
        <draw:frame draw:style-name="gr3" draw:text-style-name="P10" draw:layer="layout" svg:width="2.013cm" svg:height="0.962cm" svg:x="21.4cm" svg:y="7.8cm">
          <draw:text-box>
            <text:p>Head</text:p>
          </draw:text-box>
        </draw:frame>
        <draw:frame draw:style-name="gr3" draw:text-style-name="P10" draw:layer="layout" svg:width="1.984cm" svg:height="0.962cm" svg:x="26.301cm" svg:y="9.027cm">
          <draw:text-box>
            <text:p>State</text:p>
          </draw:text-box>
        </draw:frame>
        <draw:custom-shape draw:style-name="gr18" draw:text-style-name="P15" draw:layer="layout" svg:width="13.9cm" svg:height="10.1cm" svg:x="15.2cm" svg:y="10.427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6cm" svg:height="1.6cm" svg:x="19.8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72cm" svg:height="1.195cm" svg:x="20.13cm" svg:y="17.741cm">
            <draw:text-box>
              <text:p text:style-name="P5"><text:span text:style-name="T1">a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20.6054326585013cm 18.1389891453485cm)" svg:viewBox="0 0 1377 1320" svg:d="M728 0c1778 0-649 2405-728 721">
          <text:p/>
        </draw:path>
        <draw:g xml:id="id41" draw:id="id41">
          <draw:custom-shape draw:style-name="gr19" draw:text-style-name="P16" draw:layer="layout" svg:width="1.6cm" svg:height="1.6cm" svg:x="17.3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25cm" svg:height="1.195cm" svg:x="17.63cm" svg:y="17.741cm">
            <draw:text-box>
              <text:p text:style-name="P5"><text:span text:style-name="T1">s</text:span></text:p>
            </draw:text-box>
          </draw:frame>
        </draw:g>
        <draw:frame draw:style-name="gr3" draw:text-style-name="P10" draw:layer="layout" svg:width="0.853cm" svg:height="0.962cm" svg:x="17.687cm" svg:y="16.633cm">
          <draw:text-box>
            <text:p>2</text:p>
          </draw:text-box>
        </draw:frame>
        <draw:g>
          <draw:frame draw:style-name="gr5" draw:text-style-name="P8" draw:layer="layout" svg:width="2.305cm" svg:height="1.103cm" svg:x="25.267cm" svg:y="12.539cm">
            <draw:text-box>
              <text:p text:style-name="P7"><text:span text:style-name="T2">Read</text:span></text:p>
            </draw:text-box>
          </draw:frame>
          <draw:custom-shape draw:style-name="gr9" draw:text-style-name="P9" draw:layer="layout" svg:width="2.5cm" svg:height="1.2cm" svg:x="25.107cm" svg:y="12.4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40" draw:id="id40">
          <draw:frame draw:style-name="gr5" draw:text-style-name="P8" draw:layer="layout" svg:width="4.887cm" svg:height="1.103cm" svg:x="23.446cm" svg:y="15.54cm">
            <draw:text-box>
              <text:p text:style-name="P7"><text:span text:style-name="T2">Goto </text:span><text:span text:style-name="T2">State </text:span><text:span text:style-name="T2">‘x’</text:span></text:p>
            </draw:text-box>
          </draw:frame>
          <draw:custom-shape draw:style-name="gr14" draw:text-style-name="P9" draw:layer="layout" svg:width="5.3cm" svg:height="1.2cm" svg:x="23.107cm" svg:y="15.4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0" draw:text-style-name="P1" draw:layer="layout" svg:x1="25.757cm" svg:y1="16.695cm" svg:x2="18.107cm" svg:y2="19.093cm" draw:start-shape="id40" draw:start-glue-point="2" draw:end-shape="id41" draw:end-glue-point="2" svg:d="M25757 16695v2940h-7650v-542" svg:viewBox="0 0 7651 2941">
          <text:p/>
        </draw:connector>
        <draw:path draw:style-name="gr4" draw:text-style-name="P1" draw:layer="layout" svg:width="1.376cm" svg:height="1.319cm" draw:transform="skewX (-0.126536370769589) rotate (2.29353717004575) translate (18.1294326585013cm 18.1459891453485cm)" svg:viewBox="0 0 1377 1320" svg:d="M728 0c1778 0-649 2405-728 721">
          <text:p/>
        </draw:path>
        <draw:g>
          <draw:frame draw:style-name="gr5" draw:text-style-name="P8" draw:layer="layout" svg:width="2.121cm" svg:height="1.103cm" svg:x="18.22cm" svg:y="11.447cm">
            <draw:text-box>
              <text:p text:style-name="P7"><text:span text:style-name="T2">get 0</text:span></text:p>
            </draw:text-box>
          </draw:frame>
          <draw:custom-shape draw:style-name="gr11" draw:text-style-name="P9" draw:layer="layout" svg:width="2.3cm" svg:height="1.2cm" svg:x="18.073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121cm" svg:height="1.103cm" svg:x="21.221cm" svg:y="11.448cm">
            <draw:text-box>
              <text:p text:style-name="P7"><text:span text:style-name="T2">get 1</text:span></text:p>
            </draw:text-box>
          </draw:frame>
          <draw:custom-shape draw:style-name="gr11" draw:text-style-name="P9" draw:layer="layout" svg:width="2.3cm" svg:height="1.2cm" svg:x="21.074cm" svg:y="11.4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979cm" svg:height="1.103cm" svg:x="16.28cm" svg:y="13.447cm">
            <draw:text-box>
              <text:p text:style-name="P7"><text:span text:style-name="T2">Write 1</text:span></text:p>
            </draw:text-box>
          </draw:frame>
          <draw:custom-shape draw:style-name="gr6" draw:text-style-name="P9" draw:layer="layout" svg:width="3.231cm" svg:height="1.2cm" svg:x="16.073cm" svg:y="13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0" draw:text-style-name="P1" draw:layer="layout" svg:x1="21.073cm" svg:y1="12.501cm" svg:x2="19.173cm" svg:y2="13.401cm">
          <text:p/>
        </draw:line>
        <draw:line draw:style-name="gr10" draw:text-style-name="P1" draw:layer="layout" svg:x1="21.873cm" svg:y1="12.601cm" svg:x2="22.873cm" svg:y2="13.401cm">
          <text:p/>
        </draw:line>
        <draw:line draw:style-name="gr10" draw:text-style-name="P1" draw:layer="layout" svg:x1="22.847cm" svg:y1="12.575cm" svg:x2="25.073cm" svg:y2="15.401cm">
          <text:p/>
        </draw:line>
        <draw:g>
          <draw:frame draw:style-name="gr15" draw:text-style-name="P13" draw:layer="layout" svg:width="3.044cm" svg:height="1.852cm" svg:x="21.284cm" svg:y="13.449cm">
            <draw:text-box>
              <text:p text:style-name="P7"><text:span text:style-name="T2">Move </text:span><text:span text:style-name="T2">‘l’</text:span></text:p>
            </draw:text-box>
          </draw:frame>
          <draw:custom-shape draw:style-name="gr16" draw:text-style-name="P14" draw:layer="layout" svg:width="3.3cm" svg:height="1.218cm" svg:x="21.073cm" svg:y="13.40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onnector draw:style-name="gr10" draw:text-style-name="P1" draw:layer="layout" draw:line-skew="-0.491cm" svg:x1="13.4cm" svg:y1="16.029cm" svg:x2="20.607cm" svg:y2="17.493cm" svg:d="M13400 16029v-29h7207v1493" svg:viewBox="0 0 7208 1494">
            <text:p/>
          </draw:connector>
          <draw:line draw:style-name="gr10" draw:text-style-name="P1" draw:layer="layout" svg:x1="20.6cm" svg:y1="16cm" svg:x2="26.6cm" svg:y2="13.727cm">
            <text:p/>
          </draw:line>
        </draw:g>
        <draw:g>
          <draw:frame draw:style-name="gr31" draw:text-style-name="P25" draw:layer="layout" svg:width="2.979cm" svg:height="1.103cm" svg:x="6.281cm" svg:y="13.447cm">
            <draw:text-box>
              <text:p text:style-name="P7"><text:span text:style-name="T2">Move </text:span><text:span text:style-name="T2">‘r'</text:span></text:p>
            </draw:text-box>
          </draw:frame>
          <draw:custom-shape draw:style-name="gr32" draw:text-style-name="P26" draw:layer="layout" svg:width="3.231cm" svg:height="1.2cm" svg:x="6.074cm" svg:y="13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" draw:text-style-name="P10" draw:layer="layout" svg:width="0.853cm" svg:height="0.962cm" svg:x="10.801cm" svg:y="16.8cm">
          <draw:text-box>
            <text:p>2</text:p>
          </draw:text-box>
        </draw:frame>
        <draw:frame draw:style-name="gr3" draw:text-style-name="P10" draw:layer="layout" svg:width="0.853cm" svg:height="0.962cm" svg:x="25.716cm" svg:y="16.748cm">
          <draw:text-box>
            <text:p>2</text:p>
          </draw:text-box>
        </draw:frame>
      </draw:page>
      <draw:page draw:name="page9" draw:style-name="dp1" draw:master-page-name="Default">
        <draw:line draw:style-name="gr1" draw:text-style-name="P1" draw:layer="layout" svg:x1="0cm" svg:y1="0.973cm" svg:x2="29.7cm" svg:y2="0.973cm">
          <text:p/>
        </draw:line>
        <draw:line draw:style-name="gr1" draw:text-style-name="P1" draw:layer="layout" svg:x1="0cm" svg:y1="2.973cm" svg:x2="29.7cm" svg:y2="2.973cm">
          <text:p/>
        </draw:line>
        <draw:line draw:style-name="gr1" draw:text-style-name="P1" draw:layer="layout" svg:x1="2.7cm" svg:y1="0.973cm" svg:x2="2.7cm" svg:y2="2.973cm">
          <text:p/>
        </draw:line>
        <draw:line draw:style-name="gr1" draw:text-style-name="P1" draw:layer="layout" svg:x1="8.7cm" svg:y1="0.973cm" svg:x2="8.7cm" svg:y2="2.973cm">
          <text:p/>
        </draw:line>
        <draw:line draw:style-name="gr1" draw:text-style-name="P1" draw:layer="layout" svg:x1="14.7cm" svg:y1="0.973cm" svg:x2="14.7cm" svg:y2="2.973cm">
          <text:p/>
        </draw:line>
        <draw:line draw:style-name="gr1" draw:text-style-name="P1" draw:layer="layout" svg:x1="20.7cm" svg:y1="0.973cm" svg:x2="20.7cm" svg:y2="2.973cm">
          <text:p/>
        </draw:line>
        <draw:line draw:style-name="gr1" draw:text-style-name="P1" draw:layer="layout" svg:x1="26.7cm" svg:y1="0.973cm" svg:x2="26.7cm" svg:y2="2.973cm">
          <text:p/>
        </draw:line>
        <draw:g>
          <draw:custom-shape draw:style-name="gr21" draw:text-style-name="P18" draw:layer="layout" svg:width="1.6cm" svg:height="1.6cm" svg:x="6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27" draw:layer="layout" svg:width="0.972cm" svg:height="1.195cm" svg:x="6.652cm" svg:y="1.399cm">
            <draw:text-box>
              <text:p text:style-name="P3">1</text:p>
            </draw:text-box>
          </draw:frame>
        </draw:g>
        <draw:g>
          <draw:custom-shape draw:style-name="gr36" draw:text-style-name="P28" draw:layer="layout" svg:width="1.6cm" svg:height="1.6cm" svg:x="3.3cm" svg:y="1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29" draw:layer="layout" svg:width="0.972cm" svg:height="1.195cm" svg:x="3.623cm" svg:y="1.421cm">
            <draw:text-box>
              <text:p text:style-name="P5"><text:span text:style-name="T1">0</text:span></text:p>
            </draw:text-box>
          </draw:frame>
        </draw:g>
        <draw:g>
          <draw:custom-shape draw:style-name="gr19" draw:text-style-name="P16" draw:layer="layout" svg:width="1.6cm" svg:height="1.6cm" svg:x="12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972cm" svg:height="1.195cm" svg:x="12.653cm" svg:y="1.4cm">
            <draw:text-box>
              <text:p text:style-name="P3">1</text:p>
            </draw:text-box>
          </draw:frame>
        </draw:g>
        <draw:g>
          <draw:custom-shape draw:style-name="gr2" draw:text-style-name="P2" draw:layer="layout" svg:width="1.6cm" svg:height="1.6cm" svg:x="9.301cm" svg:y="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6" draw:layer="layout" svg:width="0.972cm" svg:height="1.195cm" svg:x="9.624cm" svg:y="1.422cm">
            <draw:text-box>
              <text:p text:style-name="P5"><text:span text:style-name="T1">0</text:span></text:p>
            </draw:text-box>
          </draw:frame>
        </draw:g>
        <draw:g>
          <draw:custom-shape draw:style-name="gr2" draw:text-style-name="P2" draw:layer="layout" svg:width="1.6cm" svg:height="1.6cm" svg:x="18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972cm" svg:height="1.195cm" svg:x="18.654cm" svg:y="1.401cm">
            <draw:text-box>
              <text:p text:style-name="P3">1</text:p>
            </draw:text-box>
          </draw:frame>
        </draw:g>
        <draw:g>
          <draw:custom-shape draw:style-name="gr19" draw:text-style-name="P16" draw:layer="layout" svg:width="1.6cm" svg:height="1.6cm" svg:x="15.302cm" svg:y="1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15.625cm" svg:y="1.423cm">
            <draw:text-box>
              <text:p text:style-name="P5"><text:span text:style-name="T1">0</text:span></text:p>
            </draw:text-box>
          </draw:frame>
        </draw:g>
        <draw:g>
          <draw:custom-shape draw:style-name="gr2" draw:text-style-name="P2" draw:layer="layout" svg:width="1.6cm" svg:height="1.6cm" svg:x="24.304cm" svg:y="1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972cm" svg:height="1.195cm" svg:x="24.655cm" svg:y="1.402cm">
            <draw:text-box>
              <text:p text:style-name="P3">1</text:p>
            </draw:text-box>
          </draw:frame>
        </draw:g>
        <draw:g>
          <draw:custom-shape draw:style-name="gr19" draw:text-style-name="P16" draw:layer="layout" svg:width="1.6cm" svg:height="1.6cm" svg:x="21.303cm" svg:y="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20" draw:layer="layout" svg:width="0.972cm" svg:height="1.195cm" svg:x="21.626cm" svg:y="1.424cm">
            <draw:text-box>
              <text:p text:style-name="P5"><text:span text:style-name="T1">0</text:span></text:p>
            </draw:text-box>
          </draw:frame>
        </draw:g>
        <draw:frame draw:style-name="gr3" draw:text-style-name="P6" draw:layer="layout" svg:width="1.213cm" svg:height="1.195cm" svg:x="0.9cm" svg:y="1.573cm">
          <draw:text-box>
            <text:p text:style-name="P5"><text:span text:style-name="T1">...</text:span></text:p>
          </draw:text-box>
        </draw:frame>
        <draw:frame draw:style-name="gr3" draw:text-style-name="P6" draw:layer="layout" svg:width="1.213cm" svg:height="1.195cm" svg:x="26.901cm" svg:y="1.574cm">
          <draw:text-box>
            <text:p text:style-name="P5"><text:span text:style-name="T1">...</text:span></text:p>
          </draw:text-box>
        </draw:frame>
        <draw:path draw:style-name="gr4" draw:text-style-name="P1" draw:layer="layout" svg:width="1.376cm" svg:height="1.319cm" draw:transform="skewX (-0.126536370769589) rotate (2.29353717004575) translate (4.09843265850128cm 1.818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7.12943265850128cm 1.891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0.1604326585013cm 1.864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3.1394326585013cm 1.863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6.1704326585013cm 1.83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19.1014326585013cm 1.883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22.1324326585013cm 1.85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25.1634326585013cm 1.82998914534851cm)" svg:viewBox="0 0 1377 1320" svg:d="M728 0c1778 0-649 2405-728 721">
          <text:p/>
        </draw:path>
        <draw:frame draw:style-name="gr3" draw:text-style-name="P10" draw:layer="layout" svg:width="1.874cm" svg:height="0.962cm" svg:x="27.3cm" svg:y="0cm">
          <draw:text-box>
            <text:p>Tape</text:p>
          </draw:text-box>
        </draw:frame>
        <draw:line draw:style-name="gr1" draw:text-style-name="P1" draw:layer="layout" svg:x1="8.7cm" svg:y1="3.006cm" svg:x2="11.7cm" svg:y2="4.406cm">
          <text:p/>
        </draw:line>
        <draw:line draw:style-name="gr1" draw:text-style-name="P1" draw:layer="layout" svg:x1="2.7cm" svg:y1="3.006cm" svg:x2="2.7cm" svg:y2="9.606cm">
          <text:p/>
        </draw:line>
        <draw:line draw:style-name="gr1" draw:text-style-name="P1" draw:layer="layout" svg:x1="11.7cm" svg:y1="4.406cm" svg:x2="11.7cm" svg:y2="9.606cm">
          <text:p/>
        </draw:line>
        <draw:g>
          <draw:custom-shape draw:style-name="gr21" draw:text-style-name="P18" draw:layer="layout" svg:width="1.6cm" svg:height="1.6cm" svg:x="4.008cm" svg:y="7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972cm" svg:height="1.195cm" svg:x="4.331cm" svg:y="7.421cm">
            <draw:text-box>
              <text:p text:style-name="P5"><text:span text:style-name="T1">a</text:span></text:p>
            </draw:text-box>
          </draw:frame>
        </draw:g>
        <draw:frame draw:style-name="gr3" draw:text-style-name="P10" draw:layer="layout" svg:width="0.853cm" svg:height="0.962cm" svg:x="8.4cm" svg:y="6.406cm">
          <draw:text-box>
            <text:p>3</text:p>
          </draw:text-box>
        </draw:frame>
        <draw:frame draw:style-name="gr3" draw:text-style-name="P10" draw:layer="layout" svg:width="0.853cm" svg:height="0.962cm" svg:x="4.4cm" svg:y="6.306cm">
          <draw:text-box>
            <text:p>2</text:p>
          </draw:text-box>
        </draw:frame>
        <draw:connector draw:style-name="gr7" draw:text-style-name="P1" draw:layer="layout" draw:type="lines" svg:x1="4.1cm" svg:y1="2.806cm" svg:x2="4.715cm" svg:y2="4.406cm" draw:end-shape="id42" draw:end-glue-point="0" svg:d="M4100 2806l615 1047v553" svg:viewBox="0 0 616 1601">
          <text:p/>
        </draw:connector>
        <draw:connector draw:style-name="gr7" draw:text-style-name="P1" draw:layer="layout" draw:type="lines" svg:x1="7.101cm" svg:y1="2.807cm" svg:x2="8.715cm" svg:y2="4.407cm" draw:end-shape="id43" svg:d="M7101 2807l1614 1047v553" svg:viewBox="0 0 1615 1601">
          <text:p/>
        </draw:connector>
        <draw:line draw:style-name="gr1" draw:text-style-name="P1" draw:layer="layout" svg:x1="2.7cm" svg:y1="9.606cm" svg:x2="11.7cm" svg:y2="9.606cm">
          <text:p/>
        </draw:line>
        <draw:path draw:style-name="gr4" draw:text-style-name="P1" draw:layer="layout" svg:width="1.376cm" svg:height="1.319cm" draw:transform="skewX (-0.126536370769589) rotate (2.29353717004575) translate (4.83743265850128cm 7.78698914534851cm)" svg:viewBox="0 0 1377 1320" svg:d="M728 0c1778 0-649 2405-728 721">
          <text:p/>
        </draw:path>
        <draw:path draw:style-name="gr4" draw:text-style-name="P1" draw:layer="layout" svg:width="1.376cm" svg:height="1.319cm" draw:transform="skewX (-0.126536370769589) rotate (2.29353717004575) translate (8.84943265850128cm 7.87998914534851cm)" svg:viewBox="0 0 1377 1320" svg:d="M728 0c1778 0-649 2405-728 721">
          <text:p/>
        </draw:path>
        <draw:line draw:style-name="gr1" draw:text-style-name="P1" draw:layer="layout" svg:x1="14.7cm" svg:y1="3.006cm" svg:x2="20.7cm" svg:y2="4.406cm">
          <text:p/>
        </draw:line>
        <draw:line draw:style-name="gr1" draw:text-style-name="P1" draw:layer="layout" svg:x1="20.7cm" svg:y1="4.406cm" svg:x2="20.7cm" svg:y2="9.606cm">
          <text:p/>
        </draw:line>
        <draw:path draw:style-name="gr4" draw:text-style-name="P1" draw:layer="layout" svg:width="1.376cm" svg:height="1.319cm" draw:transform="skewX (-0.126536370769589) rotate (2.29353717004575) translate (13.8064326585013cm 7.81398914534851cm)" svg:viewBox="0 0 1377 1320" svg:d="M728 0c1778 0-649 2405-728 721">
          <text:p/>
        </draw:path>
        <draw:g>
          <draw:custom-shape draw:style-name="gr21" draw:text-style-name="P18" draw:layer="layout" svg:width="1.6cm" svg:height="1.6cm" svg:x="17.02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925cm" svg:height="1.195cm" svg:x="17.343cm" svg:y="7.509cm">
            <draw:text-box>
              <text:p text:style-name="P5"><text:span text:style-name="T1">s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17.8184326585013cm 7.90698914534851cm)" svg:viewBox="0 0 1377 1320" svg:d="M728 0c1778 0-649 2405-728 721">
          <text:p/>
        </draw:path>
        <draw:frame draw:style-name="gr3" draw:text-style-name="P10" draw:layer="layout" svg:width="0.853cm" svg:height="0.962cm" svg:x="17.4cm" svg:y="6.401cm">
          <draw:text-box>
            <text:p>3</text:p>
          </draw:text-box>
        </draw:frame>
        <draw:frame draw:style-name="gr3" draw:text-style-name="P10" draw:layer="layout" svg:width="0.853cm" svg:height="0.962cm" svg:x="13.4cm" svg:y="6.301cm">
          <draw:text-box>
            <text:p>2</text:p>
          </draw:text-box>
        </draw:frame>
        <draw:line draw:style-name="gr8" draw:text-style-name="P1" draw:layer="layout" svg:x1="10.7cm" svg:y1="2.606cm" svg:x2="12.9cm" svg:y2="4.406cm">
          <text:p/>
        </draw:line>
        <draw:line draw:style-name="gr8" draw:text-style-name="P1" draw:layer="layout" svg:x1="13.4cm" svg:y1="2.706cm" svg:x2="17.1cm" svg:y2="4.306cm">
          <text:p/>
        </draw:line>
        <draw:line draw:style-name="gr1" draw:text-style-name="P1" draw:layer="layout" svg:x1="2.7cm" svg:y1="9.606cm" svg:x2="20.7cm" svg:y2="9.606cm">
          <text:p/>
        </draw:line>
        <draw:g>
          <draw:custom-shape draw:style-name="gr21" draw:text-style-name="P18" draw:layer="layout" svg:width="1.6cm" svg:height="1.6cm" svg:x="4.7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972cm" svg:height="1.195cm" svg:x="5.097cm" svg:y="17.648cm">
            <draw:text-box>
              <text:p text:style-name="P5"><text:span text:style-name="T1">a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5.57243265850128cm 18.0459891453485cm)" svg:viewBox="0 0 1377 1320" svg:d="M728 0c1778 0-649 2405-728 721">
          <text:p/>
        </draw:path>
        <draw:g xml:id="id45" draw:id="id45">
          <draw:custom-shape draw:style-name="gr36" draw:text-style-name="P28" draw:layer="layout" svg:width="1.6cm" svg:height="1.6cm" svg:x="2.274cm" svg:y="1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29" draw:layer="layout" svg:width="0.925cm" svg:height="1.195cm" svg:x="2.597cm" svg:y="17.648cm">
            <draw:text-box>
              <text:p text:style-name="P5"><text:span text:style-name="T1">s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3.07243265850128cm 18.0459891453485cm)" svg:viewBox="0 0 1377 1320" svg:d="M728 0c1778 0-649 2405-728 721">
          <text:p/>
        </draw:path>
        <draw:frame draw:style-name="gr3" draw:text-style-name="P10" draw:layer="layout" svg:width="0.853cm" svg:height="0.962cm" svg:x="2.654cm" svg:y="16.54cm">
          <draw:text-box>
            <text:p>2</text:p>
          </draw:text-box>
        </draw:frame>
        <draw:g>
          <draw:frame draw:style-name="gr26" draw:text-style-name="P13" draw:layer="layout" svg:width="2.305cm" svg:height="1.103cm" svg:x="10.234cm" svg:y="12.446cm">
            <draw:text-box>
              <text:p text:style-name="P7"><text:span text:style-name="T2">Read</text:span></text:p>
            </draw:text-box>
          </draw:frame>
          <draw:custom-shape draw:style-name="gr30" draw:text-style-name="P14" draw:layer="layout" svg:width="2.5cm" svg:height="1.2cm" svg:x="10.074cm" svg:y="12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121cm" svg:height="1.103cm" svg:x="3.221cm" svg:y="11.446cm">
            <draw:text-box>
              <text:p text:style-name="P7"><text:span text:style-name="T2">get 0</text:span></text:p>
            </draw:text-box>
          </draw:frame>
          <draw:custom-shape draw:style-name="gr11" draw:text-style-name="P9" draw:layer="layout" svg:width="2.3cm" svg:height="1.2cm" svg:x="3.074cm" svg:y="11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26" draw:text-style-name="P13" draw:layer="layout" svg:width="2.121cm" svg:height="1.103cm" svg:x="6.222cm" svg:y="11.447cm">
            <draw:text-box>
              <text:p text:style-name="P7"><text:span text:style-name="T2">get 1</text:span></text:p>
            </draw:text-box>
          </draw:frame>
          <draw:custom-shape draw:style-name="gr34" draw:text-style-name="P14" draw:layer="layout" svg:width="2.3cm" svg:height="1.2cm" svg:x="6.075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26" draw:text-style-name="P13" draw:layer="layout" svg:width="2.979cm" svg:height="1.103cm" svg:x="1.281cm" svg:y="13.446cm">
            <draw:text-box>
              <text:p text:style-name="P7"><text:span text:style-name="T2">Write 0</text:span></text:p>
            </draw:text-box>
          </draw:frame>
          <draw:custom-shape draw:style-name="gr27" draw:text-style-name="P14" draw:layer="layout" svg:width="3.231cm" svg:height="1.2cm" svg:x="1.074cm" svg:y="13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" draw:text-style-name="P10" draw:layer="layout" svg:width="0.853cm" svg:height="0.962cm" svg:x="0.574cm" svg:y="12.6cm">
          <draw:text-box>
            <text:p>2</text:p>
          </draw:text-box>
        </draw:frame>
        <draw:line draw:style-name="gr10" draw:text-style-name="P1" draw:layer="layout" svg:x1="6.074cm" svg:y1="12.5cm" svg:x2="4.174cm" svg:y2="13.4cm">
          <text:p/>
        </draw:line>
        <draw:frame draw:style-name="gr3" draw:text-style-name="P10" draw:layer="layout" svg:width="0.853cm" svg:height="0.962cm" svg:x="8.974cm" svg:y="12.5cm">
          <draw:text-box>
            <text:p>4</text:p>
          </draw:text-box>
        </draw:frame>
        <draw:line draw:style-name="gr10" draw:text-style-name="P1" draw:layer="layout" svg:x1="6.874cm" svg:y1="12.6cm" svg:x2="7.874cm" svg:y2="13.4cm">
          <text:p/>
        </draw:line>
        <draw:g xml:id="id44" draw:id="id44">
          <draw:frame draw:style-name="gr26" draw:text-style-name="P13" draw:layer="layout" svg:width="4.887cm" svg:height="1.103cm" svg:x="8.413cm" svg:y="15.447cm">
            <draw:text-box>
              <text:p text:style-name="P7"><text:span text:style-name="T2">Goto </text:span><text:span text:style-name="T2">State </text:span><text:span text:style-name="T2">‘x’</text:span></text:p>
            </draw:text-box>
          </draw:frame>
          <draw:custom-shape draw:style-name="gr38" draw:text-style-name="P14" draw:layer="layout" svg:width="5.3cm" svg:height="1.2cm" svg:x="8.074cm" svg:y="15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0" draw:text-style-name="P1" draw:layer="layout" svg:x1="7.848cm" svg:y1="12.574cm" svg:x2="10.074cm" svg:y2="15.4cm">
          <text:p/>
        </draw:line>
        <draw:connector draw:style-name="gr10" draw:text-style-name="P1" draw:layer="layout" svg:x1="10.724cm" svg:y1="16.602cm" svg:x2="3.074cm" svg:y2="19cm" draw:start-shape="id44" draw:start-glue-point="2" draw:end-shape="id45" draw:end-glue-point="2" svg:d="M10724 16602v2940h-7650v-542" svg:viewBox="0 0 7651 2941">
          <text:p/>
        </draw:connector>
        <draw:custom-shape draw:style-name="gr18" draw:text-style-name="P15" draw:layer="layout" svg:width="13.9cm" svg:height="10.1cm" svg:x="0.174cm" svg:y="10.4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0.853cm" svg:height="0.962cm" svg:x="13.274cm" svg:y="15.1cm">
          <draw:text-box>
            <text:p>3</text:p>
          </draw:text-box>
        </draw:frame>
        <draw:g>
          <draw:line draw:style-name="gr1" draw:text-style-name="P1" draw:layer="layout" svg:x1="11.201cm" svg:y1="12.312cm" svg:x2="11.201cm" svg:y2="6.212cm">
            <text:p/>
          </draw:line>
          <draw:line draw:style-name="gr10" draw:text-style-name="P1" draw:layer="layout" svg:x1="11.201cm" svg:y1="6.212cm" svg:x2="5.901cm" svg:y2="5.512cm">
            <text:p/>
          </draw:line>
          <draw:line draw:style-name="gr10" draw:text-style-name="P1" draw:layer="layout" svg:x1="11.201cm" svg:y1="6.212cm" svg:x2="10.301cm" svg:y2="5.512cm">
            <text:p/>
          </draw:line>
          <draw:line draw:style-name="gr10" draw:text-style-name="P1" draw:layer="layout" svg:x1="11.202cm" svg:y1="6.213cm" svg:x2="12.101cm" svg:y2="5.512cm">
            <text:p/>
          </draw:line>
          <draw:line draw:style-name="gr10" draw:text-style-name="P1" draw:layer="layout" svg:x1="11.202cm" svg:y1="6.214cm" svg:x2="16.201cm" svg:y2="5.512cm">
            <text:p/>
          </draw:line>
        </draw:g>
        <draw:line draw:style-name="gr10" draw:text-style-name="P1" draw:layer="layout" svg:x1="3.501cm" svg:y1="5.512cm" svg:x2="3.501cm" svg:y2="11.312cm">
          <text:p/>
        </draw:line>
        <draw:line draw:style-name="gr10" draw:text-style-name="P1" draw:layer="layout" svg:x1="13.601cm" svg:y1="5.512cm" svg:x2="5.301cm" svg:y2="11.412cm">
          <text:p/>
        </draw:line>
        <draw:line draw:style-name="gr10" draw:text-style-name="P1" draw:layer="layout" svg:x1="7.501cm" svg:y1="5.486cm" svg:x2="7.501cm" svg:y2="11.286cm">
          <text:p/>
        </draw:line>
        <draw:line draw:style-name="gr10" draw:text-style-name="P1" draw:layer="layout" svg:x1="16.628cm" svg:y1="5.486cm" svg:x2="8.328cm" svg:y2="11.386cm">
          <text:p/>
        </draw:line>
        <draw:connector draw:style-name="gr10" draw:text-style-name="P1" draw:layer="layout" svg:x1="1.101cm" svg:y1="13.913cm" svg:x2="3.301cm" svg:y2="1.912cm" svg:d="M1101 13913h-554v-12001h2754" svg:viewBox="0 0 2755 12002">
          <text:p/>
        </draw:connector>
        <draw:line draw:style-name="gr10" draw:text-style-name="P1" draw:layer="layout" svg:x1="9.001cm" svg:y1="13.312cm" svg:x2="9.001cm" svg:y2="8.812cm">
          <text:p/>
        </draw:line>
        <draw:line draw:style-name="gr10" draw:text-style-name="P1" draw:layer="layout" svg:x1="9.001cm" svg:y1="11.912cm" svg:x2="13.501cm" svg:y2="8.712cm">
          <text:p/>
        </draw:line>
        <draw:g xml:id="id42" draw:id="id42">
          <draw:frame draw:style-name="gr26" draw:text-style-name="P13" draw:layer="layout" svg:width="2.979cm" svg:height="1.103cm" svg:x="3.307cm" svg:y="4.451cm">
            <draw:text-box>
              <text:p text:style-name="P7"><text:span text:style-name="T2">Read </text:span><text:span text:style-name="T2">0</text:span></text:p>
            </draw:text-box>
          </draw:frame>
          <draw:custom-shape draw:style-name="gr27" draw:text-style-name="P14" draw:layer="layout" svg:width="3.231cm" svg:height="1.2cm" svg:x="3.1cm" svg:y="4.4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43" draw:id="id43">
          <draw:frame draw:style-name="gr26" draw:text-style-name="P13" draw:layer="layout" svg:width="2.979cm" svg:height="1.103cm" svg:x="7.307cm" svg:y="4.452cm">
            <draw:text-box>
              <text:p text:style-name="P7"><text:span text:style-name="T2">Read </text:span><text:span text:style-name="T2">1</text:span></text:p>
            </draw:text-box>
          </draw:frame>
          <draw:custom-shape draw:style-name="gr27" draw:text-style-name="P14" draw:layer="layout" svg:width="3.231cm" svg:height="1.2cm" svg:x="7.1cm" svg:y="4.4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6" draw:text-style-name="P28" draw:layer="layout" svg:width="1.6cm" svg:height="1.6cm" svg:x="8.02cm" svg:y="7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29" draw:layer="layout" svg:width="0.925cm" svg:height="1.195cm" svg:x="8.343cm" svg:y="7.514cm">
            <draw:text-box>
              <text:p text:style-name="P5"><text:span text:style-name="T1">s</text:span></text:p>
            </draw:text-box>
          </draw:frame>
        </draw:g>
        <draw:g>
          <draw:frame draw:style-name="gr26" draw:text-style-name="P13" draw:layer="layout" svg:width="2.979cm" svg:height="1.103cm" svg:x="12.307cm" svg:y="4.446cm">
            <draw:text-box>
              <text:p text:style-name="P7"><text:span text:style-name="T2">Read </text:span><text:span text:style-name="T2">0</text:span></text:p>
            </draw:text-box>
          </draw:frame>
          <draw:custom-shape draw:style-name="gr27" draw:text-style-name="P14" draw:layer="layout" svg:width="3.231cm" svg:height="1.2cm" svg:x="12.1cm" svg:y="4.4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26" draw:text-style-name="P13" draw:layer="layout" svg:width="2.979cm" svg:height="1.103cm" svg:x="16.307cm" svg:y="4.447cm">
            <draw:text-box>
              <text:p text:style-name="P7"><text:span text:style-name="T2">Read </text:span><text:span text:style-name="T2">1</text:span></text:p>
            </draw:text-box>
          </draw:frame>
          <draw:custom-shape draw:style-name="gr27" draw:text-style-name="P14" draw:layer="layout" svg:width="3.231cm" svg:height="1.2cm" svg:x="16.1cm" svg:y="4.40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9" draw:text-style-name="P30" draw:layer="layout" svg:width="1.6cm" svg:height="1.6cm" svg:x="13.008cm" svg:y="7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0" draw:text-style-name="P31" draw:layer="layout" svg:width="0.972cm" svg:height="1.195cm" svg:x="13.331cm" svg:y="7.416cm">
            <draw:text-box>
              <text:p text:style-name="P5"><text:span text:style-name="T1">a</text:span></text:p>
            </draw:text-box>
          </draw:frame>
        </draw:g>
        <draw:frame draw:style-name="gr3" draw:text-style-name="P10" draw:layer="layout" svg:width="2.013cm" svg:height="0.962cm" svg:x="21.4cm" svg:y="7.8cm">
          <draw:text-box>
            <text:p>Head</text:p>
          </draw:text-box>
        </draw:frame>
        <draw:frame draw:style-name="gr3" draw:text-style-name="P10" draw:layer="layout" svg:width="1.984cm" svg:height="0.962cm" svg:x="26.301cm" svg:y="9.027cm">
          <draw:text-box>
            <text:p>State</text:p>
          </draw:text-box>
        </draw:frame>
        <draw:custom-shape draw:style-name="gr18" draw:text-style-name="P15" draw:layer="layout" svg:width="13.9cm" svg:height="10.1cm" svg:x="15.2cm" svg:y="10.427cm">
          <text:p/>
          <draw:enhanced-geometry svg:viewBox="0 0 21600 21600" draw:type="rectangle" draw:enhanced-path="M 0 0 L 21600 0 21600 21600 0 21600 0 0 Z N"/>
        </draw:custom-shape>
        <draw:g>
          <draw:custom-shape draw:style-name="gr36" draw:text-style-name="P28" draw:layer="layout" svg:width="1.6cm" svg:height="1.6cm" svg:x="19.8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29" draw:layer="layout" svg:width="0.972cm" svg:height="1.195cm" svg:x="20.13cm" svg:y="17.741cm">
            <draw:text-box>
              <text:p text:style-name="P5"><text:span text:style-name="T1">a</text:span></text:p>
            </draw:text-box>
          </draw:frame>
        </draw:g>
        <draw:path draw:style-name="gr4" draw:text-style-name="P1" draw:layer="layout" svg:width="1.376cm" svg:height="1.319cm" draw:transform="skewX (-0.126536370769589) rotate (2.29353717004575) translate (20.6054326585013cm 18.1389891453485cm)" svg:viewBox="0 0 1377 1320" svg:d="M728 0c1778 0-649 2405-728 721">
          <text:p/>
        </draw:path>
        <draw:g xml:id="id47" draw:id="id47">
          <draw:custom-shape draw:style-name="gr21" draw:text-style-name="P18" draw:layer="layout" svg:width="1.6cm" svg:height="1.6cm" svg:x="17.307cm" svg:y="17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925cm" svg:height="1.195cm" svg:x="17.63cm" svg:y="17.741cm">
            <draw:text-box>
              <text:p text:style-name="P5"><text:span text:style-name="T1">s</text:span></text:p>
            </draw:text-box>
          </draw:frame>
        </draw:g>
        <draw:frame draw:style-name="gr3" draw:text-style-name="P10" draw:layer="layout" svg:width="0.853cm" svg:height="0.962cm" svg:x="17.687cm" svg:y="16.633cm">
          <draw:text-box>
            <text:p>2</text:p>
          </draw:text-box>
        </draw:frame>
        <draw:g>
          <draw:frame draw:style-name="gr31" draw:text-style-name="P25" draw:layer="layout" svg:width="2.305cm" svg:height="1.103cm" svg:x="25.267cm" svg:y="12.539cm">
            <draw:text-box>
              <text:p text:style-name="P7"><text:span text:style-name="T2">Read</text:span></text:p>
            </draw:text-box>
          </draw:frame>
          <draw:custom-shape draw:style-name="gr41" draw:text-style-name="P26" draw:layer="layout" svg:width="2.5cm" svg:height="1.2cm" svg:x="25.107cm" svg:y="12.4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46" draw:id="id46">
          <draw:frame draw:style-name="gr5" draw:text-style-name="P8" draw:layer="layout" svg:width="4.887cm" svg:height="1.103cm" svg:x="23.446cm" svg:y="15.54cm">
            <draw:text-box>
              <text:p text:style-name="P7"><text:span text:style-name="T2">Goto </text:span><text:span text:style-name="T2">State </text:span><text:span text:style-name="T2">‘x’</text:span></text:p>
            </draw:text-box>
          </draw:frame>
          <draw:custom-shape draw:style-name="gr14" draw:text-style-name="P9" draw:layer="layout" svg:width="5.3cm" svg:height="1.2cm" svg:x="23.107cm" svg:y="15.4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0" draw:text-style-name="P1" draw:layer="layout" svg:x1="25.757cm" svg:y1="16.695cm" svg:x2="18.107cm" svg:y2="19.093cm" draw:start-shape="id46" draw:start-glue-point="2" draw:end-shape="id47" draw:end-glue-point="2" svg:d="M25757 16695v2940h-7650v-542" svg:viewBox="0 0 7651 2941">
          <text:p/>
        </draw:connector>
        <draw:path draw:style-name="gr4" draw:text-style-name="P1" draw:layer="layout" svg:width="1.376cm" svg:height="1.319cm" draw:transform="skewX (-0.126536370769589) rotate (2.29353717004575) translate (18.1294326585013cm 18.1459891453485cm)" svg:viewBox="0 0 1377 1320" svg:d="M728 0c1778 0-649 2405-728 721">
          <text:p/>
        </draw:path>
        <draw:g>
          <draw:frame draw:style-name="gr5" draw:text-style-name="P8" draw:layer="layout" svg:width="2.121cm" svg:height="1.103cm" svg:x="18.22cm" svg:y="11.447cm">
            <draw:text-box>
              <text:p text:style-name="P7"><text:span text:style-name="T2">get 0</text:span></text:p>
            </draw:text-box>
          </draw:frame>
          <draw:custom-shape draw:style-name="gr11" draw:text-style-name="P9" draw:layer="layout" svg:width="2.3cm" svg:height="1.2cm" svg:x="18.073cm" svg:y="11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121cm" svg:height="1.103cm" svg:x="21.221cm" svg:y="11.448cm">
            <draw:text-box>
              <text:p text:style-name="P7"><text:span text:style-name="T2">get 1</text:span></text:p>
            </draw:text-box>
          </draw:frame>
          <draw:custom-shape draw:style-name="gr11" draw:text-style-name="P9" draw:layer="layout" svg:width="2.3cm" svg:height="1.2cm" svg:x="21.074cm" svg:y="11.4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5" draw:text-style-name="P8" draw:layer="layout" svg:width="2.979cm" svg:height="1.103cm" svg:x="16.28cm" svg:y="13.447cm">
            <draw:text-box>
              <text:p text:style-name="P7"><text:span text:style-name="T2">Write 1</text:span></text:p>
            </draw:text-box>
          </draw:frame>
          <draw:custom-shape draw:style-name="gr6" draw:text-style-name="P9" draw:layer="layout" svg:width="3.231cm" svg:height="1.2cm" svg:x="16.073cm" svg:y="13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0" draw:text-style-name="P1" draw:layer="layout" svg:x1="21.073cm" svg:y1="12.501cm" svg:x2="19.173cm" svg:y2="13.401cm">
          <text:p/>
        </draw:line>
        <draw:line draw:style-name="gr10" draw:text-style-name="P1" draw:layer="layout" svg:x1="21.873cm" svg:y1="12.601cm" svg:x2="22.873cm" svg:y2="13.401cm">
          <text:p/>
        </draw:line>
        <draw:line draw:style-name="gr10" draw:text-style-name="P1" draw:layer="layout" svg:x1="22.847cm" svg:y1="12.575cm" svg:x2="25.073cm" svg:y2="15.401cm">
          <text:p/>
        </draw:line>
        <draw:g>
          <draw:frame draw:style-name="gr15" draw:text-style-name="P13" draw:layer="layout" svg:width="3.044cm" svg:height="1.852cm" svg:x="21.284cm" svg:y="13.449cm">
            <draw:text-box>
              <text:p text:style-name="P7"><text:span text:style-name="T2">Move </text:span><text:span text:style-name="T2">‘l’</text:span></text:p>
            </draw:text-box>
          </draw:frame>
          <draw:custom-shape draw:style-name="gr16" draw:text-style-name="P14" draw:layer="layout" svg:width="3.3cm" svg:height="1.218cm" svg:x="21.073cm" svg:y="13.40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onnector draw:style-name="gr10" draw:text-style-name="P1" draw:layer="layout" draw:line-skew="-0.491cm" svg:x1="13.4cm" svg:y1="16.029cm" svg:x2="20.607cm" svg:y2="17.493cm" svg:d="M13400 16029v-29h7207v1493" svg:viewBox="0 0 7208 1494">
            <text:p/>
          </draw:connector>
          <draw:line draw:style-name="gr10" draw:text-style-name="P1" draw:layer="layout" svg:x1="20.6cm" svg:y1="16cm" svg:x2="26.6cm" svg:y2="13.727cm">
            <text:p/>
          </draw:line>
        </draw:g>
        <draw:g>
          <draw:frame draw:style-name="gr26" draw:text-style-name="P13" draw:layer="layout" svg:width="2.979cm" svg:height="1.103cm" svg:x="6.281cm" svg:y="13.447cm">
            <draw:text-box>
              <text:p text:style-name="P7"><text:span text:style-name="T2">Move </text:span><text:span text:style-name="T2">‘r'</text:span></text:p>
            </draw:text-box>
          </draw:frame>
          <draw:custom-shape draw:style-name="gr27" draw:text-style-name="P14" draw:layer="layout" svg:width="3.231cm" svg:height="1.2cm" svg:x="6.074cm" svg:y="13.4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" draw:text-style-name="P10" draw:layer="layout" svg:width="0.853cm" svg:height="0.962cm" svg:x="10.801cm" svg:y="16.8cm">
          <draw:text-box>
            <text:p>2</text:p>
          </draw:text-box>
        </draw:frame>
        <draw:frame draw:style-name="gr3" draw:text-style-name="P10" draw:layer="layout" svg:width="0.853cm" svg:height="0.962cm" svg:x="25.716cm" svg:y="16.748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09:05:22.668280767</meta:creation-date>
    <dc:date>2017-06-01T10:32:36.159520425</dc:date>
    <meta:editing-duration>PT17M44S</meta:editing-duration>
    <meta:editing-cycles>5</meta:editing-cycles>
    <meta:generator>LibreOffice/5.1.6.2$Linux_X86_64 LibreOffice_project/10m0$Build-2</meta:generator>
    <meta:document-statistic meta:object-count="1281"/>
  </office:meta>
</office:document-meta>
</file>